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34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9591in"/>
    </style:style>
    <style:style style:name="co9" style:family="table-column">
      <style:table-column-properties fo:break-before="auto" style:column-width="1.988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2.1244in"/>
    </style:style>
    <style:style style:name="co12" style:family="table-column">
      <style:table-column-properties fo:break-before="auto" style:column-width="4.0547in"/>
    </style:style>
    <style:style style:name="co13" style:family="table-column">
      <style:table-column-properties fo:break-before="auto" style:column-width="3.2362in"/>
    </style:style>
    <style:style style:name="co14" style:family="table-column">
      <style:table-column-properties fo:break-before="auto" style:column-width="3.0602in"/>
    </style:style>
    <style:style style:name="co15" style:family="table-column">
      <style:table-column-properties fo:break-before="auto" style:column-width="4.1035in"/>
    </style:style>
    <style:style style:name="co16" style:family="table-column">
      <style:table-column-properties fo:break-before="auto" style:column-width="2.2709in"/>
    </style:style>
    <style:style style:name="co17" style:family="table-column">
      <style:table-column-properties fo:break-before="auto" style:column-width="1.4035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789in"/>
    </style:style>
    <style:style style:name="co20" style:family="table-column">
      <style:table-column-properties fo:break-before="auto" style:column-width="1.3445in"/>
    </style:style>
    <style:style style:name="co21" style:family="table-column">
      <style:table-column-properties fo:break-before="auto" style:column-width="0.9256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2.9043in"/>
    </style:style>
    <style:style style:name="co24" style:family="table-column">
      <style:table-column-properties fo:break-before="auto" style:column-width="2.5728in"/>
    </style:style>
    <style:style style:name="co25" style:family="table-column">
      <style:table-column-properties fo:break-before="auto" style:column-width="1.3744in"/>
    </style:style>
    <style:style style:name="co26" style:family="table-column">
      <style:table-column-properties fo:break-before="auto" style:column-width="1.8126in"/>
    </style:style>
    <style:style style:name="co27" style:family="table-column">
      <style:table-column-properties fo:break-before="auto" style:column-width="3.1575in"/>
    </style:style>
    <style:style style:name="co28" style:family="table-column">
      <style:table-column-properties fo:break-before="auto" style:column-width="0.8382in"/>
    </style:style>
    <style:style style:name="co29" style:family="table-column">
      <style:table-column-properties fo:break-before="auto" style:column-width="3.3138in"/>
    </style:style>
    <style:style style:name="co30" style:family="table-column">
      <style:table-column-properties fo:break-before="auto" style:column-width="7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99"/>
    <style:style style:name="ce7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4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6897bb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</table:table-row>
      </table:table>
      <table:table table:name="Sheet2" table:style-name="ta1">
        <table:table-column table:style-name="co5" table:number-columns-repeated="3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31"/>
        </table:table-row>
        <table:table-row table:style-name="ro1" table:number-rows-repeated="15">
          <table:table-cell table:number-columns-repeated="49"/>
        </table:table-row>
        <table:table-row table:style-name="ro1">
          <table:table-cell table:number-columns-repeated="34"/>
          <table:table-cell table:style-name="ce1" office:value-type="string" calcext:value-type="string">
            <text:p>GameButton gbu1 = new GameButton(cards[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2 = new GameButton(cards[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3 = new GameButton(cards[2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4 = new GameButton(cards[3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5 = new GameButton(cards[4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6 = new GameButton(cards[5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7 = new GameButton(cards[6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8 = new GameButton(cards[7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9 = new GameButton(cards[8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0 = new GameButton(cards[9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1 = new GameButton(cards[1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2 = new GameButton(cards[1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2" table:number-columns-repeated="4"/>
          <table:table-cell table:number-columns-repeated="11"/>
        </table:table-row>
        <table:table-row table:style-name="ro1" table:number-rows-repeated="13">
          <table:table-cell table:number-columns-repeated="49"/>
        </table:table-row>
        <table:table-row table:style-name="ro1">
          <table:table-cell table:number-columns-repeated="33"/>
          <table:table-cell table:style-name="ce1" office:value-type="string" calcext:value-type="string">
            <text:p>GameButton gbu1 = new GameButton(cards[0]);</text:p>
          </table:table-cell>
          <table:table-cell table:number-columns-repeated="3"/>
          <table:table-cell office:value-type="string" calcext:value-type="string">
            <text:p>GameButton</text:p>
          </table:table-cell>
          <table:table-cell office:value-type="string" calcext:value-type="string">
            <text:p>gbu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2 = new GameButton(cards[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3 = new GameButton(cards[2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2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4 = new GameButton(cards[3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3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5 = new GameButton(cards[4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4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6 = new GameButton(cards[5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5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7 = new GameButton(cards[6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6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8 = new GameButton(cards[7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7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9 = new GameButton(cards[8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8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0 = new GameButton(cards[9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9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1 = new GameButton(cards[10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2 = new GameButton(cards[1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1]);</text:p>
          </table:table-cell>
          <table:table-cell table:number-columns-repeated="7"/>
        </table:table-row>
      </table:table>
      <table:table table:name="Sheet4" table:style-name="ta1">
        <table:table-column table:style-name="co5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3"/>
          <table:table-cell office:value-type="string" calcext:value-type="string">
            <text:p><text:tab/></text:p>
          </table:table-cell>
          <table:table-cell table:number-columns-repeated="4"/>
        </table:table-row>
      </table:table>
      <table:table table:name="AllCode" table:style-name="ta1">
        <table:table-column table:style-name="co5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8" table:default-cell-style-name="Default"/>
        <table:table-row table:style-name="ro2">
          <table:table-cell table:style-name="ce7" office:value-type="string" calcext:value-type="string">
            <text:p><text:span text:style-name="T1">package </text:span><text:span text:style-name="T2">col.col2</text:span><text:span text:style-name="T3">import </text:span><text:span text:style-name="T2">java.util.*</text:span><text:span text:style-name="T3">class </text:span><text:span text:style-name="T2">Deck : Stack&lt;Card?&gt;() {    </text:span><text:span text:style-name="T3">init </text:span><text:span text:style-name="T2">{        </text:span><text:span text:style-name="T3">val</text:span><text:tab/><text:span text:style-name="T4">bP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1.png"</text:span><text:span text:style-name="T3">,</text:span><text:tab/><text:span text:style-name="T4">R.drawable.colecci_n_blue_parallelogram_1)        </text:span><text:span text:style-name="T3">val</text:span><text:tab/><text:span text:style-name="T4">bP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2.png"</text:span><text:span text:style-name="T3">,</text:span><text:tab/><text:span text:style-name="T4">R.drawable.colecci_n_blue_parallelogram_2)        </text:span><text:span text:style-name="T3">val</text:span><text:tab/><text:span text:style-name="T4">bP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Blue_Parallelogram_3.png"</text:span><text:span text:style-name="T3">,</text:span><text:tab/><text:span text:style-name="T4">R.drawable.colecci_n_blue_parallelogram_3)        </text:span><text:span text:style-name="T3">val</text:span><text:tab/><text:span text:style-name="T4">bP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1.png"</text:span><text:span text:style-name="T3">, </text:span><text:tab/><text:span text:style-name="T4">R.drawable.colecci_n_blue_parallelogram_e_1)        </text:span><text:span text:style-name="T3">val</text:span><text:tab/><text:span text:style-name="T4">bP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2.png"</text:span><text:span text:style-name="T3">,</text:span><text:tab/><text:span text:style-name="T4">R.drawable.colecci_n_blue_parallelogram_e_2)        </text:span><text:span text:style-name="T3">val</text:span><text:tab/><text:span text:style-name="T4">bP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Blue_Parallelogram_E_3.png"</text:span><text:span text:style-name="T3">,</text:span><text:tab/><text:span text:style-name="T4">R.drawable.colecci_n_blue_parallelogram_e_3)        </text:span><text:span text:style-name="T3">val</text:span><text:tab/><text:span text:style-name="T4">bP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1.png"</text:span><text:span text:style-name="T3">, </text:span><text:tab/><text:span text:style-name="T4">R.drawable.colecci_n_blue_parallelogram_s_1)        </text:span><text:span text:style-name="T3">val</text:span><text:tab/><text:span text:style-name="T4">bP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2.png"</text:span><text:span text:style-name="T3">,</text:span><text:tab/><text:span text:style-name="T4">R.drawable.colecci_n_blue_parallelogram_s_2)        </text:span><text:span text:style-name="T3">val</text:span><text:tab/><text:span text:style-name="T4">bP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Blue_Parallelogram_S_3.png"</text:span><text:span text:style-name="T3">,</text:span><text:tab/><text:span text:style-name="T4">R.drawable.colecci_n_blue_parallelogram_s_3)        </text:span><text:span text:style-name="T3">val</text:span><text:tab/><text:span text:style-name="T4">gP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1.png"</text:span><text:span text:style-name="T3">, </text:span><text:tab/><text:span text:style-name="T4">R.drawable.colecci_n_green_parallelogram_1)        </text:span><text:span text:style-name="T3">val</text:span><text:tab/><text:span text:style-name="T4">gP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2.png"</text:span><text:span text:style-name="T3">,</text:span><text:tab/><text:span text:style-name="T4">R.drawable.colecci_n_green_parallelogram_2)        </text:span><text:span text:style-name="T3">val</text:span><text:tab/><text:span text:style-name="T4">gP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Green_Parallelogram_3.png"</text:span><text:span text:style-name="T3">,</text:span><text:tab/><text:span text:style-name="T4">R.drawable.colecci_n_green_parallelogram_3)        </text:span><text:span text:style-name="T3">val</text:span><text:tab/><text:span text:style-name="T4">gP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1.png"</text:span><text:span text:style-name="T3">, </text:span><text:tab/><text:span text:style-name="T4">R.drawable.colecci_n_green_parallelogram_e_1)        </text:span><text:span text:style-name="T3">val</text:span><text:tab/><text:span text:style-name="T4">gP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2.png"</text:span><text:span text:style-name="T3">,</text:span><text:tab/><text:span text:style-name="T4">R.drawable.colecci_n_green_parallelogram_e_2)        </text:span><text:span text:style-name="T3">val</text:span><text:tab/><text:span text:style-name="T4">gP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Green_Parallelogram_E_3.png"</text:span><text:span text:style-name="T3">,</text:span><text:tab/><text:span text:style-name="T4">R.drawable.colecci_n_green_parallelogram_e_3)        </text:span><text:span text:style-name="T3">val</text:span><text:tab/><text:span text:style-name="T4">gP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1.png"</text:span><text:span text:style-name="T3">, </text:span><text:tab/><text:span text:style-name="T4">R.drawable.colecci_n_green_parallelogram_s_1)        </text:span><text:span text:style-name="T3">val</text:span><text:tab/><text:span text:style-name="T4">gP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2.png"</text:span><text:span text:style-name="T3">,</text:span><text:tab/><text:span text:style-name="T4">R.drawable.colecci_n_green_parallelogram_s_2)        </text:span><text:span text:style-name="T3">val</text:span><text:tab/><text:span text:style-name="T4">gP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Green_Parallelogram_S_3.png"</text:span><text:span text:style-name="T3">,</text:span><text:tab/><text:span text:style-name="T4">R.drawable.colecci_n_green_parallelogram_s_3)        </text:span><text:span text:style-name="T3">val</text:span><text:tab/><text:span text:style-name="T4">oP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1.png"</text:span><text:span text:style-name="T3">, </text:span><text:tab/><text:span text:style-name="T4">R.drawable.colecci_n_orange_parallelogram_1)        </text:span><text:span text:style-name="T3">val</text:span><text:tab/><text:span text:style-name="T4">oP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2.png"</text:span><text:span text:style-name="T3">,</text:span><text:tab/><text:span text:style-name="T4">R.drawable.colecci_n_orange_parallelogram_2)        </text:span><text:span text:style-name="T3">val</text:span><text:tab/><text:span text:style-name="T4">oP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Orange_Parallelogram_3.png"</text:span><text:span text:style-name="T3">,</text:span><text:tab/><text:span text:style-name="T4">R.drawable.colecci_n_orange_parallelogram_3)        </text:span><text:span text:style-name="T3">val</text:span><text:tab/><text:span text:style-name="T4">oP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1.png"</text:span><text:span text:style-name="T3">, </text:span><text:tab/><text:span text:style-name="T4">R.drawable.colecci_n_orange_parallelogram_e_1)        </text:span><text:span text:style-name="T3">val</text:span><text:tab/><text:span text:style-name="T4">oP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2.png"</text:span><text:span text:style-name="T3">,</text:span><text:tab/><text:span text:style-name="T4">R.drawable.colecci_n_orange_parallelogram_e_2)        </text:span><text:span text:style-name="T3">val</text:span><text:tab/><text:span text:style-name="T4">oP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Orange_Parallelogram_E_3.png"</text:span><text:span text:style-name="T3">,</text:span><text:tab/><text:span text:style-name="T4">R.drawable.colecci_n_orange_parallelogram_e_3)        </text:span><text:span text:style-name="T3">val</text:span><text:tab/><text:span text:style-name="T4">oP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1.png"</text:span><text:span text:style-name="T3">, </text:span><text:tab/><text:span text:style-name="T4">R.drawable.colecci_n_orange_parallelogram_s_1)        </text:span><text:span text:style-name="T3">val</text:span><text:tab/><text:span text:style-name="T4">oP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2.png"</text:span><text:span text:style-name="T3">,</text:span><text:tab/><text:span text:style-name="T4">R.drawable.colecci_n_orange_parallelogram_s_2)        </text:span><text:span text:style-name="T3">val</text:span><text:tab/><text:span text:style-name="T4">oP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Orange_Parallelogram_S_3.png"</text:span><text:span text:style-name="T3">,</text:span><text:tab/><text:span text:style-name="T4">R.drawable.colecci_n_orange_parallelogram_s_3)        </text:span><text:span text:style-name="T3">val</text:span><text:tab/><text:span text:style-name="T4">rP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1.png"</text:span><text:span text:style-name="T3">, </text:span><text:tab/><text:span text:style-name="T4">R.drawable.colecci_n_red_parallelogram_1)        </text:span><text:span text:style-name="T3">val</text:span><text:tab/><text:span text:style-name="T4">rP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2.png"</text:span><text:span text:style-name="T3">,</text:span><text:tab/><text:span text:style-name="T4">R.drawable.colecci_n_red_parallelogram_2)        </text:span><text:span text:style-name="T3">val</text:span><text:tab/><text:span text:style-name="T4">rP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Solid"</text:span><text:span text:style-name="T3">,</text:span><text:tab/><text:span text:style-name="T7">"./Parallelograms/Colección_Red_Parallelogram_3.png"</text:span><text:span text:style-name="T3">,</text:span><text:tab/><text:span text:style-name="T4">R.drawable.colecci_n_red_parallelogram_3)        </text:span><text:span text:style-name="T3">val</text:span><text:tab/><text:span text:style-name="T4">rP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1.png"</text:span><text:span text:style-name="T3">, </text:span><text:tab/><text:span text:style-name="T4">R.drawable.colecci_n_red_parallelogram_e_1)        </text:span><text:span text:style-name="T3">val</text:span><text:tab/><text:span text:style-name="T4">rP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2.png"</text:span><text:span text:style-name="T3">,</text:span><text:tab/><text:span text:style-name="T4">R.drawable.colecci_n_red_parallelogram_e_2)        </text:span><text:span text:style-name="T3">val</text:span><text:tab/><text:span text:style-name="T4">rP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Empty"</text:span><text:span text:style-name="T3">,</text:span><text:tab/><text:span text:style-name="T7">"./Parallelograms/Colección_Red_Parallelogram_E_3.png"</text:span><text:span text:style-name="T3">,</text:span><text:tab/><text:span text:style-name="T4">R.drawable.colecci_n_red_parallelogram_e_3)        </text:span><text:span text:style-name="T3">val</text:span><text:tab/><text:span text:style-name="T4">rP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1.png"</text:span><text:span text:style-name="T3">, </text:span><text:tab/><text:span text:style-name="T4">R.drawable.colecci_n_red_parallelogram_s_1)        </text:span><text:span text:style-name="T3">val</text:span><text:tab/><text:span text:style-name="T4">rP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2.png"</text:span><text:span text:style-name="T3">,</text:span><text:tab/><text:span text:style-name="T4">R.drawable.colecci_n_red_parallelogram_s_2)        </text:span><text:span text:style-name="T3">val</text:span><text:tab/><text:span text:style-name="T4">rP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Parallelogram"</text:span><text:span text:style-name="T3">,</text:span><text:tab/><text:span text:style-name="T7">"Grid"</text:span><text:span text:style-name="T3">,</text:span><text:tab/><text:span text:style-name="T7">"./Parallelograms/Colección_Red_Parallelogram_S_3.png"</text:span><text:span text:style-name="T3">,</text:span><text:tab/><text:span text:style-name="T4">R.drawable.colecci_n_red_parallelogram_s_3)        </text:span><text:span text:style-name="T3">val</text:span><text:tab/><text:span text:style-name="T4">bR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1.png"</text:span><text:span text:style-name="T3">, </text:span><text:tab/><text:span text:style-name="T4">R.drawable.colecci_n_blue_rectangle_1)        </text:span><text:span text:style-name="T3">val</text:span><text:tab/><text:span text:style-name="T4">bR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2.png"</text:span><text:span text:style-name="T3">,</text:span><text:tab/><text:span text:style-name="T4">R.drawable.colecci_n_blue_rectangle_2)        </text:span><text:span text:style-name="T3">val</text:span><text:tab/><text:span text:style-name="T4">bR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Blue_Rectangle_3.png"</text:span><text:span text:style-name="T3">,</text:span><text:tab/><text:span text:style-name="T4">R.drawable.colecci_n_blue_rectangle_3)        </text:span><text:span text:style-name="T3">val</text:span><text:tab/><text:span text:style-name="T4">bR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1.png"</text:span><text:span text:style-name="T3">, </text:span><text:tab/><text:span text:style-name="T4">R.drawable.colecci_n_blue_rectangle_e_1)        </text:span><text:span text:style-name="T3">val</text:span><text:tab/><text:span text:style-name="T4">bR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2.png"</text:span><text:span text:style-name="T3">,</text:span><text:tab/><text:span text:style-name="T4">R.drawable.colecci_n_blue_rectangle_e_2)        </text:span><text:span text:style-name="T3">val</text:span><text:tab/><text:span text:style-name="T4">bR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Blue_Rectangle_E_3.png"</text:span><text:span text:style-name="T3">,</text:span><text:tab/><text:span text:style-name="T4">R.drawable.colecci_n_blue_rectangle_e_3)        </text:span><text:span text:style-name="T3">val</text:span><text:tab/><text:span text:style-name="T4">bR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1.png"</text:span><text:span text:style-name="T3">, </text:span><text:tab/><text:span text:style-name="T4">R.drawable.colecci_n_blue_rectangle_s_1)        </text:span><text:span text:style-name="T3">val</text:span><text:tab/><text:span text:style-name="T4">bR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2.png"</text:span><text:span text:style-name="T3">,</text:span><text:tab/><text:span text:style-name="T4">R.drawable.colecci_n_blue_rectangle_s_2)        </text:span><text:span text:style-name="T3">val</text:span><text:tab/><text:span text:style-name="T4">bR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Blue_Rectangle_S_3.png"</text:span><text:span text:style-name="T3">,</text:span><text:tab/><text:span text:style-name="T4">R.drawable.colecci_n_blue_rectangle_s_3)        </text:span><text:span text:style-name="T3">val</text:span><text:tab/><text:span text:style-name="T4">gR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1.png"</text:span><text:span text:style-name="T3">, </text:span><text:tab/><text:span text:style-name="T4">R.drawable.colecci_n_green_rectangle_1)        </text:span><text:span text:style-name="T3">val</text:span><text:tab/><text:span text:style-name="T4">gR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2.png"</text:span><text:span text:style-name="T3">,</text:span><text:tab/><text:span text:style-name="T4">R.drawable.colecci_n_green_rectangle_2)        </text:span><text:span text:style-name="T3">val</text:span><text:tab/><text:span text:style-name="T4">gR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Green_Rectangle_3.png"</text:span><text:span text:style-name="T3">,</text:span><text:tab/><text:span text:style-name="T4">R.drawable.colecci_n_green_rectangle_3)        </text:span><text:span text:style-name="T3">val</text:span><text:tab/><text:span text:style-name="T4">gR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1.png"</text:span><text:span text:style-name="T3">, </text:span><text:tab/><text:span text:style-name="T4">R.drawable.colecci_n_green_rectangle_e_1)        </text:span><text:span text:style-name="T3">val</text:span><text:tab/><text:span text:style-name="T4">gR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2.png"</text:span><text:span text:style-name="T3">,</text:span><text:tab/><text:span text:style-name="T4">R.drawable.colecci_n_green_rectangle_e_2)        </text:span><text:span text:style-name="T3">val</text:span><text:tab/><text:span text:style-name="T4">gR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Green_Rectangle_E_3.png"</text:span><text:span text:style-name="T3">,</text:span><text:tab/><text:span text:style-name="T4">R.drawable.colecci_n_green_rectangle_e_3)        </text:span><text:span text:style-name="T3">val</text:span><text:tab/><text:span text:style-name="T4">gR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1.png"</text:span><text:span text:style-name="T3">, </text:span><text:tab/><text:span text:style-name="T4">R.drawable.colecci_n_green_rectangle_s_1)        </text:span><text:span text:style-name="T3">val</text:span><text:tab/><text:span text:style-name="T4">gR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2.png"</text:span><text:span text:style-name="T3">,</text:span><text:tab/><text:span text:style-name="T4">R.drawable.colecci_n_green_rectangle_s_2)        </text:span><text:span text:style-name="T3">val</text:span><text:tab/><text:span text:style-name="T4">gR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Green_Rectangle_S_3.png"</text:span><text:span text:style-name="T3">,</text:span><text:tab/><text:span text:style-name="T4">R.drawable.colecci_n_green_rectangle_s_3)        </text:span><text:span text:style-name="T3">val</text:span><text:tab/><text:span text:style-name="T4">oR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1.png"</text:span><text:span text:style-name="T3">, </text:span><text:tab/><text:span text:style-name="T4">R.drawable.colecci_n_orange_rectangle_1)        </text:span><text:span text:style-name="T3">val</text:span><text:tab/><text:span text:style-name="T4">oR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2.png"</text:span><text:span text:style-name="T3">,</text:span><text:tab/><text:span text:style-name="T4">R.drawable.colecci_n_orange_rectangle_2)        </text:span><text:span text:style-name="T3">val</text:span><text:tab/><text:span text:style-name="T4">oR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Orange_Rectangle_3.png"</text:span><text:span text:style-name="T3">,</text:span><text:tab/><text:span text:style-name="T4">R.drawable.colecci_n_orange_rectangle_3)        </text:span><text:span text:style-name="T3">val</text:span><text:tab/><text:span text:style-name="T4">oR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1.png"</text:span><text:span text:style-name="T3">, </text:span><text:tab/><text:span text:style-name="T4">R.drawable.colecci_n_orange_rectangle_e_1)        </text:span><text:span text:style-name="T3">val</text:span><text:tab/><text:span text:style-name="T4">oR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2.png"</text:span><text:span text:style-name="T3">,</text:span><text:tab/><text:span text:style-name="T4">R.drawable.colecci_n_orange_rectangle_e_2)        </text:span><text:span text:style-name="T3">val</text:span><text:tab/><text:span text:style-name="T4">oR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Orange_Rectangle_E_3.png"</text:span><text:span text:style-name="T3">,</text:span><text:tab/><text:span text:style-name="T4">R.drawable.colecci_n_orange_rectangle_e_3)        </text:span><text:span text:style-name="T3">val</text:span><text:tab/><text:span text:style-name="T4">oR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1.png"</text:span><text:span text:style-name="T3">, </text:span><text:tab/><text:span text:style-name="T4">R.drawable.colecci_n_orange_rectangle_s_1)        </text:span><text:span text:style-name="T3">val</text:span><text:tab/><text:span text:style-name="T4">oR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2.png"</text:span><text:span text:style-name="T3">,</text:span><text:tab/><text:span text:style-name="T4">R.drawable.colecci_n_orange_rectangle_s_2)        </text:span><text:span text:style-name="T3">val</text:span><text:tab/><text:span text:style-name="T4">oR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Orange_Rectangle_S_3.png"</text:span><text:span text:style-name="T3">,</text:span><text:tab/><text:span text:style-name="T4">R.drawable.colecci_n_orange_rectangle_s_3)        </text:span><text:span text:style-name="T3">val</text:span><text:tab/><text:span text:style-name="T4">rR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1.png"</text:span><text:span text:style-name="T3">, </text:span><text:tab/><text:span text:style-name="T4">R.drawable.colecci_n_red_rectangle_1)        </text:span><text:span text:style-name="T3">val</text:span><text:tab/><text:span text:style-name="T4">rR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2.png"</text:span><text:span text:style-name="T3">,</text:span><text:tab/><text:span text:style-name="T4">R.drawable.colecci_n_red_rectangle_2)        </text:span><text:span text:style-name="T3">val</text:span><text:tab/><text:span text:style-name="T4">rR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Solid"</text:span><text:span text:style-name="T3">,</text:span><text:tab/><text:span text:style-name="T7">"./Rectangles/Colección_Red_Rectangle_3.png"</text:span><text:span text:style-name="T3">,</text:span><text:tab/><text:span text:style-name="T4">R.drawable.colecci_n_red_rectangle_3)        </text:span><text:span text:style-name="T3">val</text:span><text:tab/><text:span text:style-name="T4">rR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1.png"</text:span><text:span text:style-name="T3">, </text:span><text:tab/><text:span text:style-name="T4">R.drawable.colecci_n_red_rectangle_e_1)        </text:span><text:span text:style-name="T3">val</text:span><text:tab/><text:span text:style-name="T4">rR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2.png"</text:span><text:span text:style-name="T3">,</text:span><text:tab/><text:span text:style-name="T4">R.drawable.colecci_n_red_rectangle_e_2)        </text:span><text:span text:style-name="T3">val</text:span><text:tab/><text:span text:style-name="T4">rR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Empty"</text:span><text:span text:style-name="T3">,</text:span><text:tab/><text:span text:style-name="T7">"./Rectangles/Colección_Red_Rectangle_E_3.png"</text:span><text:span text:style-name="T3">,</text:span><text:tab/><text:span text:style-name="T4">R.drawable.colecci_n_red_rectangle_e_3)        </text:span><text:span text:style-name="T3">val</text:span><text:tab/><text:span text:style-name="T4">r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1.png"</text:span><text:span text:style-name="T3">, </text:span><text:tab/><text:span text:style-name="T4">R.drawable.colecci_n_red_rectangle_s_1)        </text:span><text:span text:style-name="T3">val</text:span><text:tab/><text:span text:style-name="T4">r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2.png"</text:span><text:span text:style-name="T3">,</text:span><text:tab/><text:span text:style-name="T4">R.drawable.colecci_n_red_rectangle_s_2)        </text:span><text:span text:style-name="T3">val</text:span><text:tab/><text:span text:style-name="T4">r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Rectangle"</text:span><text:span text:style-name="T3">,</text:span><text:tab/><text:span text:style-name="T7">"Grid"</text:span><text:span text:style-name="T3">,</text:span><text:tab/><text:span text:style-name="T7">"./Rectangles/Colección_Red_Rectangle_S_3.png"</text:span><text:span text:style-name="T3">,</text:span><text:tab/><text:span text:style-name="T4">R.drawable.colecci_n_red_rectangle_s_3)        </text:span><text:span text:style-name="T3">val</text:span><text:tab/><text:span text:style-name="T4">b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1.png"</text:span><text:span text:style-name="T3">, </text:span><text:tab/><text:span text:style-name="T4">R.drawable.colecci_n_blue_semicircle_1)        </text:span><text:span text:style-name="T3">val</text:span><text:tab/><text:span text:style-name="T4">b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2.png"</text:span><text:span text:style-name="T3">,</text:span><text:tab/><text:span text:style-name="T4">R.drawable.colecci_n_blue_semicircle_2)        </text:span><text:span text:style-name="T3">val</text:span><text:tab/><text:span text:style-name="T4">b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Blue_Semicircle_3.png"</text:span><text:span text:style-name="T3">,</text:span><text:tab/><text:span text:style-name="T4">R.drawable.colecci_n_blue_semicircle_3)        </text:span><text:span text:style-name="T3">val</text:span><text:tab/><text:span text:style-name="T4">bS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1.png"</text:span><text:span text:style-name="T3">, </text:span><text:tab/><text:span text:style-name="T4">R.drawable.colecci_n_blue_semicircle_e_1)        </text:span><text:span text:style-name="T3">val</text:span><text:tab/><text:span text:style-name="T4">bS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2.png"</text:span><text:span text:style-name="T3">,</text:span><text:tab/><text:span text:style-name="T4">R.drawable.colecci_n_blue_semicircle_e_2)        </text:span><text:span text:style-name="T3">val</text:span><text:tab/><text:span text:style-name="T4">bS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Blue_Semicircle_E_3.png"</text:span><text:span text:style-name="T3">,</text:span><text:tab/><text:span text:style-name="T4">R.drawable.colecci_n_blue_semicircle_e_3)        </text:span><text:span text:style-name="T3">val</text:span><text:tab/><text:span text:style-name="T4">bS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1.png"</text:span><text:span text:style-name="T3">, </text:span><text:tab/><text:span text:style-name="T4">R.drawable.colecci_n_blue_semicircle_s_1)        </text:span><text:span text:style-name="T3">val</text:span><text:tab/><text:span text:style-name="T4">bS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2.png"</text:span><text:span text:style-name="T3">,</text:span><text:tab/><text:span text:style-name="T4">R.drawable.colecci_n_blue_semicircle_s_2)        </text:span><text:span text:style-name="T3">val</text:span><text:tab/><text:span text:style-name="T4">bS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Blue_Semicircle_S_3.png"</text:span><text:span text:style-name="T3">,</text:span><text:tab/><text:span text:style-name="T4">R.drawable.colecci_n_blue_semicircle_s_3)        </text:span><text:span text:style-name="T3">val</text:span><text:tab/><text:span text:style-name="T4">g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1.png"</text:span><text:span text:style-name="T3">, </text:span><text:tab/><text:span text:style-name="T4">R.drawable.colecci_n_green_semicircle_1)        </text:span><text:span text:style-name="T3">val</text:span><text:tab/><text:span text:style-name="T4">g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2.png"</text:span><text:span text:style-name="T3">,</text:span><text:tab/><text:span text:style-name="T4">R.drawable.colecci_n_green_semicircle_2)        </text:span><text:span text:style-name="T3">val</text:span><text:tab/><text:span text:style-name="T4">g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Green_Semicircle_3.png"</text:span><text:span text:style-name="T3">,</text:span><text:tab/><text:span text:style-name="T4">R.drawable.colecci_n_green_semicircle_3)        </text:span><text:span text:style-name="T3">val</text:span><text:tab/><text:span text:style-name="T4">gS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1.png"</text:span><text:span text:style-name="T3">, </text:span><text:tab/><text:span text:style-name="T4">R.drawable.colecci_n_green_semicircle_e_1)        </text:span><text:span text:style-name="T3">val</text:span><text:tab/><text:span text:style-name="T4">gS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2.png"</text:span><text:span text:style-name="T3">,</text:span><text:tab/><text:span text:style-name="T4">R.drawable.colecci_n_green_semicircle_e_2)        </text:span><text:span text:style-name="T3">val</text:span><text:tab/><text:span text:style-name="T4">gS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Green_Semicircle_E_3.png"</text:span><text:span text:style-name="T3">,</text:span><text:tab/><text:span text:style-name="T4">R.drawable.colecci_n_green_semicircle_e_3)        </text:span><text:span text:style-name="T3">val</text:span><text:tab/><text:span text:style-name="T4">gS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1.png"</text:span><text:span text:style-name="T3">, </text:span><text:tab/><text:span text:style-name="T4">R.drawable.colecci_n_green_semicircle_s_1)        </text:span><text:span text:style-name="T3">val</text:span><text:tab/><text:span text:style-name="T4">gS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2.png"</text:span><text:span text:style-name="T3">,</text:span><text:tab/><text:span text:style-name="T4">R.drawable.colecci_n_green_semicircle_s_2)        </text:span><text:span text:style-name="T3">val</text:span><text:tab/><text:span text:style-name="T4">gS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Green_Semicircle_S_3.png"</text:span><text:span text:style-name="T3">,</text:span><text:tab/><text:span text:style-name="T4">R.drawable.colecci_n_green_semicircle_s_3)        </text:span><text:span text:style-name="T3">val</text:span><text:tab/><text:span text:style-name="T4">o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1.png"</text:span><text:span text:style-name="T3">, </text:span><text:tab/><text:span text:style-name="T4">R.drawable.colecci_n_orange_semicircle_1)        </text:span><text:span text:style-name="T3">val</text:span><text:tab/><text:span text:style-name="T4">o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2.png"</text:span><text:span text:style-name="T3">,</text:span><text:tab/><text:span text:style-name="T4">R.drawable.colecci_n_orange_semicircle_2)        </text:span><text:span text:style-name="T3">val</text:span><text:tab/><text:span text:style-name="T4">o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Orange_Semicircle_3.png"</text:span><text:span text:style-name="T3">,</text:span><text:tab/><text:span text:style-name="T4">R.drawable.colecci_n_orange_semicircle_3)        </text:span><text:span text:style-name="T3">val</text:span><text:tab/><text:span text:style-name="T4">oS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1.png"</text:span><text:span text:style-name="T3">, </text:span><text:tab/><text:span text:style-name="T4">R.drawable.colecci_n_orange_semicircle_e_1)        </text:span><text:span text:style-name="T3">val</text:span><text:tab/><text:span text:style-name="T4">oS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2.png"</text:span><text:span text:style-name="T3">,</text:span><text:tab/><text:span text:style-name="T4">R.drawable.colecci_n_orange_semicircle_e_2)        </text:span><text:span text:style-name="T3">val</text:span><text:tab/><text:span text:style-name="T4">oS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Orange_Semicircle_E_3.png"</text:span><text:span text:style-name="T3">,</text:span><text:tab/><text:span text:style-name="T4">R.drawable.colecci_n_orange_semicircle_e_3)        </text:span><text:span text:style-name="T3">val</text:span><text:tab/><text:span text:style-name="T4">oS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1.png"</text:span><text:span text:style-name="T3">, </text:span><text:tab/><text:span text:style-name="T4">R.drawable.colecci_n_orange_semicircle_s_1)        </text:span><text:span text:style-name="T3">val</text:span><text:tab/><text:span text:style-name="T4">oS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2.png"</text:span><text:span text:style-name="T3">,</text:span><text:tab/><text:span text:style-name="T4">R.drawable.colecci_n_orange_semicircle_s_2)        </text:span><text:span text:style-name="T3">val</text:span><text:tab/><text:span text:style-name="T4">oS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Orange_Semicircle_S_3.png"</text:span><text:span text:style-name="T3">,</text:span><text:tab/><text:span text:style-name="T4">R.drawable.colecci_n_orange_semicircle_s_3)        </text:span><text:span text:style-name="T3">val</text:span><text:tab/><text:span text:style-name="T4">r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1.png"</text:span><text:span text:style-name="T3">, </text:span><text:tab/><text:span text:style-name="T4">R.drawable.colecci_n_red_semicircle_1)        </text:span><text:span text:style-name="T3">val</text:span><text:tab/><text:span text:style-name="T4">r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2.png"</text:span><text:span text:style-name="T3">,</text:span><text:tab/><text:span text:style-name="T4">R.drawable.colecci_n_red_semicircle_2)        </text:span><text:span text:style-name="T3">val</text:span><text:tab/><text:span text:style-name="T4">r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Solid"</text:span><text:span text:style-name="T3">,</text:span><text:tab/><text:span text:style-name="T7">"./Semicircles/Colección_Red_Semicircle_3.png"</text:span><text:span text:style-name="T3">,</text:span><text:tab/><text:span text:style-name="T4">R.drawable.colecci_n_red_semicircle_3)        </text:span><text:span text:style-name="T3">val</text:span><text:tab/><text:span text:style-name="T4">rS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1.png"</text:span><text:span text:style-name="T3">, </text:span><text:tab/><text:span text:style-name="T4">R.drawable.colecci_n_red_semicircle_e_1)        </text:span><text:span text:style-name="T3">val</text:span><text:tab/><text:span text:style-name="T4">rS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2.png"</text:span><text:span text:style-name="T3">,</text:span><text:tab/><text:span text:style-name="T4">R.drawable.colecci_n_red_semicircle_e_2)        </text:span><text:span text:style-name="T3">val</text:span><text:tab/><text:span text:style-name="T4">rS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Empty"</text:span><text:span text:style-name="T3">,</text:span><text:tab/><text:span text:style-name="T7">"./Semicircles/Colección_Red_Semicircle_E_3.png"</text:span><text:span text:style-name="T3">,</text:span><text:tab/><text:span text:style-name="T4">R.drawable.colecci_n_red_semicircle_e_3)        </text:span><text:span text:style-name="T3">val</text:span><text:tab/><text:span text:style-name="T4">rS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1.png"</text:span><text:span text:style-name="T3">, </text:span><text:tab/><text:span text:style-name="T4">R.drawable.colecci_n_red_semicircle_s_1)     </text:span></text:p>
            <text:p><text:span text:style-name="T4">   </text:span><text:span text:style-name="T3">val</text:span><text:tab/><text:span text:style-name="T4">rS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2.png"</text:span><text:span text:style-name="T3">,</text:span><text:tab/><text:span text:style-name="T4">R.drawable.colecci_n_red_semicircle_s_2)        </text:span><text:span text:style-name="T3">val</text:span><text:tab/><text:span text:style-name="T4">rS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Semicircle"</text:span><text:span text:style-name="T3">,</text:span><text:tab/><text:span text:style-name="T7">"Grid"</text:span><text:span text:style-name="T3">,</text:span><text:tab/><text:span text:style-name="T7">"./Semicircles/Colección_Red_Semicircle_S_3.png"</text:span><text:span text:style-name="T3">,</text:span><text:tab/><text:span text:style-name="T4">R.drawable.colecci_n_red_semicircle_s_3)        </text:span><text:span text:style-name="T3">val</text:span><text:tab/><text:span text:style-name="T4">bT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1.png"</text:span><text:span text:style-name="T3">, </text:span><text:tab/><text:span text:style-name="T4">R.drawable.colecci_n_blue_triangle_1)        </text:span><text:span text:style-name="T3">val</text:span><text:tab/><text:span text:style-name="T4">bT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2.png"</text:span><text:span text:style-name="T3">,</text:span><text:tab/><text:span text:style-name="T4">R.drawable.colecci_n_blue_triangle_2)        </text:span><text:span text:style-name="T3">val</text:span><text:tab/><text:span text:style-name="T4">bT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Blue_Triangle_3.png"</text:span><text:span text:style-name="T3">,</text:span><text:tab/><text:span text:style-name="T4">R.drawable.colecci_n_blue_triangle_3)        </text:span><text:span text:style-name="T3">val</text:span><text:tab/><text:span text:style-name="T4">bTE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1.png"</text:span><text:span text:style-name="T3">, </text:span><text:tab/><text:span text:style-name="T4">R.drawable.colecci_n_blue_triangle_e_1)        </text:span><text:span text:style-name="T3">val</text:span><text:tab/><text:span text:style-name="T4">bTE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2.png"</text:span><text:span text:style-name="T3">,</text:span><text:tab/><text:span text:style-name="T4">R.drawable.colecci_n_blue_triangle_e_2)        </text:span><text:span text:style-name="T3">val</text:span><text:tab/><text:span text:style-name="T4">bTE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Blue_Triangle_E_3.png"</text:span><text:span text:style-name="T3">,</text:span><text:tab/><text:span text:style-name="T4">R.drawable.colecci_n_blue_triangle_e_3)        </text:span><text:span text:style-name="T3">val</text:span><text:tab/><text:span text:style-name="T4">bTS1</text:span><text:tab/><text:span text:style-name="T4">=</text:span><text:tab/><text:span text:style-name="T4">Card(</text:span><text:span text:style-name="T5">"Blu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1.png"</text:span><text:span text:style-name="T3">, </text:span><text:tab/><text:span text:style-name="T4">R.drawable.colecci_n_blue_triangle_s_1)        </text:span><text:span text:style-name="T3">val</text:span><text:tab/><text:span text:style-name="T4">bTS2</text:span><text:tab/><text:span text:style-name="T4">=</text:span><text:tab/><text:span text:style-name="T4">Card(</text:span><text:span text:style-name="T5">"Blu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2.png"</text:span><text:span text:style-name="T3">,</text:span><text:tab/><text:span text:style-name="T4">R.drawable.colecci_n_blue_triangle_s_2)        </text:span><text:span text:style-name="T3">val</text:span><text:tab/><text:span text:style-name="T4">bTS3</text:span><text:tab/><text:span text:style-name="T4">=</text:span><text:tab/><text:span text:style-name="T4">Card(</text:span><text:span text:style-name="T5">"Blu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Blue_Triangle_S_3.png"</text:span><text:span text:style-name="T3">,</text:span><text:tab/><text:span text:style-name="T4">R.drawable.colecci_n_blue_triangle_s_3)        </text:span><text:span text:style-name="T3">val</text:span><text:tab/><text:span text:style-name="T4">gT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1.png"</text:span><text:span text:style-name="T3">, </text:span><text:tab/><text:span text:style-name="T4">R.drawable.colecci_n_green_triangle_1)        </text:span><text:span text:style-name="T3">val</text:span><text:tab/><text:span text:style-name="T4">gT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2.png"</text:span><text:span text:style-name="T3">,</text:span><text:tab/><text:span text:style-name="T4">R.drawable.colecci_n_green_triangle_2)        </text:span><text:span text:style-name="T3">val</text:span><text:tab/><text:span text:style-name="T4">gT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Green_Triangle_3.png"</text:span><text:span text:style-name="T3">,</text:span><text:tab/><text:span text:style-name="T4">R.drawable.colecci_n_green_triangle_3)        </text:span><text:span text:style-name="T3">val</text:span><text:tab/><text:span text:style-name="T4">gTE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1.png"</text:span><text:span text:style-name="T3">, </text:span><text:tab/><text:span text:style-name="T4">R.drawable.colecci_n_green_triangle_e_1)        </text:span><text:span text:style-name="T3">val</text:span><text:tab/><text:span text:style-name="T4">gTE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2.png"</text:span><text:span text:style-name="T3">,</text:span><text:tab/><text:span text:style-name="T4">R.drawable.colecci_n_green_triangle_e_2)        </text:span><text:span text:style-name="T3">val</text:span><text:tab/><text:span text:style-name="T4">gTE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Green_Triangle_E_3.png"</text:span><text:span text:style-name="T3">,</text:span><text:tab/><text:span text:style-name="T4">R.drawable.colecci_n_green_triangle_e_3)        </text:span><text:span text:style-name="T3">val</text:span><text:tab/><text:span text:style-name="T4">gTS1</text:span><text:tab/><text:span text:style-name="T4">=</text:span><text:tab/><text:span text:style-name="T4">Card(</text:span><text:span text:style-name="T5">"Green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1.png"</text:span><text:span text:style-name="T3">, </text:span><text:tab/><text:span text:style-name="T4">R.drawable.colecci_n_green_triangle_s_1)        </text:span><text:span text:style-name="T3">val</text:span><text:tab/><text:span text:style-name="T4">gTS2</text:span><text:tab/><text:span text:style-name="T4">=</text:span><text:tab/><text:span text:style-name="T4">Card(</text:span><text:span text:style-name="T5">"Green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2.png"</text:span><text:span text:style-name="T3">,</text:span><text:tab/><text:span text:style-name="T4">R.drawable.colecci_n_green_triangle_s_2)        </text:span><text:span text:style-name="T3">val</text:span><text:tab/><text:span text:style-name="T4">gTS3</text:span><text:tab/><text:span text:style-name="T4">=</text:span><text:tab/><text:span text:style-name="T4">Card(</text:span><text:span text:style-name="T5">"Green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Green_Triangle_S_3.png"</text:span><text:span text:style-name="T3">,</text:span><text:tab/><text:span text:style-name="T4">R.drawable.colecci_n_green_triangle_s_3)        </text:span><text:span text:style-name="T3">val</text:span><text:tab/><text:span text:style-name="T4">oT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1.png"</text:span><text:span text:style-name="T3">, </text:span><text:tab/><text:span text:style-name="T4">R.drawable.colecci_n_orange_triangle_1)        </text:span><text:span text:style-name="T3">val</text:span><text:tab/><text:span text:style-name="T4">oT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2.png"</text:span><text:span text:style-name="T3">,</text:span><text:tab/><text:span text:style-name="T4">R.drawable.colecci_n_orange_triangle_2)        </text:span><text:span text:style-name="T3">val</text:span><text:tab/><text:span text:style-name="T4">oT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Orange_Triangle_3.png"</text:span><text:span text:style-name="T3">,</text:span><text:tab/><text:span text:style-name="T4">R.drawable.colecci_n_orange_triangle_3)        </text:span><text:span text:style-name="T3">val</text:span><text:tab/><text:span text:style-name="T4">oTE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1.png"</text:span><text:span text:style-name="T3">, </text:span><text:tab/><text:span text:style-name="T4">R.drawable.colecci_n_orange_triangle_e_1)        </text:span><text:span text:style-name="T3">val</text:span><text:tab/><text:span text:style-name="T4">oTE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2.png"</text:span><text:span text:style-name="T3">,</text:span><text:tab/><text:span text:style-name="T4">R.drawable.colecci_n_orange_triangle_e_2)        </text:span><text:span text:style-name="T3">val</text:span><text:tab/><text:span text:style-name="T4">oTE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Orange_Triangle_E_3.png"</text:span><text:span text:style-name="T3">,</text:span><text:tab/><text:span text:style-name="T4">R.drawable.colecci_n_orange_triangle_e_3)        </text:span><text:span text:style-name="T3">val</text:span><text:tab/><text:span text:style-name="T4">oTS1</text:span><text:tab/><text:span text:style-name="T4">=</text:span><text:tab/><text:span text:style-name="T4">Card(</text:span><text:span text:style-name="T5">"Orange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1.png"</text:span><text:span text:style-name="T3">, </text:span><text:tab/><text:span text:style-name="T4">R.drawable.colecci_n_orange_triangle_s_1)        </text:span><text:span text:style-name="T3">val</text:span><text:tab/><text:span text:style-name="T4">oTS2</text:span><text:tab/><text:span text:style-name="T4">=</text:span><text:tab/><text:span text:style-name="T4">Card(</text:span><text:span text:style-name="T5">"Orange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2.png"</text:span><text:span text:style-name="T3">,</text:span><text:tab/><text:span text:style-name="T4">R.drawable.colecci_n_orange_triangle_s_2)        </text:span><text:span text:style-name="T3">val</text:span><text:tab/><text:span text:style-name="T4">oTS3</text:span><text:tab/><text:span text:style-name="T4">=</text:span><text:tab/><text:span text:style-name="T4">Card(</text:span><text:span text:style-name="T5">"Orange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Orange_Triangle_S_3.png"</text:span><text:span text:style-name="T3">,</text:span><text:tab/><text:span text:style-name="T4">R.drawable.colecci_n_orange_triangle_s_3)        </text:span><text:span text:style-name="T3">val</text:span><text:tab/><text:span text:style-name="T4">rT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1.png"</text:span><text:span text:style-name="T3">, </text:span><text:tab/><text:span text:style-name="T4">R.drawable.colecci_n_red_triangle_1)        </text:span><text:span text:style-name="T3">val</text:span><text:tab/><text:span text:style-name="T4">rT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2.png"</text:span><text:span text:style-name="T3">,</text:span><text:tab/><text:span text:style-name="T4">R.drawable.colecci_n_red_triangle_2)        </text:span><text:span text:style-name="T3">val</text:span><text:tab/><text:span text:style-name="T4">rT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Solid"</text:span><text:span text:style-name="T3">,</text:span><text:tab/><text:span text:style-name="T7">"./Triangles/Colección_Red_Triangle_3.png"</text:span><text:span text:style-name="T3">,</text:span><text:tab/><text:span text:style-name="T4">R.drawable.colecci_n_red_triangle_3)        </text:span><text:span text:style-name="T3">val</text:span><text:tab/><text:span text:style-name="T4">rTE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1.png"</text:span><text:span text:style-name="T3">, </text:span><text:tab/><text:span text:style-name="T4">R.drawable.colecci_n_red_triangle_e_1)        </text:span><text:span text:style-name="T3">val</text:span><text:tab/><text:span text:style-name="T4">rTE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2.png"</text:span><text:span text:style-name="T3">,</text:span><text:tab/><text:span text:style-name="T4">R.drawable.colecci_n_red_triangle_e_2)        </text:span><text:span text:style-name="T3">val</text:span><text:tab/><text:span text:style-name="T4">rTE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Empty"</text:span><text:span text:style-name="T3">,</text:span><text:tab/><text:span text:style-name="T7">"./Triangles/Colección_Red_Triangle_E_3.png"</text:span><text:span text:style-name="T3">,</text:span><text:tab/><text:span text:style-name="T4">R.drawable.colecci_n_red_triangle_e_3)        </text:span><text:span text:style-name="T3">val</text:span><text:tab/><text:span text:style-name="T4">rTS1</text:span><text:tab/><text:span text:style-name="T4">=</text:span><text:tab/><text:span text:style-name="T4">Card(</text:span><text:span text:style-name="T5">"Red"</text:span><text:span text:style-name="T3">,</text:span><text:tab/><text:span text:style-name="T6">1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1.png"</text:span><text:span text:style-name="T3">, </text:span><text:tab/><text:span text:style-name="T4">R.drawable.colecci_n_red_triangle_s_1)        </text:span><text:span text:style-name="T3">val</text:span><text:tab/><text:span text:style-name="T4">rTS2</text:span><text:tab/><text:span text:style-name="T4">=</text:span><text:tab/><text:span text:style-name="T4">Card(</text:span><text:span text:style-name="T5">"Red"</text:span><text:span text:style-name="T3">,</text:span><text:tab/><text:span text:style-name="T6">2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2.png"</text:span><text:span text:style-name="T3">,</text:span><text:tab/><text:span text:style-name="T4">R.drawable.colecci_n_red_triangle_s_2)        </text:span><text:span text:style-name="T3">val</text:span><text:tab/><text:span text:style-name="T4">rTS3</text:span><text:tab/><text:span text:style-name="T4">=</text:span><text:tab/><text:span text:style-name="T4">Card(</text:span><text:span text:style-name="T5">"Red"</text:span><text:span text:style-name="T3">,</text:span><text:tab/><text:span text:style-name="T6">3</text:span><text:span text:style-name="T3">,</text:span><text:tab/><text:span text:style-name="T7">"Triangle"</text:span><text:span text:style-name="T3">,</text:span><text:tab/><text:span text:style-name="T7">"Grid"</text:span><text:span text:style-name="T3">,</text:span><text:tab/><text:span text:style-name="T7">"./Triangles/Colección_Red_Triangle_S_3.png"</text:span><text:span text:style-name="T3">,</text:span><text:tab/><text:span text:style-name="T4">R.drawable.colecci_n_red_triangle_s_3)        </text:span><text:span text:style-name="T3">this</text:span><text:span text:style-name="T2">.push(</text:span><text:tab/><text:span text:style-name="T4">bP1</text:span><text:tab/><text:span text:style-name="T4">)</text:span><text:span text:style-name="T3">this</text:span><text:span text:style-name="T2">.push(</text:span><text:tab/><text:span text:style-name="T4">bP2</text:span><text:tab/><text:span text:style-name="T4">)</text:span><text:span text:style-name="T3">this</text:span><text:span text:style-name="T2">.push(</text:span><text:tab/><text:span text:style-name="T4">bP3</text:span><text:tab/><text:span text:style-name="T4">)</text:span><text:span text:style-name="T3">this</text:span><text:span text:style-name="T2">.push(</text:span><text:tab/><text:span text:style-name="T4">bPE1</text:span><text:tab/><text:span text:style-name="T4">)</text:span><text:span text:style-name="T3">this</text:span><text:span text:style-name="T2">.push(</text:span><text:tab/><text:span text:style-name="T4">bPE2</text:span><text:tab/><text:span text:style-name="T4">)</text:span><text:span text:style-name="T3">this</text:span><text:span text:style-name="T2">.push(</text:span><text:tab/><text:span text:style-name="T4">bPE3</text:span><text:tab/><text:span text:style-name="T4">)</text:span><text:span text:style-name="T3">this</text:span><text:span text:style-name="T2">.push(</text:span><text:tab/><text:span text:style-name="T4">bPS1</text:span><text:tab/><text:span text:style-name="T4">)</text:span><text:span text:style-name="T3">this</text:span><text:span text:style-name="T2">.push(</text:span><text:tab/><text:span text:style-name="T4">bPS2</text:span><text:tab/><text:span text:style-name="T4">)</text:span><text:span text:style-name="T3">this</text:span><text:span text:style-name="T2">.push(</text:span><text:tab/><text:span text:style-name="T4">bPS3</text:span><text:tab/><text:span text:style-name="T4">)</text:span><text:span text:style-name="T3">this</text:span><text:span text:style-name="T2">.push(</text:span><text:tab/><text:span text:style-name="T4">gP1</text:span><text:tab/><text:span text:style-name="T4">)</text:span><text:span text:style-name="T3">this</text:span><text:span text:style-name="T2">.push(</text:span><text:tab/><text:span text:style-name="T4">gP2</text:span><text:tab/><text:span text:style-name="T4">)</text:span><text:span text:style-name="T3">this</text:span><text:span text:style-name="T2">.push(</text:span><text:tab/><text:span text:style-name="T4">gP3</text:span><text:tab/><text:span text:style-name="T4">)</text:span><text:span text:style-name="T3">this</text:span><text:span text:style-name="T2">.push(</text:span><text:tab/><text:span text:style-name="T4">gPE1</text:span><text:tab/><text:span text:style-name="T4">)</text:span><text:span text:style-name="T3">this</text:span><text:span text:style-name="T2">.push(</text:span><text:tab/><text:span text:style-name="T4">gPE2</text:span><text:tab/><text:span text:style-name="T4">)</text:span><text:span text:style-name="T3">this</text:span><text:span text:style-name="T2">.push(</text:span><text:tab/><text:span text:style-name="T4">gPE3</text:span><text:tab/><text:span text:style-name="T4">)</text:span><text:span text:style-name="T3">this</text:span><text:span text:style-name="T2">.push(</text:span><text:tab/><text:span text:style-name="T4">gPS1</text:span><text:tab/><text:span text:style-name="T4">)</text:span><text:span text:style-name="T3">this</text:span><text:span text:style-name="T2">.push(</text:span><text:tab/><text:span text:style-name="T4">gPS2</text:span><text:tab/><text:span text:style-name="T4">)</text:span><text:span text:style-name="T3">this</text:span><text:span text:style-name="T2">.push(</text:span><text:tab/><text:span text:style-name="T4">gPS3</text:span><text:tab/><text:span text:style-name="T4">)</text:span><text:span text:style-name="T3">this</text:span><text:span text:style-name="T2">.push(</text:span><text:tab/><text:span text:style-name="T4">oP1</text:span><text:tab/><text:span text:style-name="T4">)</text:span><text:span text:style-name="T3">this</text:span><text:span text:style-name="T2">.push(</text:span><text:tab/><text:span text:style-name="T4">oP2</text:span><text:tab/><text:span text:style-name="T4">)</text:span><text:span text:style-name="T3">this</text:span><text:span text:style-name="T2">.push(</text:span><text:tab/><text:span text:style-name="T4">oP3</text:span><text:tab/><text:span text:style-name="T4">)</text:span><text:span text:style-name="T3">this</text:span><text:span text:style-name="T2">.push(</text:span><text:tab/><text:span text:style-name="T4">oPE1</text:span><text:tab/><text:span text:style-name="T4">)</text:span><text:span text:style-name="T3">this</text:span><text:span text:style-name="T2">.push(</text:span><text:tab/><text:span text:style-name="T4">oPE2</text:span><text:tab/><text:span text:style-name="T4">)</text:span><text:span text:style-name="T3">this</text:span><text:span text:style-name="T2">.push(</text:span><text:tab/><text:span text:style-name="T4">oPE3</text:span><text:tab/><text:span text:style-name="T4">)</text:span><text:span text:style-name="T3">this</text:span><text:span text:style-name="T2">.push(</text:span><text:tab/><text:span text:style-name="T4">oPS1</text:span><text:tab/><text:span text:style-name="T4">)</text:span><text:span text:style-name="T3">this</text:span><text:span text:style-name="T2">.push(</text:span><text:tab/><text:span text:style-name="T4">oPS2</text:span><text:tab/><text:span text:style-name="T4">)</text:span><text:span text:style-name="T3">this</text:span><text:span text:style-name="T2">.push(</text:span><text:tab/><text:span text:style-name="T4">oPS3</text:span><text:tab/><text:span text:style-name="T4">)</text:span><text:span text:style-name="T3">this</text:span><text:span text:style-name="T2">.push(</text:span><text:tab/><text:span text:style-name="T4">rP1</text:span><text:tab/><text:span text:style-name="T4">)</text:span><text:span text:style-name="T3">this</text:span><text:span text:style-name="T2">.push(</text:span><text:tab/><text:span text:style-name="T4">rP2</text:span><text:tab/><text:span text:style-name="T4">)</text:span><text:span text:style-name="T3">this</text:span><text:span text:style-name="T2">.push(</text:span><text:tab/><text:span text:style-name="T4">rP3</text:span><text:tab/><text:span text:style-name="T4">)</text:span><text:span text:style-name="T3">this</text:span><text:span text:style-name="T2">.push(</text:span><text:tab/><text:span text:style-name="T4">rPE1</text:span><text:tab/><text:span text:style-name="T4">)</text:span><text:span text:style-name="T3">this</text:span><text:span text:style-name="T2">.push(</text:span><text:tab/><text:span text:style-name="T4">rPE2</text:span><text:tab/><text:span text:style-name="T4">)</text:span><text:span text:style-name="T3">this</text:span><text:span text:style-name="T2">.push(</text:span><text:tab/><text:span text:style-name="T4">rPE3</text:span><text:tab/><text:span text:style-name="T4">)</text:span><text:span text:style-name="T3">this</text:span><text:span text:style-name="T2">.push(</text:span><text:tab/><text:span text:style-name="T4">rPS1</text:span><text:tab/><text:span text:style-name="T4">)</text:span><text:span text:style-name="T3">this</text:span><text:span text:style-name="T2">.push(</text:span><text:tab/><text:span text:style-name="T4">rPS2</text:span><text:tab/><text:span text:style-name="T4">)</text:span><text:span text:style-name="T3">this</text:span><text:span text:style-name="T2">.push(</text:span><text:tab/><text:span text:style-name="T4">rPS3</text:span><text:tab/><text:span text:style-name="T4">)</text:span><text:span text:style-name="T3">this</text:span><text:span text:style-name="T2">.push(</text:span><text:tab/><text:span text:style-name="T4">bR1</text:span><text:tab/><text:span text:style-name="T4">)</text:span><text:span text:style-name="T3">this</text:span><text:span text:style-name="T2">.push(</text:span><text:tab/><text:span text:style-name="T4">bR2</text:span><text:tab/><text:span text:style-name="T4">)</text:span><text:span text:style-name="T3">this</text:span><text:span text:style-name="T2">.push(</text:span><text:tab/><text:span text:style-name="T4">bR3</text:span><text:tab/><text:span text:style-name="T4">)</text:span><text:span text:style-name="T3">this</text:span><text:span text:style-name="T2">.push(</text:span><text:tab/><text:span text:style-name="T4">bRE1</text:span><text:tab/><text:span text:style-name="T4">)</text:span><text:span text:style-name="T3">this</text:span><text:span text:style-name="T2">.push(</text:span><text:tab/><text:span text:style-name="T4">bRE2</text:span><text:tab/><text:span text:style-name="T4">)</text:span><text:span text:style-name="T3">this</text:span><text:span text:style-name="T2">.push(</text:span><text:tab/><text:span text:style-name="T4">bRE3</text:span><text:tab/><text:span text:style-name="T4">)</text:span><text:span text:style-name="T3">this</text:span><text:span text:style-name="T2">.push(</text:span><text:tab/><text:span text:style-name="T4">bRS1</text:span><text:tab/><text:span text:style-name="T4">)</text:span><text:span text:style-name="T3">this</text:span><text:span text:style-name="T2">.push(</text:span><text:tab/><text:span text:style-name="T4">bRS2</text:span><text:tab/><text:span text:style-name="T4">)</text:span><text:span text:style-name="T3">this</text:span><text:span text:style-name="T2">.push(</text:span><text:tab/><text:span text:style-name="T4">bRS3</text:span><text:tab/><text:span text:style-name="T4">)</text:span><text:span text:style-name="T3">this</text:span><text:span text:style-name="T2">.push(</text:span><text:tab/><text:span text:style-name="T4">gR1</text:span><text:tab/><text:span text:style-name="T4">)</text:span><text:span text:style-name="T3">this</text:span><text:span text:style-name="T2">.push(</text:span><text:tab/><text:span text:style-name="T4">gR2</text:span><text:tab/><text:span text:style-name="T4">)</text:span><text:span text:style-name="T3">this</text:span><text:span text:style-name="T2">.push(</text:span><text:tab/><text:span text:style-name="T4">gR3</text:span><text:tab/><text:span text:style-name="T4">)</text:span><text:span text:style-name="T3">this</text:span><text:span text:style-name="T2">.push(</text:span><text:tab/><text:span text:style-name="T4">gRE1</text:span><text:tab/><text:span text:style-name="T4">)</text:span><text:span text:style-name="T3">this</text:span><text:span text:style-name="T2">.push(</text:span><text:tab/><text:span text:style-name="T4">gRE2</text:span><text:tab/><text:span text:style-name="T4">)</text:span><text:span text:style-name="T3">this</text:span><text:span text:style-name="T2">.push(</text:span><text:tab/><text:span text:style-name="T4">gRE3</text:span><text:tab/><text:span text:style-name="T4">)</text:span><text:span text:style-name="T3">this</text:span><text:span text:style-name="T2">.push(</text:span><text:tab/><text:span text:style-name="T4">gRS1</text:span><text:tab/><text:span text:style-name="T4">)</text:span><text:span text:style-name="T3">this</text:span><text:span text:style-name="T2">.push(</text:span><text:tab/><text:span text:style-name="T4">gRS2</text:span><text:tab/><text:span text:style-name="T4">)</text:span><text:span text:style-name="T3">this</text:span><text:span text:style-name="T2">.push(</text:span><text:tab/><text:span text:style-name="T4">gRS3</text:span><text:tab/><text:span text:style-name="T4">)</text:span><text:span text:style-name="T3">this</text:span><text:span text:style-name="T2">.push(</text:span><text:tab/><text:span text:style-name="T4">oR1</text:span><text:tab/><text:span text:style-name="T4">)</text:span><text:span text:style-name="T3">this</text:span><text:span text:style-name="T2">.push(</text:span><text:tab/><text:span text:style-name="T4">oR2</text:span><text:tab/><text:span text:style-name="T4">)</text:span><text:span text:style-name="T3">this</text:span><text:span text:style-name="T2">.push(</text:span><text:tab/><text:span text:style-name="T4">oR3</text:span><text:tab/><text:span text:style-name="T4">)</text:span><text:span text:style-name="T3">this</text:span><text:span text:style-name="T2">.push(</text:span><text:tab/><text:span text:style-name="T4">oRE1</text:span><text:tab/><text:span text:style-name="T4">)</text:span><text:span text:style-name="T3">this</text:span><text:span text:style-name="T2">.push(</text:span><text:tab/><text:span text:style-name="T4">oRE2</text:span><text:tab/><text:span text:style-name="T4">)</text:span><text:span text:style-name="T3">this</text:span><text:span text:style-name="T2">.push(</text:span><text:tab/><text:span text:style-name="T4">oRE3</text:span><text:tab/><text:span text:style-name="T4">)</text:span><text:span text:style-name="T3">this</text:span><text:span text:style-name="T2">.push(</text:span><text:tab/><text:span text:style-name="T4">oRS1</text:span><text:tab/><text:span text:style-name="T4">)</text:span><text:span text:style-name="T3">this</text:span><text:span text:style-name="T2">.push(</text:span><text:tab/><text:span text:style-name="T4">oRS2</text:span><text:tab/><text:span text:style-name="T4">)</text:span><text:span text:style-name="T3">this</text:span><text:span text:style-name="T2">.push(</text:span><text:tab/><text:span text:style-name="T4">oRS3</text:span><text:tab/><text:span text:style-name="T4">)</text:span><text:span text:style-name="T3">this</text:span><text:span text:style-name="T2">.push(</text:span><text:tab/><text:span text:style-name="T4">rR1</text:span><text:tab/><text:span text:style-name="T4">)</text:span><text:span text:style-name="T3">this</text:span><text:span text:style-name="T2">.push(</text:span><text:tab/><text:span text:style-name="T4">rR2</text:span><text:tab/><text:span text:style-name="T4">)</text:span><text:span text:style-name="T3">this</text:span><text:span text:style-name="T2">.push(</text:span><text:tab/><text:span text:style-name="T4">rR3</text:span><text:tab/><text:span text:style-name="T4">)</text:span><text:span text:style-name="T3">this</text:span><text:span text:style-name="T2">.push(</text:span><text:tab/><text:span text:style-name="T4">rRE1</text:span><text:tab/><text:span text:style-name="T4">)</text:span><text:span text:style-name="T3">this</text:span><text:span text:style-name="T2">.push(</text:span><text:tab/><text:span text:style-name="T4">rRE2</text:span><text:tab/><text:span text:style-name="T4">)</text:span><text:span text:style-name="T3">this</text:span><text:span text:style-name="T2">.push(</text:span><text:tab/><text:span text:style-name="T4">rRE3</text:span><text:tab/><text:span text:style-name="T4">)</text:span><text:span text:style-name="T3">this</text:span><text:span text:style-name="T2">.push(</text:span><text:tab/><text:span text:style-name="T4">rRS1</text:span><text:tab/><text:span text:style-name="T4">)</text:span><text:span text:style-name="T3">this</text:span><text:span text:style-name="T2">.push(</text:span><text:tab/><text:span text:style-name="T4">rRS2</text:span><text:tab/><text:span text:style-name="T4">)</text:span><text:span text:style-name="T3">this</text:span><text:span text:style-name="T2">.push(</text:span><text:tab/><text:span text:style-name="T4">rRS3</text:span><text:tab/><text:span text:style-name="T4">)</text:span><text:span text:style-name="T3">this</text:span><text:span text:style-name="T2">.push(</text:span><text:tab/><text:span text:style-name="T4">bS1</text:span><text:tab/><text:span text:style-name="T4">)</text:span><text:span text:style-name="T3">this</text:span><text:span text:style-name="T2">.push(</text:span><text:tab/><text:span text:style-name="T4">bS2</text:span><text:tab/><text:span text:style-name="T4">)</text:span><text:span text:style-name="T3">this</text:span><text:span text:style-name="T2">.push(</text:span><text:tab/><text:span text:style-name="T4">bS3</text:span><text:tab/><text:span text:style-name="T4">)</text:span><text:span text:style-name="T3">this</text:span><text:span text:style-name="T2">.push(</text:span><text:tab/><text:span text:style-name="T4">bSE1</text:span><text:tab/><text:span text:style-name="T4">)</text:span><text:span text:style-name="T3">this</text:span><text:span text:style-name="T2">.push(</text:span><text:tab/><text:span text:style-name="T4">bSE2</text:span><text:tab/><text:span text:style-name="T4">)</text:span><text:span text:style-name="T3">this</text:span><text:span text:style-name="T2">.push(</text:span><text:tab/><text:span text:style-name="T4">bSE3</text:span><text:tab/><text:span text:style-name="T4">)</text:span><text:span text:style-name="T3">this</text:span><text:span text:style-name="T2">.push(</text:span><text:tab/><text:span text:style-name="T4">bSS1</text:span><text:tab/><text:span text:style-name="T4">)</text:span><text:span text:style-name="T3">this</text:span><text:span text:style-name="T2">.push(</text:span><text:tab/><text:span text:style-name="T4">bSS2</text:span><text:tab/><text:span text:style-name="T4">)</text:span><text:span text:style-name="T3">this</text:span><text:span text:style-name="T2">.push(</text:span><text:tab/><text:span text:style-name="T4">bSS3</text:span><text:tab/><text:span text:style-name="T4">)</text:span><text:span text:style-name="T3">this</text:span><text:span text:style-name="T2">.push(</text:span><text:tab/><text:span text:style-name="T4">gS1</text:span><text:tab/><text:span text:style-name="T4">)</text:span><text:span text:style-name="T3">this</text:span><text:span text:style-name="T2">.push(</text:span><text:tab/><text:span text:style-name="T4">gS2</text:span><text:tab/><text:span text:style-name="T4">)</text:span><text:span text:style-name="T3">this</text:span><text:span text:style-name="T2">.push(</text:span><text:tab/><text:span text:style-name="T4">gS3</text:span><text:tab/><text:span text:style-name="T4">)</text:span><text:span text:style-name="T3">this</text:span><text:span text:style-name="T2">.push(</text:span><text:tab/><text:span text:style-name="T4">gSE1</text:span><text:tab/><text:span text:style-name="T4">)</text:span><text:span text:style-name="T3">this</text:span><text:span text:style-name="T2">.push(</text:span><text:tab/><text:span text:style-name="T4">gSE2</text:span><text:tab/><text:span text:style-name="T4">)</text:span><text:span text:style-name="T3">this</text:span><text:span text:style-name="T2">.push(</text:span><text:tab/><text:span text:style-name="T4">gSE3</text:span><text:tab/><text:span text:style-name="T4">)</text:span><text:span text:style-name="T3">this</text:span><text:span text:style-name="T2">.push(</text:span><text:tab/><text:span text:style-name="T4">gSS1</text:span><text:tab/><text:span text:style-name="T4">)</text:span><text:span text:style-name="T3">this</text:span><text:span text:style-name="T2">.push(</text:span><text:tab/><text:span text:style-name="T4">gSS2</text:span><text:tab/><text:span text:style-name="T4">)</text:span><text:span text:style-name="T3">this</text:span><text:span text:style-name="T2">.push(</text:span><text:tab/><text:span text:style-name="T4">gSS3</text:span><text:tab/><text:span text:style-name="T4">)</text:span><text:span text:style-name="T3">this</text:span><text:span text:style-name="T2">.push(</text:span><text:tab/><text:span text:style-name="T4">oS1</text:span><text:tab/><text:span text:style-name="T4">)</text:span><text:span text:style-name="T3">this</text:span><text:span text:style-name="T2">.push(</text:span><text:tab/><text:span text:style-name="T4">oS2</text:span><text:tab/><text:span text:style-name="T4">)</text:span><text:span text:style-name="T3">this</text:span><text:span text:style-name="T2">.push(</text:span><text:tab/><text:span text:style-name="T4">oS3</text:span><text:tab/><text:span text:style-name="T4">)</text:span><text:span text:style-name="T3">this</text:span><text:span text:style-name="T2">.push(</text:span><text:tab/><text:span text:style-name="T4">oSE1</text:span><text:tab/><text:span text:style-name="T4">)</text:span><text:span text:style-name="T3">this</text:span><text:span text:style-name="T2">.push(</text:span><text:tab/><text:span text:style-name="T4">oSE2</text:span><text:tab/><text:span text:style-name="T4">)</text:span><text:span text:style-name="T3">this</text:span><text:span text:style-name="T2">.push(</text:span><text:tab/><text:span text:style-name="T4">oSE3</text:span><text:tab/><text:span text:style-name="T4">)</text:span><text:span text:style-name="T3">this</text:span><text:span text:style-name="T2">.push(</text:span><text:tab/><text:span text:style-name="T4">oSS1</text:span><text:tab/><text:span text:style-name="T4">)</text:span><text:span text:style-name="T3">this</text:span><text:span text:style-name="T2">.push(</text:span><text:tab/><text:span text:style-name="T4">oSS2</text:span><text:tab/><text:span text:style-name="T4">)</text:span><text:span text:style-name="T3">this</text:span><text:span text:style-name="T2">.push(</text:span><text:tab/><text:span text:style-name="T4">oSS3</text:span><text:tab/><text:span text:style-name="T4">)</text:span><text:span text:style-name="T3">this</text:span><text:span text:style-name="T2">.push(</text:span><text:tab/><text:span text:style-name="T4">rS1</text:span><text:tab/><text:span text:style-name="T4">)</text:span><text:span text:style-name="T3">this</text:span><text:span text:style-name="T2">.push(</text:span><text:tab/><text:span text:style-name="T4">rS2</text:span><text:tab/><text:span text:style-name="T4">)</text:span><text:span text:style-name="T3">this</text:span><text:span text:style-name="T2">.push(</text:span><text:tab/><text:span text:style-name="T4">rS3</text:span><text:tab/><text:span text:style-name="T4">)</text:span><text:span text:style-name="T3">this</text:span><text:span text:style-name="T2">.push(</text:span><text:tab/><text:span text:style-name="T4">rSE1</text:span><text:tab/><text:span text:style-name="T4">)</text:span><text:span text:style-name="T3">this</text:span><text:span text:style-name="T2">.push(</text:span><text:tab/><text:span text:style-name="T4">rSE2</text:span><text:tab/><text:span text:style-name="T4">)</text:span><text:span text:style-name="T3">this</text:span><text:span text:style-name="T2">.push(</text:span><text:tab/><text:span text:style-name="T4">rSE3</text:span><text:tab/><text:span text:style-name="T4">)</text:span><text:span text:style-name="T3">this</text:span><text:span text:style-name="T2">.push(</text:span><text:tab/><text:span text:style-name="T4">rSS1</text:span><text:tab/><text:span text:style-name="T4">)</text:span><text:span text:style-name="T3">this</text:span><text:span text:style-name="T2">.push(</text:span><text:tab/><text:span text:style-name="T4">rSS2</text:span><text:tab/><text:span text:style-name="T4">)</text:span><text:span text:style-name="T3">this</text:span><text:span text:style-name="T2">.push(</text:span><text:tab/><text:span text:style-name="T4">rSS3</text:span><text:tab/><text:span text:style-name="T4">)</text:span><text:span text:style-name="T3">this</text:span><text:span text:style-name="T2">.push(</text:span><text:tab/><text:span text:style-name="T4">bT1</text:span><text:tab/><text:span text:style-name="T4">)</text:span><text:span text:style-name="T3">this</text:span><text:span text:style-name="T2">.push(</text:span><text:tab/><text:span text:style-name="T4">bT2</text:span><text:tab/><text:span text:style-name="T4">)</text:span><text:span text:style-name="T3">this</text:span><text:span text:style-name="T2">.push(</text:span><text:tab/><text:span text:style-name="T4">bT3</text:span><text:tab/><text:span text:style-name="T4">)</text:span><text:span text:style-name="T3">this</text:span><text:span text:style-name="T2">.push(</text:span><text:tab/><text:span text:style-name="T4">bTE1</text:span><text:tab/><text:span text:style-name="T4">)</text:span><text:span text:style-name="T3">this</text:span><text:span text:style-name="T2">.push(</text:span><text:tab/><text:span text:style-name="T4">bTE2</text:span><text:tab/><text:span text:style-name="T4">)</text:span><text:span text:style-name="T3">this</text:span><text:span text:style-name="T2">.push(</text:span><text:tab/><text:span text:style-name="T4">bTE3</text:span><text:tab/><text:span text:style-name="T4">)</text:span><text:span text:style-name="T3">this</text:span><text:span text:style-name="T2">.push(</text:span><text:tab/><text:span text:style-name="T4">bTS1</text:span><text:tab/><text:span text:style-name="T4">)</text:span><text:span text:style-name="T3">this</text:span><text:span text:style-name="T2">.push(</text:span><text:tab/><text:span text:style-name="T4">bTS2</text:span><text:tab/><text:span text:style-name="T4">)</text:span><text:span text:style-name="T3">this</text:span><text:span text:style-name="T2">.push(</text:span><text:tab/><text:span text:style-name="T4">bTS3</text:span><text:tab/><text:span text:style-name="T4">)</text:span><text:span text:style-name="T3">this</text:span><text:span text:style-name="T2">.push(</text:span><text:tab/><text:span text:style-name="T4">gT1</text:span><text:tab/><text:span text:style-name="T4">)</text:span><text:span text:style-name="T3">this</text:span><text:span text:style-name="T2">.push(</text:span><text:tab/><text:span text:style-name="T4">gT2</text:span><text:tab/><text:span text:style-name="T4">)</text:span><text:span text:style-name="T3">this</text:span><text:span text:style-name="T2">.push(</text:span><text:tab/><text:span text:style-name="T4">gT3</text:span><text:tab/><text:span text:style-name="T4">)</text:span><text:span text:style-name="T3">this</text:span><text:span text:style-name="T2">.push(</text:span><text:tab/><text:span text:style-name="T4">gTE1</text:span><text:tab/><text:span text:style-name="T4">)</text:span><text:span text:style-name="T3">this</text:span><text:span text:style-name="T2">.push(</text:span><text:tab/><text:span text:style-name="T4">gTE2</text:span><text:tab/><text:span text:style-name="T4">)</text:span><text:span text:style-name="T3">this</text:span><text:span text:style-name="T2">.push(</text:span><text:tab/><text:span text:style-name="T4">gTE3</text:span><text:tab/><text:span text:style-name="T4">)</text:span><text:span text:style-name="T3">this</text:span><text:span text:style-name="T2">.push(</text:span><text:tab/><text:span text:style-name="T4">gTS1</text:span><text:tab/><text:span text:style-name="T4">)</text:span><text:span text:style-name="T3">this</text:span><text:span text:style-name="T2">.push(</text:span><text:tab/><text:span text:style-name="T4">gTS2</text:span><text:tab/><text:span text:style-name="T4">)</text:span><text:span text:style-name="T3">this</text:span><text:span text:style-name="T2">.push(</text:span><text:tab/><text:span text:style-name="T4">gTS3</text:span><text:tab/><text:span text:style-name="T4">)</text:span><text:span text:style-name="T3">this</text:span><text:span text:style-name="T2">.push(</text:span><text:tab/><text:span text:style-name="T4">oT1</text:span><text:tab/><text:span text:style-name="T4">)</text:span><text:span text:style-name="T3">this</text:span><text:span text:style-name="T2">.push(</text:span><text:tab/><text:span text:style-name="T4">oT2</text:span><text:tab/><text:span text:style-name="T4">)</text:span><text:span text:style-name="T3">this</text:span><text:span text:style-name="T2">.push(</text:span><text:tab/><text:span text:style-name="T4">oT3</text:span><text:tab/><text:span text:style-name="T4">)</text:span><text:span text:style-name="T3">this</text:span><text:span text:style-name="T2">.push(</text:span><text:tab/><text:span text:style-name="T4">oTE1</text:span><text:tab/><text:span text:style-name="T4">)</text:span><text:span text:style-name="T3">this</text:span><text:span text:style-name="T2">.push(</text:span><text:tab/><text:span text:style-name="T4">oTE2</text:span><text:tab/><text:span text:style-name="T4">)</text:span><text:span text:style-name="T3">this</text:span><text:span text:style-name="T2">.push(</text:span><text:tab/><text:span text:style-name="T4">oTE3</text:span><text:tab/><text:span text:style-name="T4">)</text:span><text:span text:style-name="T3">this</text:span><text:span text:style-name="T2">.push(</text:span><text:tab/><text:span text:style-name="T4">oTS1</text:span><text:tab/><text:span text:style-name="T4">)</text:span><text:span text:style-name="T3">this</text:span><text:span text:style-name="T2">.push(</text:span><text:tab/><text:span text:style-name="T4">oTS2</text:span><text:tab/><text:span text:style-name="T4">)</text:span><text:span text:style-name="T3">this</text:span><text:span text:style-name="T2">.push(</text:span><text:tab/><text:span text:style-name="T4">oTS3</text:span><text:tab/><text:span text:style-name="T4">)</text:span><text:span text:style-name="T3">this</text:span><text:span text:style-name="T2">.push(</text:span><text:tab/><text:span text:style-name="T4">rT1</text:span><text:tab/><text:span text:style-name="T4">)</text:span><text:span text:style-name="T3">this</text:span><text:span text:style-name="T2">.push(</text:span><text:tab/><text:span text:style-name="T4">rT2</text:span><text:tab/><text:span text:style-name="T4">)</text:span><text:span text:style-name="T3">this</text:span><text:span text:style-name="T2">.push(</text:span><text:tab/><text:span text:style-name="T4">rT3</text:span><text:tab/><text:span text:style-name="T4">)</text:span><text:span text:style-name="T3">this</text:span><text:span text:style-name="T2">.push(</text:span><text:tab/><text:span text:style-name="T4">rTE1</text:span><text:tab/><text:span text:style-name="T4">)</text:span><text:span text:style-name="T3">this</text:span><text:span text:style-name="T2">.push(</text:span><text:tab/><text:span text:style-name="T4">rTE2</text:span><text:tab/><text:span text:style-name="T4">)</text:span><text:span text:style-name="T3">this</text:span><text:span text:style-name="T2">.push(</text:span><text:tab/><text:span text:style-name="T4">rTE3</text:span><text:tab/><text:span text:style-name="T4">)</text:span><text:span text:style-name="T3">this</text:span><text:span text:style-name="T2">.push(</text:span><text:tab/><text:span text:style-name="T4">rTS1</text:span><text:tab/><text:span text:style-name="T4">)</text:span><text:span text:style-name="T3">this</text:span><text:span text:style-name="T2">.push(</text:span><text:tab/><text:span text:style-name="T4">rTS2</text:span><text:tab/><text:span text:style-name="T4">)</text:span><text:span text:style-name="T3">this</text:span><text:span text:style-name="T2">.push(</text:span><text:tab/><text:span text:style-name="T4">rTS3</text:span><text:tab/><text:span text:style-name="T4">)    }}</text:span>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1.png", 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2.png",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Blue_Parallelogram_3.png",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1.png",<text:tab/>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2.png",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Blue_Parallelogram_E_3.png",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1.png",<text:tab/>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2.png",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Blue_Parallelogram_S_3.png",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1.png",<text:tab/>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2.png",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Green_Parallelogram_3.png",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1.png",<text:tab/>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2.png",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Create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ga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Green_Parallelogram_E_3.png",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objects,</text:p>
          </table:table-cell>
          <table:table-cell office:value-type="string" calcext:value-type="string">
            <text:p>imag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1.png",<text:tab/>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package</text:p>
          </table:table-cell>
          <table:table-cell office:value-type="string" calcext:value-type="string">
            <text:p>col.col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2.png",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Green_Parallelogram_S_3.png",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import</text:p>
          </table:table-cell>
          <table:table-cell office:value-type="string" calcext:value-type="string">
            <text:p>android.media.Im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1.png",<text:tab/>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2.png",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class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tack&lt;Card?&gt;()</text:p>
          </table:table-cell>
          <table:table-cell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Orange_Parallelogram_3.png",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init</text:p>
          </table:table-cell>
          <table:table-cell office:value-type="string" calcext:value-type="string">
            <text:p>{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1.png",<text:tab/>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2.png",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Orange_Parallelogram_E_3.png",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Creates the deck for the gam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1.png",<text:tab/>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// Adds card objects, images, and pushes into a 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2.png",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package col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Orange_Parallelogram_S_3.png",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1.png",<text:tab/>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mport android.media.Im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2.png",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Parallelograms/Colección_Red_Parallelogram_3.png",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class Deck : Stack&lt;Card?&gt;(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1.png",<text:tab/>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5"/>
          <table:table-cell office:value-type="string" calcext:value-type="string">
            <text:p>init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2.png",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Parallelograms/Colección_Red_Parallelogram_E_3.png",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1.png",<text:tab/>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2.png",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Parallelograms/Colección_Red_Parallelogram_S_3.png",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1.png",<text:tab/>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2.png",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Blue_Rectangle_3.png",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1.png",<text:tab/>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2.png",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Blue_Rectangle_E_3.png",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1.png",<text:tab/>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2.png",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Blue_Rectangle_S_3.png",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1.png",<text:tab/>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2.png",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Green_Rectangle_3.png",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1.png",<text:tab/>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2.png",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Green_Rectangle_E_3.png",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1.png",<text:tab/>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2.png",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Green_Rectangle_S_3.png",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1.png",<text:tab/>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2.png",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Orange_Rectangle_3.png",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1.png",<text:tab/>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2.png",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Orange_Rectangle_E_3.png",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1.png",<text:tab/>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2.png",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Orange_Rectangle_S_3.png",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1.png",<text:tab/>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2.png",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Rectangles/Colección_Red_Rectangle_3.png",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1.png",<text:tab/>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2.png",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Rectangles/Colección_Red_Rectangle_E_3.png",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1.png",<text:tab/>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2.png",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Rectangles/Colección_Red_Rectangle_S_3.png",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1.png",<text:tab/>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2.png",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Blue_Semicircle_3.png",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1.png",<text:tab/>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2.png",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Blue_Semicircle_E_3.png",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1.png",<text:tab/>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2.png",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Blue_Semicircle_S_3.png",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1.png",<text:tab/>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2.png",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Green_Semicircle_3.png",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1.png",<text:tab/>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2.png",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Green_Semicircle_E_3.png",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1.png",<text:tab/>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2.png",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Green_Semicircle_S_3.png",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1.png",<text:tab/>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2.png",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Orange_Semicircle_3.png",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1.png",<text:tab/>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2.png",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Orange_Semicircle_E_3.png",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1.png",<text:tab/>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2.png",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Orange_Semicircle_S_3.png",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1.png",<text:tab/>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2.png",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Semicircles/Colección_Red_Semicircle_3.png",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1.png",<text:tab/>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2.png",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Semicircles/Colección_Red_Semicircle_E_3.png",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1.png",<text:tab/>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2.png",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Semicircles/Colección_Red_Semicircle_S_3.png",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1.png",<text:tab/>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2.png",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Blue_Triangle_3.png",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1.png",<text:tab/>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2.png",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Blue_Triangle_E_3.png",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1.png",<text:tab/>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2.png",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Blue_Triangle_S_3.png",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1.png",<text:tab/>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2.png",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Green_Triangle_3.png",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1.png",<text:tab/>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2.png",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Green_Triangle_E_3.png",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1.png",<text:tab/>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2.png",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Green_Triangle_S_3.png",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1.png",<text:tab/>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2.png",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Orange_Triangle_3.png",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1.png",<text:tab/>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2.png",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Orange_Triangle_E_3.png",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1.png",<text:tab/>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2.png",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Orange_Triangle_S_3.png",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1.png",<text:tab/>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2.png",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./Triangles/Colección_Red_Triangle_3.png",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1.png",<text:tab/>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2.png",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./Triangles/Colección_Red_Triangle_E_3.png",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1.png",<text:tab/>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2.png",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</text:p>
          </table:table-cell>
          <table:table-cell office:value-type="string" calcext:value-type="string">
            <text:p>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./Triangles/Colección_Red_Triangle_S_3.png",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.png</text:p>
          </table:table-cell>
          <table:table-cell office:value-type="string" calcext:value-type="string">
            <text:p>)</text:p>
          </table:table-cell>
          <table:table-cell table:number-columns-repeated="16"/>
        </table:table-row>
      </table:table>
      <table:table table:name="AllCode_2" table:style-name="ta1"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R.drawable.colecci_n_blue_parallelogram_1</text:p>
          </table:table-cell>
          <table:table-cell/>
          <table:table-cell office:value-type="string" calcext:value-type="string">
            <text:p>"./Parallelograms/Colección_Blue_Parallelogram_1.png", </text:p>
          </table:table-cell>
        </table:table-row>
        <table:table-row table:style-name="ro1"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R.drawable.colecci_n_blue_parallelogram_2</text:p>
          </table:table-cell>
          <table:table-cell/>
          <table:table-cell office:value-type="string" calcext:value-type="string">
            <text:p>"./Parallelograms/Colección_Blue_Parallelogram_2.png",</text:p>
          </table:table-cell>
        </table:table-row>
        <table:table-row table:style-name="ro1"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R.drawable.colecci_n_blue_parallelogram_3</text:p>
          </table:table-cell>
          <table:table-cell/>
          <table:table-cell office:value-type="string" calcext:value-type="string">
            <text:p>"./Parallelograms/Colección_Blue_Parallelogram_3.png",</text:p>
          </table:table-cell>
        </table:table-row>
        <table:table-row table:style-name="ro1"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R.drawable.colecci_n_blue_parallelogram_e_1</text:p>
          </table:table-cell>
          <table:table-cell/>
          <table:table-cell office:value-type="string" calcext:value-type="string">
            <text:p>"./Parallelograms/Colección_Blu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R.drawable.colecci_n_blue_parallelogram_e_2</text:p>
          </table:table-cell>
          <table:table-cell/>
          <table:table-cell office:value-type="string" calcext:value-type="string">
            <text:p>"./Parallelograms/Colección_Blue_Parallelogram_E_2.png",</text:p>
          </table:table-cell>
        </table:table-row>
        <table:table-row table:style-name="ro1"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R.drawable.colecci_n_blue_parallelogram_e_3</text:p>
          </table:table-cell>
          <table:table-cell/>
          <table:table-cell office:value-type="string" calcext:value-type="string">
            <text:p>"./Parallelograms/Colección_Blue_Parallelogram_E_3.png",</text:p>
          </table:table-cell>
        </table:table-row>
        <table:table-row table:style-name="ro1"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R.drawable.colecci_n_blue_parallelogram_s_1</text:p>
          </table:table-cell>
          <table:table-cell/>
          <table:table-cell office:value-type="string" calcext:value-type="string">
            <text:p>"./Parallelograms/Colección_Blu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R.drawable.colecci_n_blue_parallelogram_s_2</text:p>
          </table:table-cell>
          <table:table-cell/>
          <table:table-cell office:value-type="string" calcext:value-type="string">
            <text:p>"./Parallelograms/Colección_Blue_Parallelogram_S_2.png",</text:p>
          </table:table-cell>
        </table:table-row>
        <table:table-row table:style-name="ro1"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R.drawable.colecci_n_blue_parallelogram_s_3</text:p>
          </table:table-cell>
          <table:table-cell/>
          <table:table-cell office:value-type="string" calcext:value-type="string">
            <text:p>"./Parallelograms/Colección_Blue_Parallelogram_S_3.png",</text:p>
          </table:table-cell>
        </table:table-row>
        <table:table-row table:style-name="ro1"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"./Parallelograms/Colección_Green_Parallelogram_1.png",<text:tab/></text:p>
          </table:table-cell>
        </table:table-row>
        <table:table-row table:style-name="ro1"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"./Parallelograms/Colección_Green_Parallelogram_2.png",</text:p>
          </table:table-cell>
        </table:table-row>
        <table:table-row table:style-name="ro1"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"./Parallelograms/Colección_Green_Parallelogram_3.png",</text:p>
          </table:table-cell>
        </table:table-row>
        <table:table-row table:style-name="ro1"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"./Parallelograms/Colección_Green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"./Parallelograms/Colección_Green_Parallelogram_E_2.png",</text:p>
          </table:table-cell>
        </table:table-row>
        <table:table-row table:style-name="ro1"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"./Parallelograms/Colección_Green_Parallelogram_E_3.png",</text:p>
          </table:table-cell>
        </table:table-row>
        <table:table-row table:style-name="ro1"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"./Parallelograms/Colección_Green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"./Parallelograms/Colección_Green_Parallelogram_S_2.png",</text:p>
          </table:table-cell>
        </table:table-row>
        <table:table-row table:style-name="ro1"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"./Parallelograms/Colección_Green_Parallelogram_S_3.png",</text:p>
          </table:table-cell>
        </table:table-row>
        <table:table-row table:style-name="ro1"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"./Parallelograms/Colección_Orange_Parallelogram_1.png",<text:tab/></text:p>
          </table:table-cell>
        </table:table-row>
        <table:table-row table:style-name="ro1"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"./Parallelograms/Colección_Orange_Parallelogram_2.png",</text:p>
          </table:table-cell>
        </table:table-row>
        <table:table-row table:style-name="ro1"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"./Parallelograms/Colección_Orange_Parallelogram_3.png",</text:p>
          </table:table-cell>
        </table:table-row>
        <table:table-row table:style-name="ro1"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"./Parallelograms/Colección_Orange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"./Parallelograms/Colección_Orange_Parallelogram_E_2.png",</text:p>
          </table:table-cell>
        </table:table-row>
        <table:table-row table:style-name="ro1"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"./Parallelograms/Colección_Orange_Parallelogram_E_3.png",</text:p>
          </table:table-cell>
        </table:table-row>
        <table:table-row table:style-name="ro1"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"./Parallelograms/Colección_Orange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"./Parallelograms/Colección_Orange_Parallelogram_S_2.png",</text:p>
          </table:table-cell>
        </table:table-row>
        <table:table-row table:style-name="ro1"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"./Parallelograms/Colección_Orange_Parallelogram_S_3.png",</text:p>
          </table:table-cell>
        </table:table-row>
        <table:table-row table:style-name="ro1"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"./Parallelograms/Colección_Red_Parallelogram_1.png",<text:tab/></text:p>
          </table:table-cell>
        </table:table-row>
        <table:table-row table:style-name="ro1"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"./Parallelograms/Colección_Red_Parallelogram_2.png",</text:p>
          </table:table-cell>
        </table:table-row>
        <table:table-row table:style-name="ro1"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"./Parallelograms/Colección_Red_Parallelogram_3.png",</text:p>
          </table:table-cell>
        </table:table-row>
        <table:table-row table:style-name="ro1"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"./Parallelograms/Colección_Red_Parallelogram_E_1.png",<text:tab/></text:p>
          </table:table-cell>
        </table:table-row>
        <table:table-row table:style-name="ro1"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"./Parallelograms/Colección_Red_Parallelogram_E_2.png",</text:p>
          </table:table-cell>
        </table:table-row>
        <table:table-row table:style-name="ro1"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"./Parallelograms/Colección_Red_Parallelogram_E_3.png",</text:p>
          </table:table-cell>
        </table:table-row>
        <table:table-row table:style-name="ro1"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"./Parallelograms/Colección_Red_Parallelogram_S_1.png",<text:tab/></text:p>
          </table:table-cell>
        </table:table-row>
        <table:table-row table:style-name="ro1"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"./Parallelograms/Colección_Red_Parallelogram_S_2.png",</text:p>
          </table:table-cell>
        </table:table-row>
        <table:table-row table:style-name="ro1"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"./Parallelograms/Colección_Red_Parallelogram_S_3.png",</text:p>
          </table:table-cell>
        </table:table-row>
        <table:table-row table:style-name="ro1">
          <table:table-cell office:value-type="string" calcext:value-type="string">
            <text:p>R.drawable.colecci_n_green_parallelogram_1</text:p>
          </table:table-cell>
          <table:table-cell/>
          <table:table-cell office:value-type="string" calcext:value-type="string">
            <text:p>R.drawable.colecci_n_blue_rectangle_1</text:p>
          </table:table-cell>
          <table:table-cell/>
          <table:table-cell office:value-type="string" calcext:value-type="string">
            <text:p>"./Rectangles/Colección_Blue_Rectangl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2</text:p>
          </table:table-cell>
          <table:table-cell/>
          <table:table-cell office:value-type="string" calcext:value-type="string">
            <text:p>R.drawable.colecci_n_blue_rectangle_2</text:p>
          </table:table-cell>
          <table:table-cell/>
          <table:table-cell office:value-type="string" calcext:value-type="string">
            <text:p>"./Rectangles/Colección_Blue_Rectangle_2.png",</text:p>
          </table:table-cell>
        </table:table-row>
        <table:table-row table:style-name="ro1">
          <table:table-cell office:value-type="string" calcext:value-type="string">
            <text:p>R.drawable.colecci_n_green_parallelogram_3</text:p>
          </table:table-cell>
          <table:table-cell/>
          <table:table-cell office:value-type="string" calcext:value-type="string">
            <text:p>R.drawable.colecci_n_blue_rectangle_3</text:p>
          </table:table-cell>
          <table:table-cell/>
          <table:table-cell office:value-type="string" calcext:value-type="string">
            <text:p>"./Rectangles/Colección_Blue_Rectangle_3.png",</text:p>
          </table:table-cell>
        </table:table-row>
        <table:table-row table:style-name="ro1">
          <table:table-cell office:value-type="string" calcext:value-type="string">
            <text:p>R.drawable.colecci_n_green_parallelogram_e_1</text:p>
          </table:table-cell>
          <table:table-cell/>
          <table:table-cell office:value-type="string" calcext:value-type="string">
            <text:p>R.drawable.colecci_n_blue_rectangle_e_1</text:p>
          </table:table-cell>
          <table:table-cell/>
          <table:table-cell office:value-type="string" calcext:value-type="string">
            <text:p>"./Rectangles/Colección_Blue_Rectangle_E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e_2</text:p>
          </table:table-cell>
          <table:table-cell/>
          <table:table-cell office:value-type="string" calcext:value-type="string">
            <text:p>R.drawable.colecci_n_blue_rectangle_e_2</text:p>
          </table:table-cell>
          <table:table-cell/>
          <table:table-cell office:value-type="string" calcext:value-type="string">
            <text:p>"./Rectangles/Colección_Blue_Rectangle_E_2.png",</text:p>
          </table:table-cell>
        </table:table-row>
        <table:table-row table:style-name="ro1">
          <table:table-cell office:value-type="string" calcext:value-type="string">
            <text:p>R.drawable.colecci_n_green_parallelogram_e_3</text:p>
          </table:table-cell>
          <table:table-cell/>
          <table:table-cell office:value-type="string" calcext:value-type="string">
            <text:p>R.drawable.colecci_n_blue_rectangle_e_3</text:p>
          </table:table-cell>
          <table:table-cell/>
          <table:table-cell office:value-type="string" calcext:value-type="string">
            <text:p>"./Rectangles/Colección_Blue_Rectangle_E_3.png",</text:p>
          </table:table-cell>
        </table:table-row>
        <table:table-row table:style-name="ro1">
          <table:table-cell office:value-type="string" calcext:value-type="string">
            <text:p>R.drawable.colecci_n_green_parallelogram_s_1</text:p>
          </table:table-cell>
          <table:table-cell/>
          <table:table-cell office:value-type="string" calcext:value-type="string">
            <text:p>R.drawable.colecci_n_blue_rectangle_s_1</text:p>
          </table:table-cell>
          <table:table-cell/>
          <table:table-cell office:value-type="string" calcext:value-type="string">
            <text:p>"./Rectangles/Colección_Blue_Rectangle_S_1.png",<text:tab/></text:p>
          </table:table-cell>
        </table:table-row>
        <table:table-row table:style-name="ro1">
          <table:table-cell office:value-type="string" calcext:value-type="string">
            <text:p>R.drawable.colecci_n_green_parallelogram_s_2</text:p>
          </table:table-cell>
          <table:table-cell/>
          <table:table-cell office:value-type="string" calcext:value-type="string">
            <text:p>R.drawable.colecci_n_blue_rectangle_s_2</text:p>
          </table:table-cell>
          <table:table-cell/>
          <table:table-cell office:value-type="string" calcext:value-type="string">
            <text:p>"./Rectangles/Colección_Blue_Rectangle_S_2.png",</text:p>
          </table:table-cell>
        </table:table-row>
        <table:table-row table:style-name="ro1">
          <table:table-cell office:value-type="string" calcext:value-type="string">
            <text:p>R.drawable.colecci_n_green_parallelogram_s_3</text:p>
          </table:table-cell>
          <table:table-cell/>
          <table:table-cell office:value-type="string" calcext:value-type="string">
            <text:p>R.drawable.colecci_n_blue_rectangle_s_3</text:p>
          </table:table-cell>
          <table:table-cell/>
          <table:table-cell office:value-type="string" calcext:value-type="string">
            <text:p>"./Rectangles/Colección_Blue_Rectangle_S_3.png",</text:p>
          </table:table-cell>
        </table:table-row>
        <table:table-row table:style-name="ro1"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R.drawable.colecci_n_green_rectangle_1</text:p>
          </table:table-cell>
          <table:table-cell/>
          <table:table-cell office:value-type="string" calcext:value-type="string">
            <text:p>"./Rectangles/Colección_Green_Rectangle_1.png",<text:tab/></text:p>
          </table:table-cell>
        </table:table-row>
        <table:table-row table:style-name="ro1"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R.drawable.colecci_n_green_rectangle_2</text:p>
          </table:table-cell>
          <table:table-cell/>
          <table:table-cell office:value-type="string" calcext:value-type="string">
            <text:p>"./Rectangles/Colección_Green_Rectangle_2.png",</text:p>
          </table:table-cell>
        </table:table-row>
        <table:table-row table:style-name="ro1"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R.drawable.colecci_n_green_rectangle_3</text:p>
          </table:table-cell>
          <table:table-cell/>
          <table:table-cell office:value-type="string" calcext:value-type="string">
            <text:p>"./Rectangles/Colección_Green_Rectangle_3.png",</text:p>
          </table:table-cell>
        </table:table-row>
        <table:table-row table:style-name="ro1"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R.drawable.colecci_n_green_rectangle_e_1</text:p>
          </table:table-cell>
          <table:table-cell/>
          <table:table-cell office:value-type="string" calcext:value-type="string">
            <text:p>"./Rectangles/Colección_Green_Rectangle_E_1.png",<text:tab/></text:p>
          </table:table-cell>
        </table:table-row>
        <table:table-row table:style-name="ro1"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R.drawable.colecci_n_green_rectangle_e_2</text:p>
          </table:table-cell>
          <table:table-cell/>
          <table:table-cell office:value-type="string" calcext:value-type="string">
            <text:p>"./Rectangles/Colección_Green_Rectangle_E_2.png",</text:p>
          </table:table-cell>
        </table:table-row>
        <table:table-row table:style-name="ro1"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R.drawable.colecci_n_green_rectangle_e_3</text:p>
          </table:table-cell>
          <table:table-cell/>
          <table:table-cell office:value-type="string" calcext:value-type="string">
            <text:p>"./Rectangles/Colección_Green_Rectangle_E_3.png",</text:p>
          </table:table-cell>
        </table:table-row>
        <table:table-row table:style-name="ro1"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R.drawable.colecci_n_green_rectangle_s_1</text:p>
          </table:table-cell>
          <table:table-cell/>
          <table:table-cell office:value-type="string" calcext:value-type="string">
            <text:p>"./Rectangles/Colección_Green_Rectangle_S_1.png",<text:tab/></text:p>
          </table:table-cell>
        </table:table-row>
        <table:table-row table:style-name="ro1"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R.drawable.colecci_n_green_rectangle_s_2</text:p>
          </table:table-cell>
          <table:table-cell/>
          <table:table-cell office:value-type="string" calcext:value-type="string">
            <text:p>"./Rectangles/Colección_Green_Rectangle_S_2.png",</text:p>
          </table:table-cell>
        </table:table-row>
        <table:table-row table:style-name="ro1"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R.drawable.colecci_n_green_rectangle_s_3</text:p>
          </table:table-cell>
          <table:table-cell/>
          <table:table-cell office:value-type="string" calcext:value-type="string">
            <text:p>"./Rectangles/Colección_Green_Rectangle_S_3.png",</text:p>
          </table:table-cell>
        </table:table-row>
        <table:table-row table:style-name="ro1"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"./Rectangles/Colección_Orange_Rectangle_1.png",<text:tab/></text:p>
          </table:table-cell>
        </table:table-row>
        <table:table-row table:style-name="ro1"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"./Rectangles/Colección_Orange_Rectangle_2.png",</text:p>
          </table:table-cell>
        </table:table-row>
        <table:table-row table:style-name="ro1"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"./Rectangles/Colección_Orange_Rectangle_3.png",</text:p>
          </table:table-cell>
        </table:table-row>
        <table:table-row table:style-name="ro1"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"./Rectangles/Colección_Orange_Rectangle_E_1.png",<text:tab/></text:p>
          </table:table-cell>
        </table:table-row>
        <table:table-row table:style-name="ro1"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"./Rectangles/Colección_Orange_Rectangle_E_2.png",</text:p>
          </table:table-cell>
        </table:table-row>
        <table:table-row table:style-name="ro1"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"./Rectangles/Colección_Orange_Rectangle_E_3.png",</text:p>
          </table:table-cell>
        </table:table-row>
        <table:table-row table:style-name="ro1"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"./Rectangles/Colección_Orange_Rectangle_S_1.png",<text:tab/></text:p>
          </table:table-cell>
        </table:table-row>
        <table:table-row table:style-name="ro1"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"./Rectangles/Colección_Orange_Rectangle_S_2.png",</text:p>
          </table:table-cell>
        </table:table-row>
        <table:table-row table:style-name="ro1"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"./Rectangles/Colección_Orange_Rectangle_S_3.png",</text:p>
          </table:table-cell>
        </table:table-row>
        <table:table-row table:style-name="ro1"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"./Rectangles/Colección_Red_Rectangle_1.png",<text:tab/></text:p>
          </table:table-cell>
        </table:table-row>
        <table:table-row table:style-name="ro1"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"./Rectangles/Colección_Red_Rectangle_2.png",</text:p>
          </table:table-cell>
        </table:table-row>
        <table:table-row table:style-name="ro1"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"./Rectangles/Colección_Red_Rectangle_3.png",</text:p>
          </table:table-cell>
        </table:table-row>
        <table:table-row table:style-name="ro1"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"./Rectangles/Colección_Red_Rectangle_E_1.png",<text:tab/></text:p>
          </table:table-cell>
        </table:table-row>
        <table:table-row table:style-name="ro1"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"./Rectangles/Colección_Red_Rectangle_E_2.png",</text:p>
          </table:table-cell>
        </table:table-row>
        <table:table-row table:style-name="ro1"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"./Rectangles/Colección_Red_Rectangle_E_3.png",</text:p>
          </table:table-cell>
        </table:table-row>
        <table:table-row table:style-name="ro1"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"./Rectangles/Colección_Red_Rectangle_S_1.png",<text:tab/></text:p>
          </table:table-cell>
        </table:table-row>
        <table:table-row table:style-name="ro1"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"./Rectangles/Colección_Red_Rectangle_S_2.png",</text:p>
          </table:table-cell>
        </table:table-row>
        <table:table-row table:style-name="ro1"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"./Rectangles/Colección_Red_Rectangle_S_3.png",</text:p>
          </table:table-cell>
        </table:table-row>
        <table:table-row table:style-name="ro1">
          <table:table-cell office:value-type="string" calcext:value-type="string">
            <text:p>R.drawable.colecci_n_orange_parallelogram_1</text:p>
          </table:table-cell>
          <table:table-cell/>
          <table:table-cell office:value-type="string" calcext:value-type="string">
            <text:p>R.drawable.colecci_n_blue_semicircle_1</text:p>
          </table:table-cell>
          <table:table-cell/>
          <table:table-cell office:value-type="string" calcext:value-type="string">
            <text:p>"./Semicircles/Colección_Blue_Semicircl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2</text:p>
          </table:table-cell>
          <table:table-cell/>
          <table:table-cell office:value-type="string" calcext:value-type="string">
            <text:p>R.drawable.colecci_n_blue_semicircle_2</text:p>
          </table:table-cell>
          <table:table-cell/>
          <table:table-cell office:value-type="string" calcext:value-type="string">
            <text:p>"./Semicircles/Colección_Blue_Semicircle_2.png",</text:p>
          </table:table-cell>
        </table:table-row>
        <table:table-row table:style-name="ro1">
          <table:table-cell office:value-type="string" calcext:value-type="string">
            <text:p>R.drawable.colecci_n_orange_parallelogram_3</text:p>
          </table:table-cell>
          <table:table-cell/>
          <table:table-cell office:value-type="string" calcext:value-type="string">
            <text:p>R.drawable.colecci_n_blue_semicircle_3</text:p>
          </table:table-cell>
          <table:table-cell/>
          <table:table-cell office:value-type="string" calcext:value-type="string">
            <text:p>"./Semicircles/Colección_Blue_Semicircle_3.png",</text:p>
          </table:table-cell>
        </table:table-row>
        <table:table-row table:style-name="ro1">
          <table:table-cell office:value-type="string" calcext:value-type="string">
            <text:p>R.drawable.colecci_n_orange_parallelogram_e_1</text:p>
          </table:table-cell>
          <table:table-cell/>
          <table:table-cell office:value-type="string" calcext:value-type="string">
            <text:p>R.drawable.colecci_n_blue_semicircle_e_1</text:p>
          </table:table-cell>
          <table:table-cell/>
          <table:table-cell office:value-type="string" calcext:value-type="string">
            <text:p>"./Semicircles/Colección_Blu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e_2</text:p>
          </table:table-cell>
          <table:table-cell/>
          <table:table-cell office:value-type="string" calcext:value-type="string">
            <text:p>R.drawable.colecci_n_blue_semicircle_e_2</text:p>
          </table:table-cell>
          <table:table-cell/>
          <table:table-cell office:value-type="string" calcext:value-type="string">
            <text:p>"./Semicircles/Colección_Blue_Semicircle_E_2.png",</text:p>
          </table:table-cell>
        </table:table-row>
        <table:table-row table:style-name="ro1">
          <table:table-cell office:value-type="string" calcext:value-type="string">
            <text:p>R.drawable.colecci_n_orange_parallelogram_e_3</text:p>
          </table:table-cell>
          <table:table-cell/>
          <table:table-cell office:value-type="string" calcext:value-type="string">
            <text:p>R.drawable.colecci_n_blue_semicircle_e_3</text:p>
          </table:table-cell>
          <table:table-cell/>
          <table:table-cell office:value-type="string" calcext:value-type="string">
            <text:p>"./Semicircles/Colección_Blue_Semicircle_E_3.png",</text:p>
          </table:table-cell>
        </table:table-row>
        <table:table-row table:style-name="ro1">
          <table:table-cell office:value-type="string" calcext:value-type="string">
            <text:p>R.drawable.colecci_n_orange_parallelogram_s_1</text:p>
          </table:table-cell>
          <table:table-cell/>
          <table:table-cell office:value-type="string" calcext:value-type="string">
            <text:p>R.drawable.colecci_n_blue_semicircle_s_1</text:p>
          </table:table-cell>
          <table:table-cell/>
          <table:table-cell office:value-type="string" calcext:value-type="string">
            <text:p>"./Semicircles/Colección_Blu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parallelogram_s_2</text:p>
          </table:table-cell>
          <table:table-cell/>
          <table:table-cell office:value-type="string" calcext:value-type="string">
            <text:p>R.drawable.colecci_n_blue_semicircle_s_2</text:p>
          </table:table-cell>
          <table:table-cell/>
          <table:table-cell office:value-type="string" calcext:value-type="string">
            <text:p>"./Semicircles/Colección_Blue_Semicircle_S_2.png",</text:p>
          </table:table-cell>
        </table:table-row>
        <table:table-row table:style-name="ro1">
          <table:table-cell office:value-type="string" calcext:value-type="string">
            <text:p>R.drawable.colecci_n_orange_parallelogram_s_3</text:p>
          </table:table-cell>
          <table:table-cell/>
          <table:table-cell office:value-type="string" calcext:value-type="string">
            <text:p>R.drawable.colecci_n_blue_semicircle_s_3</text:p>
          </table:table-cell>
          <table:table-cell/>
          <table:table-cell office:value-type="string" calcext:value-type="string">
            <text:p>"./Semicircles/Colección_Blue_Semicircle_S_3.png",</text:p>
          </table:table-cell>
        </table:table-row>
        <table:table-row table:style-name="ro1">
          <table:table-cell office:value-type="string" calcext:value-type="string">
            <text:p>R.drawable.colecci_n_orange_rectangle_1</text:p>
          </table:table-cell>
          <table:table-cell/>
          <table:table-cell office:value-type="string" calcext:value-type="string">
            <text:p>R.drawable.colecci_n_green_semicircle_1</text:p>
          </table:table-cell>
          <table:table-cell/>
          <table:table-cell office:value-type="string" calcext:value-type="string">
            <text:p>"./Semicircles/Colección_Green_Semicircle_1.png",<text:tab/></text:p>
          </table:table-cell>
        </table:table-row>
        <table:table-row table:style-name="ro1">
          <table:table-cell office:value-type="string" calcext:value-type="string">
            <text:p>R.drawable.colecci_n_orange_rectangle_2</text:p>
          </table:table-cell>
          <table:table-cell/>
          <table:table-cell office:value-type="string" calcext:value-type="string">
            <text:p>R.drawable.colecci_n_green_semicircle_2</text:p>
          </table:table-cell>
          <table:table-cell/>
          <table:table-cell office:value-type="string" calcext:value-type="string">
            <text:p>"./Semicircles/Colección_Green_Semicircle_2.png",</text:p>
          </table:table-cell>
        </table:table-row>
        <table:table-row table:style-name="ro1">
          <table:table-cell office:value-type="string" calcext:value-type="string">
            <text:p>R.drawable.colecci_n_orange_rectangle_3</text:p>
          </table:table-cell>
          <table:table-cell/>
          <table:table-cell office:value-type="string" calcext:value-type="string">
            <text:p>R.drawable.colecci_n_green_semicircle_3</text:p>
          </table:table-cell>
          <table:table-cell/>
          <table:table-cell office:value-type="string" calcext:value-type="string">
            <text:p>"./Semicircles/Colección_Green_Semicircle_3.png",</text:p>
          </table:table-cell>
        </table:table-row>
        <table:table-row table:style-name="ro1">
          <table:table-cell office:value-type="string" calcext:value-type="string">
            <text:p>R.drawable.colecci_n_orange_rectangle_e_1</text:p>
          </table:table-cell>
          <table:table-cell/>
          <table:table-cell office:value-type="string" calcext:value-type="string">
            <text:p>R.drawable.colecci_n_green_semicircle_e_1</text:p>
          </table:table-cell>
          <table:table-cell/>
          <table:table-cell office:value-type="string" calcext:value-type="string">
            <text:p>"./Semicircles/Colección_Green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rectangle_e_2</text:p>
          </table:table-cell>
          <table:table-cell/>
          <table:table-cell office:value-type="string" calcext:value-type="string">
            <text:p>R.drawable.colecci_n_green_semicircle_e_2</text:p>
          </table:table-cell>
          <table:table-cell/>
          <table:table-cell office:value-type="string" calcext:value-type="string">
            <text:p>"./Semicircles/Colección_Green_Semicircle_E_2.png",</text:p>
          </table:table-cell>
        </table:table-row>
        <table:table-row table:style-name="ro1">
          <table:table-cell office:value-type="string" calcext:value-type="string">
            <text:p>R.drawable.colecci_n_orange_rectangle_e_3</text:p>
          </table:table-cell>
          <table:table-cell/>
          <table:table-cell office:value-type="string" calcext:value-type="string">
            <text:p>R.drawable.colecci_n_green_semicircle_e_3</text:p>
          </table:table-cell>
          <table:table-cell/>
          <table:table-cell office:value-type="string" calcext:value-type="string">
            <text:p>"./Semicircles/Colección_Green_Semicircle_E_3.png",</text:p>
          </table:table-cell>
        </table:table-row>
        <table:table-row table:style-name="ro1">
          <table:table-cell office:value-type="string" calcext:value-type="string">
            <text:p>R.drawable.colecci_n_orange_rectangle_s_1</text:p>
          </table:table-cell>
          <table:table-cell/>
          <table:table-cell office:value-type="string" calcext:value-type="string">
            <text:p>R.drawable.colecci_n_green_semicircle_s_1</text:p>
          </table:table-cell>
          <table:table-cell/>
          <table:table-cell office:value-type="string" calcext:value-type="string">
            <text:p>"./Semicircles/Colección_Green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rectangle_s_2</text:p>
          </table:table-cell>
          <table:table-cell/>
          <table:table-cell office:value-type="string" calcext:value-type="string">
            <text:p>R.drawable.colecci_n_green_semicircle_s_2</text:p>
          </table:table-cell>
          <table:table-cell/>
          <table:table-cell office:value-type="string" calcext:value-type="string">
            <text:p>"./Semicircles/Colección_Green_Semicircle_S_2.png",</text:p>
          </table:table-cell>
        </table:table-row>
        <table:table-row table:style-name="ro1">
          <table:table-cell office:value-type="string" calcext:value-type="string">
            <text:p>R.drawable.colecci_n_orange_rectangle_s_3</text:p>
          </table:table-cell>
          <table:table-cell/>
          <table:table-cell office:value-type="string" calcext:value-type="string">
            <text:p>R.drawable.colecci_n_green_semicircle_s_3</text:p>
          </table:table-cell>
          <table:table-cell/>
          <table:table-cell office:value-type="string" calcext:value-type="string">
            <text:p>"./Semicircles/Colección_Green_Semicircle_S_3.png",</text:p>
          </table:table-cell>
        </table:table-row>
        <table:table-row table:style-name="ro1"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R.drawable.colecci_n_orange_semicircle_1</text:p>
          </table:table-cell>
          <table:table-cell/>
          <table:table-cell office:value-type="string" calcext:value-type="string">
            <text:p>"./Semicircles/Colección_Orange_Semicircle_1.png",<text:tab/></text:p>
          </table:table-cell>
        </table:table-row>
        <table:table-row table:style-name="ro1"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R.drawable.colecci_n_orange_semicircle_2</text:p>
          </table:table-cell>
          <table:table-cell/>
          <table:table-cell office:value-type="string" calcext:value-type="string">
            <text:p>"./Semicircles/Colección_Orange_Semicircle_2.png",</text:p>
          </table:table-cell>
        </table:table-row>
        <table:table-row table:style-name="ro1"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R.drawable.colecci_n_orange_semicircle_3</text:p>
          </table:table-cell>
          <table:table-cell/>
          <table:table-cell office:value-type="string" calcext:value-type="string">
            <text:p>"./Semicircles/Colección_Orange_Semicircle_3.png",</text:p>
          </table:table-cell>
        </table:table-row>
        <table:table-row table:style-name="ro1"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R.drawable.colecci_n_orange_semicircle_e_1</text:p>
          </table:table-cell>
          <table:table-cell/>
          <table:table-cell office:value-type="string" calcext:value-type="string">
            <text:p>"./Semicircles/Colección_Orange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R.drawable.colecci_n_orange_semicircle_e_2</text:p>
          </table:table-cell>
          <table:table-cell/>
          <table:table-cell office:value-type="string" calcext:value-type="string">
            <text:p>"./Semicircles/Colección_Orange_Semicircle_E_2.png",</text:p>
          </table:table-cell>
        </table:table-row>
        <table:table-row table:style-name="ro1"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R.drawable.colecci_n_orange_semicircle_e_3</text:p>
          </table:table-cell>
          <table:table-cell/>
          <table:table-cell office:value-type="string" calcext:value-type="string">
            <text:p>"./Semicircles/Colección_Orange_Semicircle_E_3.png",</text:p>
          </table:table-cell>
        </table:table-row>
        <table:table-row table:style-name="ro1"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R.drawable.colecci_n_orange_semicircle_s_1</text:p>
          </table:table-cell>
          <table:table-cell/>
          <table:table-cell office:value-type="string" calcext:value-type="string">
            <text:p>"./Semicircles/Colección_Orange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R.drawable.colecci_n_orange_semicircle_s_2</text:p>
          </table:table-cell>
          <table:table-cell/>
          <table:table-cell office:value-type="string" calcext:value-type="string">
            <text:p>"./Semicircles/Colección_Orange_Semicircle_S_2.png",</text:p>
          </table:table-cell>
        </table:table-row>
        <table:table-row table:style-name="ro1"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R.drawable.colecci_n_orange_semicircle_s_3</text:p>
          </table:table-cell>
          <table:table-cell/>
          <table:table-cell office:value-type="string" calcext:value-type="string">
            <text:p>"./Semicircles/Colección_Orange_Semicircle_S_3.png",</text:p>
          </table:table-cell>
        </table:table-row>
        <table:table-row table:style-name="ro1"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"./Semicircles/Colección_Red_Semicircle_1.png",<text:tab/></text:p>
          </table:table-cell>
        </table:table-row>
        <table:table-row table:style-name="ro1"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"./Semicircles/Colección_Red_Semicircle_2.png",</text:p>
          </table:table-cell>
        </table:table-row>
        <table:table-row table:style-name="ro1"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"./Semicircles/Colección_Red_Semicircle_3.png",</text:p>
          </table:table-cell>
        </table:table-row>
        <table:table-row table:style-name="ro1"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"./Semicircles/Colección_Red_Semicircle_E_1.png",<text:tab/></text:p>
          </table:table-cell>
        </table:table-row>
        <table:table-row table:style-name="ro1"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"./Semicircles/Colección_Red_Semicircle_E_2.png",</text:p>
          </table:table-cell>
        </table:table-row>
        <table:table-row table:style-name="ro1"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"./Semicircles/Colección_Red_Semicircle_E_3.png",</text:p>
          </table:table-cell>
        </table:table-row>
        <table:table-row table:style-name="ro1"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"./Semicircles/Colección_Red_Semicircle_S_1.png",<text:tab/></text:p>
          </table:table-cell>
        </table:table-row>
        <table:table-row table:style-name="ro1"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"./Semicircles/Colección_Red_Semicircle_S_2.png",</text:p>
          </table:table-cell>
        </table:table-row>
        <table:table-row table:style-name="ro1"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"./Semicircles/Colección_Red_Semicircle_S_3.png",</text:p>
          </table:table-cell>
        </table:table-row>
        <table:table-row table:style-name="ro1">
          <table:table-cell office:value-type="string" calcext:value-type="string">
            <text:p>R.drawable.colecci_n_red_parallelogram_1</text:p>
          </table:table-cell>
          <table:table-cell/>
          <table:table-cell office:value-type="string" calcext:value-type="string">
            <text:p>R.drawable.colecci_n_blue_triangle_1</text:p>
          </table:table-cell>
          <table:table-cell/>
          <table:table-cell office:value-type="string" calcext:value-type="string">
            <text:p>"./Triangles/Colección_Blue_Triangle_1.png",<text:tab/></text:p>
          </table:table-cell>
        </table:table-row>
        <table:table-row table:style-name="ro1">
          <table:table-cell office:value-type="string" calcext:value-type="string">
            <text:p>R.drawable.colecci_n_red_parallelogram_2</text:p>
          </table:table-cell>
          <table:table-cell/>
          <table:table-cell office:value-type="string" calcext:value-type="string">
            <text:p>R.drawable.colecci_n_blue_triangle_2</text:p>
          </table:table-cell>
          <table:table-cell/>
          <table:table-cell office:value-type="string" calcext:value-type="string">
            <text:p>"./Triangles/Colección_Blue_Triangle_2.png",</text:p>
          </table:table-cell>
        </table:table-row>
        <table:table-row table:style-name="ro1">
          <table:table-cell office:value-type="string" calcext:value-type="string">
            <text:p>R.drawable.colecci_n_red_parallelogram_3</text:p>
          </table:table-cell>
          <table:table-cell/>
          <table:table-cell office:value-type="string" calcext:value-type="string">
            <text:p>R.drawable.colecci_n_blue_triangle_3</text:p>
          </table:table-cell>
          <table:table-cell/>
          <table:table-cell office:value-type="string" calcext:value-type="string">
            <text:p>"./Triangles/Colección_Blue_Triangle_3.png",</text:p>
          </table:table-cell>
        </table:table-row>
        <table:table-row table:style-name="ro1">
          <table:table-cell office:value-type="string" calcext:value-type="string">
            <text:p>R.drawable.colecci_n_red_parallelogram_e_1</text:p>
          </table:table-cell>
          <table:table-cell/>
          <table:table-cell office:value-type="string" calcext:value-type="string">
            <text:p>R.drawable.colecci_n_blue_triangle_e_1</text:p>
          </table:table-cell>
          <table:table-cell/>
          <table:table-cell office:value-type="string" calcext:value-type="string">
            <text:p>"./Triangles/Colección_Blue_Triangle_E_1.png",<text:tab/></text:p>
          </table:table-cell>
        </table:table-row>
        <table:table-row table:style-name="ro1">
          <table:table-cell office:value-type="string" calcext:value-type="string">
            <text:p>R.drawable.colecci_n_red_parallelogram_e_2</text:p>
          </table:table-cell>
          <table:table-cell/>
          <table:table-cell office:value-type="string" calcext:value-type="string">
            <text:p>R.drawable.colecci_n_blue_triangle_e_2</text:p>
          </table:table-cell>
          <table:table-cell/>
          <table:table-cell office:value-type="string" calcext:value-type="string">
            <text:p>"./Triangles/Colección_Blue_Triangle_E_2.png",</text:p>
          </table:table-cell>
        </table:table-row>
        <table:table-row table:style-name="ro1">
          <table:table-cell office:value-type="string" calcext:value-type="string">
            <text:p>R.drawable.colecci_n_red_parallelogram_e_3</text:p>
          </table:table-cell>
          <table:table-cell/>
          <table:table-cell office:value-type="string" calcext:value-type="string">
            <text:p>R.drawable.colecci_n_blue_triangle_e_3</text:p>
          </table:table-cell>
          <table:table-cell/>
          <table:table-cell office:value-type="string" calcext:value-type="string">
            <text:p>"./Triangles/Colección_Blue_Triangle_E_3.png",</text:p>
          </table:table-cell>
        </table:table-row>
        <table:table-row table:style-name="ro1">
          <table:table-cell office:value-type="string" calcext:value-type="string">
            <text:p>R.drawable.colecci_n_red_parallelogram_s_1</text:p>
          </table:table-cell>
          <table:table-cell/>
          <table:table-cell office:value-type="string" calcext:value-type="string">
            <text:p>R.drawable.colecci_n_blue_triangle_s_1</text:p>
          </table:table-cell>
          <table:table-cell/>
          <table:table-cell office:value-type="string" calcext:value-type="string">
            <text:p>"./Triangles/Colección_Blue_Triangle_S_1.png",<text:tab/></text:p>
          </table:table-cell>
        </table:table-row>
        <table:table-row table:style-name="ro1">
          <table:table-cell office:value-type="string" calcext:value-type="string">
            <text:p>R.drawable.colecci_n_red_parallelogram_s_2</text:p>
          </table:table-cell>
          <table:table-cell/>
          <table:table-cell office:value-type="string" calcext:value-type="string">
            <text:p>R.drawable.colecci_n_blue_triangle_s_2</text:p>
          </table:table-cell>
          <table:table-cell/>
          <table:table-cell office:value-type="string" calcext:value-type="string">
            <text:p>"./Triangles/Colección_Blue_Triangle_S_2.png",</text:p>
          </table:table-cell>
        </table:table-row>
        <table:table-row table:style-name="ro1">
          <table:table-cell office:value-type="string" calcext:value-type="string">
            <text:p>R.drawable.colecci_n_red_parallelogram_s_3</text:p>
          </table:table-cell>
          <table:table-cell/>
          <table:table-cell office:value-type="string" calcext:value-type="string">
            <text:p>R.drawable.colecci_n_blue_triangle_s_3</text:p>
          </table:table-cell>
          <table:table-cell/>
          <table:table-cell office:value-type="string" calcext:value-type="string">
            <text:p>"./Triangles/Colección_Blue_Triangle_S_3.png",</text:p>
          </table:table-cell>
        </table:table-row>
        <table:table-row table:style-name="ro1">
          <table:table-cell office:value-type="string" calcext:value-type="string">
            <text:p>R.drawable.colecci_n_red_rectangle_1</text:p>
          </table:table-cell>
          <table:table-cell/>
          <table:table-cell office:value-type="string" calcext:value-type="string">
            <text:p>R.drawable.colecci_n_green_triangle_1</text:p>
          </table:table-cell>
          <table:table-cell/>
          <table:table-cell office:value-type="string" calcext:value-type="string">
            <text:p>"./Triangles/Colección_Green_Triangle_1.png",<text:tab/></text:p>
          </table:table-cell>
        </table:table-row>
        <table:table-row table:style-name="ro1">
          <table:table-cell office:value-type="string" calcext:value-type="string">
            <text:p>R.drawable.colecci_n_red_rectangle_2</text:p>
          </table:table-cell>
          <table:table-cell/>
          <table:table-cell office:value-type="string" calcext:value-type="string">
            <text:p>R.drawable.colecci_n_green_triangle_2</text:p>
          </table:table-cell>
          <table:table-cell/>
          <table:table-cell office:value-type="string" calcext:value-type="string">
            <text:p>"./Triangles/Colección_Green_Triangle_2.png",</text:p>
          </table:table-cell>
        </table:table-row>
        <table:table-row table:style-name="ro1">
          <table:table-cell office:value-type="string" calcext:value-type="string">
            <text:p>R.drawable.colecci_n_red_rectangle_3</text:p>
          </table:table-cell>
          <table:table-cell/>
          <table:table-cell office:value-type="string" calcext:value-type="string">
            <text:p>R.drawable.colecci_n_green_triangle_3</text:p>
          </table:table-cell>
          <table:table-cell/>
          <table:table-cell office:value-type="string" calcext:value-type="string">
            <text:p>"./Triangles/Colección_Green_Triangle_3.png",</text:p>
          </table:table-cell>
        </table:table-row>
        <table:table-row table:style-name="ro1">
          <table:table-cell office:value-type="string" calcext:value-type="string">
            <text:p>R.drawable.colecci_n_red_rectangle_e_1</text:p>
          </table:table-cell>
          <table:table-cell/>
          <table:table-cell office:value-type="string" calcext:value-type="string">
            <text:p>R.drawable.colecci_n_green_triangle_e_1</text:p>
          </table:table-cell>
          <table:table-cell/>
          <table:table-cell office:value-type="string" calcext:value-type="string">
            <text:p>"./Triangles/Colección_Green_Triangle_E_1.png",<text:tab/></text:p>
          </table:table-cell>
        </table:table-row>
        <table:table-row table:style-name="ro1">
          <table:table-cell office:value-type="string" calcext:value-type="string">
            <text:p>R.drawable.colecci_n_red_rectangle_e_2</text:p>
          </table:table-cell>
          <table:table-cell/>
          <table:table-cell office:value-type="string" calcext:value-type="string">
            <text:p>R.drawable.colecci_n_green_triangle_e_2</text:p>
          </table:table-cell>
          <table:table-cell/>
          <table:table-cell office:value-type="string" calcext:value-type="string">
            <text:p>"./Triangles/Colección_Green_Triangle_E_2.png",</text:p>
          </table:table-cell>
        </table:table-row>
        <table:table-row table:style-name="ro1">
          <table:table-cell office:value-type="string" calcext:value-type="string">
            <text:p>R.drawable.colecci_n_red_rectangle_e_3</text:p>
          </table:table-cell>
          <table:table-cell/>
          <table:table-cell office:value-type="string" calcext:value-type="string">
            <text:p>R.drawable.colecci_n_green_triangle_e_3</text:p>
          </table:table-cell>
          <table:table-cell/>
          <table:table-cell office:value-type="string" calcext:value-type="string">
            <text:p>"./Triangles/Colección_Green_Triangle_E_3.png",</text:p>
          </table:table-cell>
        </table:table-row>
        <table:table-row table:style-name="ro1">
          <table:table-cell office:value-type="string" calcext:value-type="string">
            <text:p>R.drawable.colecci_n_red_rectangle_s_1</text:p>
          </table:table-cell>
          <table:table-cell/>
          <table:table-cell office:value-type="string" calcext:value-type="string">
            <text:p>R.drawable.colecci_n_green_triangle_s_1</text:p>
          </table:table-cell>
          <table:table-cell/>
          <table:table-cell office:value-type="string" calcext:value-type="string">
            <text:p>"./Triangles/Colección_Green_Triangle_S_1.png",<text:tab/></text:p>
          </table:table-cell>
        </table:table-row>
        <table:table-row table:style-name="ro1">
          <table:table-cell office:value-type="string" calcext:value-type="string">
            <text:p>R.drawable.colecci_n_red_rectangle_s_2</text:p>
          </table:table-cell>
          <table:table-cell/>
          <table:table-cell office:value-type="string" calcext:value-type="string">
            <text:p>R.drawable.colecci_n_green_triangle_s_2</text:p>
          </table:table-cell>
          <table:table-cell/>
          <table:table-cell office:value-type="string" calcext:value-type="string">
            <text:p>"./Triangles/Colección_Green_Triangle_S_2.png",</text:p>
          </table:table-cell>
        </table:table-row>
        <table:table-row table:style-name="ro1">
          <table:table-cell office:value-type="string" calcext:value-type="string">
            <text:p>R.drawable.colecci_n_red_rectangle_s_3</text:p>
          </table:table-cell>
          <table:table-cell/>
          <table:table-cell office:value-type="string" calcext:value-type="string">
            <text:p>R.drawable.colecci_n_green_triangle_s_3</text:p>
          </table:table-cell>
          <table:table-cell/>
          <table:table-cell office:value-type="string" calcext:value-type="string">
            <text:p>"./Triangles/Colección_Green_Triangle_S_3.png",</text:p>
          </table:table-cell>
        </table:table-row>
        <table:table-row table:style-name="ro1">
          <table:table-cell office:value-type="string" calcext:value-type="string">
            <text:p>R.drawable.colecci_n_red_semicircle_1</text:p>
          </table:table-cell>
          <table:table-cell/>
          <table:table-cell office:value-type="string" calcext:value-type="string">
            <text:p>R.drawable.colecci_n_orange_triangle_1</text:p>
          </table:table-cell>
          <table:table-cell/>
          <table:table-cell office:value-type="string" calcext:value-type="string">
            <text:p>"./Triangles/Colección_Orange_Triangle_1.png",<text:tab/></text:p>
          </table:table-cell>
        </table:table-row>
        <table:table-row table:style-name="ro1">
          <table:table-cell office:value-type="string" calcext:value-type="string">
            <text:p>R.drawable.colecci_n_red_semicircle_2</text:p>
          </table:table-cell>
          <table:table-cell/>
          <table:table-cell office:value-type="string" calcext:value-type="string">
            <text:p>R.drawable.colecci_n_orange_triangle_2</text:p>
          </table:table-cell>
          <table:table-cell/>
          <table:table-cell office:value-type="string" calcext:value-type="string">
            <text:p>"./Triangles/Colección_Orange_Triangle_2.png",</text:p>
          </table:table-cell>
        </table:table-row>
        <table:table-row table:style-name="ro1">
          <table:table-cell office:value-type="string" calcext:value-type="string">
            <text:p>R.drawable.colecci_n_red_semicircle_3</text:p>
          </table:table-cell>
          <table:table-cell/>
          <table:table-cell office:value-type="string" calcext:value-type="string">
            <text:p>R.drawable.colecci_n_orange_triangle_3</text:p>
          </table:table-cell>
          <table:table-cell/>
          <table:table-cell office:value-type="string" calcext:value-type="string">
            <text:p>"./Triangles/Colección_Orange_Triangle_3.png",</text:p>
          </table:table-cell>
        </table:table-row>
        <table:table-row table:style-name="ro1">
          <table:table-cell office:value-type="string" calcext:value-type="string">
            <text:p>R.drawable.colecci_n_red_semicircle_e_1</text:p>
          </table:table-cell>
          <table:table-cell/>
          <table:table-cell office:value-type="string" calcext:value-type="string">
            <text:p>R.drawable.colecci_n_orange_triangle_e_1</text:p>
          </table:table-cell>
          <table:table-cell/>
          <table:table-cell office:value-type="string" calcext:value-type="string">
            <text:p>"./Triangles/Colección_Orange_Triangle_E_1.png",<text:tab/></text:p>
          </table:table-cell>
        </table:table-row>
        <table:table-row table:style-name="ro1">
          <table:table-cell office:value-type="string" calcext:value-type="string">
            <text:p>R.drawable.colecci_n_red_semicircle_e_2</text:p>
          </table:table-cell>
          <table:table-cell/>
          <table:table-cell office:value-type="string" calcext:value-type="string">
            <text:p>R.drawable.colecci_n_orange_triangle_e_2</text:p>
          </table:table-cell>
          <table:table-cell/>
          <table:table-cell office:value-type="string" calcext:value-type="string">
            <text:p>"./Triangles/Colección_Orange_Triangle_E_2.png",</text:p>
          </table:table-cell>
        </table:table-row>
        <table:table-row table:style-name="ro1">
          <table:table-cell office:value-type="string" calcext:value-type="string">
            <text:p>R.drawable.colecci_n_red_semicircle_e_3</text:p>
          </table:table-cell>
          <table:table-cell/>
          <table:table-cell office:value-type="string" calcext:value-type="string">
            <text:p>R.drawable.colecci_n_orange_triangle_e_3</text:p>
          </table:table-cell>
          <table:table-cell/>
          <table:table-cell office:value-type="string" calcext:value-type="string">
            <text:p>"./Triangles/Colección_Orange_Triangle_E_3.png",</text:p>
          </table:table-cell>
        </table:table-row>
        <table:table-row table:style-name="ro1">
          <table:table-cell office:value-type="string" calcext:value-type="string">
            <text:p>R.drawable.colecci_n_red_semicircle_s_1</text:p>
          </table:table-cell>
          <table:table-cell/>
          <table:table-cell office:value-type="string" calcext:value-type="string">
            <text:p>R.drawable.colecci_n_orange_triangle_s_1</text:p>
          </table:table-cell>
          <table:table-cell/>
          <table:table-cell office:value-type="string" calcext:value-type="string">
            <text:p>"./Triangles/Colección_Orange_Triangle_S_1.png",<text:tab/></text:p>
          </table:table-cell>
        </table:table-row>
        <table:table-row table:style-name="ro1">
          <table:table-cell office:value-type="string" calcext:value-type="string">
            <text:p>R.drawable.colecci_n_red_semicircle_s_2</text:p>
          </table:table-cell>
          <table:table-cell/>
          <table:table-cell office:value-type="string" calcext:value-type="string">
            <text:p>R.drawable.colecci_n_orange_triangle_s_2</text:p>
          </table:table-cell>
          <table:table-cell/>
          <table:table-cell office:value-type="string" calcext:value-type="string">
            <text:p>"./Triangles/Colección_Orange_Triangle_S_2.png",</text:p>
          </table:table-cell>
        </table:table-row>
        <table:table-row table:style-name="ro1">
          <table:table-cell office:value-type="string" calcext:value-type="string">
            <text:p>R.drawable.colecci_n_red_semicircle_s_3</text:p>
          </table:table-cell>
          <table:table-cell/>
          <table:table-cell office:value-type="string" calcext:value-type="string">
            <text:p>R.drawable.colecci_n_orange_triangle_s_3</text:p>
          </table:table-cell>
          <table:table-cell/>
          <table:table-cell office:value-type="string" calcext:value-type="string">
            <text:p>"./Triangles/Colección_Orange_Triangle_S_3.png",</text:p>
          </table:table-cell>
        </table:table-row>
        <table:table-row table:style-name="ro1"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R.drawable.colecci_n_red_triangle_1</text:p>
          </table:table-cell>
          <table:table-cell/>
          <table:table-cell office:value-type="string" calcext:value-type="string">
            <text:p>"./Triangles/Colección_Red_Triangle_1.png",<text:tab/></text:p>
          </table:table-cell>
        </table:table-row>
        <table:table-row table:style-name="ro1"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R.drawable.colecci_n_red_triangle_2</text:p>
          </table:table-cell>
          <table:table-cell/>
          <table:table-cell office:value-type="string" calcext:value-type="string">
            <text:p>"./Triangles/Colección_Red_Triangle_2.png",</text:p>
          </table:table-cell>
        </table:table-row>
        <table:table-row table:style-name="ro1"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R.drawable.colecci_n_red_triangle_3</text:p>
          </table:table-cell>
          <table:table-cell/>
          <table:table-cell office:value-type="string" calcext:value-type="string">
            <text:p>"./Triangles/Colección_Red_Triangle_3.png",</text:p>
          </table:table-cell>
        </table:table-row>
        <table:table-row table:style-name="ro1"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R.drawable.colecci_n_red_triangle_e_1</text:p>
          </table:table-cell>
          <table:table-cell/>
          <table:table-cell office:value-type="string" calcext:value-type="string">
            <text:p>"./Triangles/Colección_Red_Triangle_E_1.png",<text:tab/></text:p>
          </table:table-cell>
        </table:table-row>
        <table:table-row table:style-name="ro1"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R.drawable.colecci_n_red_triangle_e_2</text:p>
          </table:table-cell>
          <table:table-cell/>
          <table:table-cell office:value-type="string" calcext:value-type="string">
            <text:p>"./Triangles/Colección_Red_Triangle_E_2.png",</text:p>
          </table:table-cell>
        </table:table-row>
        <table:table-row table:style-name="ro1"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R.drawable.colecci_n_red_triangle_e_3</text:p>
          </table:table-cell>
          <table:table-cell/>
          <table:table-cell office:value-type="string" calcext:value-type="string">
            <text:p>"./Triangles/Colección_Red_Triangle_E_3.png",</text:p>
          </table:table-cell>
        </table:table-row>
        <table:table-row table:style-name="ro1"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R.drawable.colecci_n_red_triangle_s_1</text:p>
          </table:table-cell>
          <table:table-cell/>
          <table:table-cell office:value-type="string" calcext:value-type="string">
            <text:p>"./Triangles/Colección_Red_Triangle_S_1.png",<text:tab/></text:p>
          </table:table-cell>
        </table:table-row>
        <table:table-row table:style-name="ro1"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R.drawable.colecci_n_red_triangle_s_2</text:p>
          </table:table-cell>
          <table:table-cell/>
          <table:table-cell office:value-type="string" calcext:value-type="string">
            <text:p>"./Triangles/Colección_Red_Triangle_S_2.png",</text:p>
          </table:table-cell>
        </table:table-row>
        <table:table-row table:style-name="ro1"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R.drawable.colecci_n_red_triangle_s_3</text:p>
          </table:table-cell>
          <table:table-cell/>
          <table:table-cell office:value-type="string" calcext:value-type="string">
            <text:p>"./Triangles/Colección_Red_Triangle_S_3.png",</text:p>
          </table:table-cell>
        </table:table-row>
      </table:table>
      <table:table table:name="Sheet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7" table:number-columns-repeated="2" table:default-cell-style-name="Default"/>
        <table:table-column table:style-name="co5" table:number-columns-repeated="9" table:default-cell-style-name="Default"/>
        <table:table-column table:style-name="co30" table:default-cell-style-name="Default"/>
        <table:table-column table:style-name="co5" table:number-columns-repeated="117" table:default-cell-style-name="Default"/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By Color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By Shape</text:p>
          </table:table-cell>
          <table:table-cell office:value-type="string" calcext:value-type="string">
            <text:p>colecci_n_blue_parallelogram_1</text:p>
          </table:table-cell>
          <table:table-cell table:number-columns-repeated="2"/>
          <table:table-cell office:value-type="string" calcext:value-type="string">
            <text:p>colecci_n_blue_parallelogram_1</text:p>
          </table:table-cell>
          <table:table-cell/>
          <table:table-cell office:value-type="string" calcext:value-type="string">
            <text:p>aurora_over_canada_2016</text:p>
          </table:table-cell>
          <table:table-cell table:number-columns-repeated="7"/>
          <table:table-cell office:value-type="string" calcext:value-type="string">
            <text:p>/home/cronus/GitHub/Coleccion_Android/app/src/main/res/drawable/aurora_over_canada_2016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colecci_n_blue_parallelogram_2</text:p>
          </table:table-cell>
          <table:table-cell table:number-columns-repeated="2"/>
          <table:table-cell office:value-type="string" calcext:value-type="string">
            <text:p>colecci_n_blue_parallelogram_2</text:p>
          </table:table-cell>
          <table:table-cell/>
          <table:table-cell office:value-type="string" calcext:value-type="string">
            <text:p>bamboo_scroll_art_2</text:p>
          </table:table-cell>
          <table:table-cell table:number-columns-repeated="7"/>
          <table:table-cell office:value-type="string" calcext:value-type="string">
            <text:p>/home/cronus/GitHub/Coleccion_Android/app/src/main/res/drawable/bamboo_scroll_art_2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colecci_n_blue_parallelogram_3</text:p>
          </table:table-cell>
          <table:table-cell table:number-columns-repeated="2"/>
          <table:table-cell office:value-type="string" calcext:value-type="string">
            <text:p>colecci_n_blue_parallelogram_3</text:p>
          </table:table-cell>
          <table:table-cell/>
          <table:table-cell office:value-type="string" calcext:value-type="string">
            <text:p>boston_financial_district_skyline</text:p>
          </table:table-cell>
          <table:table-cell table:number-columns-repeated="7"/>
          <table:table-cell office:value-type="string" calcext:value-type="string">
            <text:p>/home/cronus/GitHub/Coleccion_Android/app/src/main/res/drawable/boston_financial_district_skyline.jp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olecci_n_blue_parallelogram_e_1</text:p>
          </table:table-cell>
          <table:table-cell table:number-columns-repeated="2"/>
          <table:table-cell office:value-type="string" calcext:value-type="string">
            <text:p>colecci_n_blue_parallelogram_e_1</text:p>
          </table:table-cell>
          <table:table-cell/>
          <table:table-cell office:value-type="string" calcext:value-type="string">
            <text:p>cardhelpinfo1</text:p>
          </table:table-cell>
          <table:table-cell table:number-columns-repeated="7"/>
          <table:table-cell office:value-type="string" calcext:value-type="string">
            <text:p>/home/cronus/GitHub/Coleccion_Android/app/src/main/res/drawable/cardhelpinfo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/>
          <table:table-cell office:value-type="string" calcext:value-type="string">
            <text:p>colecci_n_blue_parallelogram_e_2</text:p>
          </table:table-cell>
          <table:table-cell table:number-columns-repeated="2"/>
          <table:table-cell office:value-type="string" calcext:value-type="string">
            <text:p>colecci_n_blu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/>
          <table:table-cell office:value-type="string" calcext:value-type="string">
            <text:p>colecci_n_blue_parallelogram_e_3</text:p>
          </table:table-cell>
          <table:table-cell table:number-columns-repeated="2"/>
          <table:table-cell office:value-type="string" calcext:value-type="string">
            <text:p>colecci_n_blu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/>
          <table:table-cell office:value-type="string" calcext:value-type="string">
            <text:p>colecci_n_blue_parallelogram_s_1</text:p>
          </table:table-cell>
          <table:table-cell table:number-columns-repeated="2"/>
          <table:table-cell office:value-type="string" calcext:value-type="string">
            <text:p>colecci_n_blu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/>
          <table:table-cell office:value-type="string" calcext:value-type="string">
            <text:p>colecci_n_blue_parallelogram_s_2</text:p>
          </table:table-cell>
          <table:table-cell table:number-columns-repeated="2"/>
          <table:table-cell office:value-type="string" calcext:value-type="string">
            <text:p>colecci_n_blu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/>
          <table:table-cell office:value-type="string" calcext:value-type="string">
            <text:p>colecci_n_blue_parallelogram_s_3</text:p>
          </table:table-cell>
          <table:table-cell table:number-columns-repeated="2"/>
          <table:table-cell office:value-type="string" calcext:value-type="string">
            <text:p>colecci_n_blu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/>
          <table:table-cell office:value-type="string" calcext:value-type="string">
            <text:p>colecci_n_green_parallelogram_1</text:p>
          </table:table-cell>
          <table:table-cell table:number-columns-repeated="2"/>
          <table:table-cell office:value-type="string" calcext:value-type="string">
            <text:p>colecci_n_blu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/>
          <table:table-cell office:value-type="string" calcext:value-type="string">
            <text:p>colecci_n_green_parallelogram_2</text:p>
          </table:table-cell>
          <table:table-cell table:number-columns-repeated="2"/>
          <table:table-cell office:value-type="string" calcext:value-type="string">
            <text:p>colecci_n_blu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/>
          <table:table-cell office:value-type="string" calcext:value-type="string">
            <text:p>colecci_n_green_parallelogram_3</text:p>
          </table:table-cell>
          <table:table-cell table:number-columns-repeated="2"/>
          <table:table-cell office:value-type="string" calcext:value-type="string">
            <text:p>colecci_n_blu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/>
          <table:table-cell office:value-type="string" calcext:value-type="string">
            <text:p>colecci_n_green_parallelogram_e_1</text:p>
          </table:table-cell>
          <table:table-cell table:number-columns-repeated="2"/>
          <table:table-cell office:value-type="string" calcext:value-type="string">
            <text:p>colecci_n_blu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/>
          <table:table-cell office:value-type="string" calcext:value-type="string">
            <text:p>colecci_n_green_parallelogram_e_2</text:p>
          </table:table-cell>
          <table:table-cell table:number-columns-repeated="2"/>
          <table:table-cell office:value-type="string" calcext:value-type="string">
            <text:p>colecci_n_blu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/>
          <table:table-cell office:value-type="string" calcext:value-type="string">
            <text:p>colecci_n_green_parallelogram_e_3</text:p>
          </table:table-cell>
          <table:table-cell table:number-columns-repeated="2"/>
          <table:table-cell office:value-type="string" calcext:value-type="string">
            <text:p>colecci_n_blu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/>
          <table:table-cell office:value-type="string" calcext:value-type="string">
            <text:p>colecci_n_green_parallelogram_s_1</text:p>
          </table:table-cell>
          <table:table-cell table:number-columns-repeated="2"/>
          <table:table-cell office:value-type="string" calcext:value-type="string">
            <text:p>colecci_n_blu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/>
          <table:table-cell office:value-type="string" calcext:value-type="string">
            <text:p>colecci_n_green_parallelogram_s_2</text:p>
          </table:table-cell>
          <table:table-cell table:number-columns-repeated="2"/>
          <table:table-cell office:value-type="string" calcext:value-type="string">
            <text:p>colecci_n_blu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/>
          <table:table-cell office:value-type="string" calcext:value-type="string">
            <text:p>colecci_n_green_parallelogram_s_3</text:p>
          </table:table-cell>
          <table:table-cell table:number-columns-repeated="2"/>
          <table:table-cell office:value-type="string" calcext:value-type="string">
            <text:p>colecci_n_blu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/>
          <table:table-cell office:value-type="string" calcext:value-type="string">
            <text:p>colecci_n_orange_parallelogram_1</text:p>
          </table:table-cell>
          <table:table-cell table:number-columns-repeated="2"/>
          <table:table-cell office:value-type="string" calcext:value-type="string">
            <text:p>colecci_n_blu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/>
          <table:table-cell office:value-type="string" calcext:value-type="string">
            <text:p>colecci_n_orange_parallelogram_2</text:p>
          </table:table-cell>
          <table:table-cell table:number-columns-repeated="2"/>
          <table:table-cell office:value-type="string" calcext:value-type="string">
            <text:p>colecci_n_blu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/>
          <table:table-cell office:value-type="string" calcext:value-type="string">
            <text:p>colecci_n_orange_parallelogram_3</text:p>
          </table:table-cell>
          <table:table-cell table:number-columns-repeated="2"/>
          <table:table-cell office:value-type="string" calcext:value-type="string">
            <text:p>colecci_n_blu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/>
          <table:table-cell office:value-type="string" calcext:value-type="string">
            <text:p>colecci_n_orange_parallelogram_e_1</text:p>
          </table:table-cell>
          <table:table-cell table:number-columns-repeated="2"/>
          <table:table-cell office:value-type="string" calcext:value-type="string">
            <text:p>colecci_n_blu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/>
          <table:table-cell office:value-type="string" calcext:value-type="string">
            <text:p>colecci_n_orange_parallelogram_e_2</text:p>
          </table:table-cell>
          <table:table-cell table:number-columns-repeated="2"/>
          <table:table-cell office:value-type="string" calcext:value-type="string">
            <text:p>colecci_n_blu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/>
          <table:table-cell office:value-type="string" calcext:value-type="string">
            <text:p>colecci_n_orange_parallelogram_e_3</text:p>
          </table:table-cell>
          <table:table-cell table:number-columns-repeated="2"/>
          <table:table-cell office:value-type="string" calcext:value-type="string">
            <text:p>colecci_n_blu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/>
          <table:table-cell office:value-type="string" calcext:value-type="string">
            <text:p>colecci_n_orange_parallelogram_s_1</text:p>
          </table:table-cell>
          <table:table-cell table:number-columns-repeated="2"/>
          <table:table-cell office:value-type="string" calcext:value-type="string">
            <text:p>colecci_n_blu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/>
          <table:table-cell office:value-type="string" calcext:value-type="string">
            <text:p>colecci_n_orange_parallelogram_s_2</text:p>
          </table:table-cell>
          <table:table-cell table:number-columns-repeated="2"/>
          <table:table-cell office:value-type="string" calcext:value-type="string">
            <text:p>colecci_n_blu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/>
          <table:table-cell office:value-type="string" calcext:value-type="string">
            <text:p>colecci_n_orange_parallelogram_s_3</text:p>
          </table:table-cell>
          <table:table-cell table:number-columns-repeated="2"/>
          <table:table-cell office:value-type="string" calcext:value-type="string">
            <text:p>colecci_n_blu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/>
          <table:table-cell office:value-type="string" calcext:value-type="string">
            <text:p>colecci_n_red_parallelogram_1</text:p>
          </table:table-cell>
          <table:table-cell table:number-columns-repeated="2"/>
          <table:table-cell office:value-type="string" calcext:value-type="string">
            <text:p>colecci_n_blu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/>
          <table:table-cell office:value-type="string" calcext:value-type="string">
            <text:p>colecci_n_red_parallelogram_2</text:p>
          </table:table-cell>
          <table:table-cell table:number-columns-repeated="2"/>
          <table:table-cell office:value-type="string" calcext:value-type="string">
            <text:p>colecci_n_blu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/>
          <table:table-cell office:value-type="string" calcext:value-type="string">
            <text:p>colecci_n_red_parallelogram_3</text:p>
          </table:table-cell>
          <table:table-cell table:number-columns-repeated="2"/>
          <table:table-cell office:value-type="string" calcext:value-type="string">
            <text:p>colecci_n_blu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/>
          <table:table-cell office:value-type="string" calcext:value-type="string">
            <text:p>colecci_n_red_parallelogram_e_1</text:p>
          </table:table-cell>
          <table:table-cell table:number-columns-repeated="2"/>
          <table:table-cell office:value-type="string" calcext:value-type="string">
            <text:p>colecci_n_blu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/>
          <table:table-cell office:value-type="string" calcext:value-type="string">
            <text:p>colecci_n_red_parallelogram_e_2</text:p>
          </table:table-cell>
          <table:table-cell table:number-columns-repeated="2"/>
          <table:table-cell office:value-type="string" calcext:value-type="string">
            <text:p>colecci_n_blu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/>
          <table:table-cell office:value-type="string" calcext:value-type="string">
            <text:p>colecci_n_red_parallelogram_e_3</text:p>
          </table:table-cell>
          <table:table-cell table:number-columns-repeated="2"/>
          <table:table-cell office:value-type="string" calcext:value-type="string">
            <text:p>colecci_n_blu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/>
          <table:table-cell office:value-type="string" calcext:value-type="string">
            <text:p>colecci_n_red_parallelogram_s_1</text:p>
          </table:table-cell>
          <table:table-cell table:number-columns-repeated="2"/>
          <table:table-cell office:value-type="string" calcext:value-type="string">
            <text:p>colecci_n_blu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/>
          <table:table-cell office:value-type="string" calcext:value-type="string">
            <text:p>colecci_n_red_parallelogram_s_2</text:p>
          </table:table-cell>
          <table:table-cell table:number-columns-repeated="2"/>
          <table:table-cell office:value-type="string" calcext:value-type="string">
            <text:p>colecci_n_blu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/>
          <table:table-cell office:value-type="string" calcext:value-type="string">
            <text:p>colecci_n_red_parallelogram_s_3</text:p>
          </table:table-cell>
          <table:table-cell table:number-columns-repeated="2"/>
          <table:table-cell office:value-type="string" calcext:value-type="string">
            <text:p>colecci_n_blu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/>
          <table:table-cell office:value-type="string" calcext:value-type="string">
            <text:p>colecci_n_blue_rectangle_1</text:p>
          </table:table-cell>
          <table:table-cell table:number-columns-repeated="2"/>
          <table:table-cell office:value-type="string" calcext:value-type="string">
            <text:p>colecci_n_green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/>
          <table:table-cell office:value-type="string" calcext:value-type="string">
            <text:p>colecci_n_blue_rectangle_2</text:p>
          </table:table-cell>
          <table:table-cell table:number-columns-repeated="2"/>
          <table:table-cell office:value-type="string" calcext:value-type="string">
            <text:p>colecci_n_green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/>
          <table:table-cell office:value-type="string" calcext:value-type="string">
            <text:p>colecci_n_blue_rectangle_3</text:p>
          </table:table-cell>
          <table:table-cell table:number-columns-repeated="2"/>
          <table:table-cell office:value-type="string" calcext:value-type="string">
            <text:p>colecci_n_green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/>
          <table:table-cell office:value-type="string" calcext:value-type="string">
            <text:p>colecci_n_blue_rectangle_e_1</text:p>
          </table:table-cell>
          <table:table-cell table:number-columns-repeated="2"/>
          <table:table-cell office:value-type="string" calcext:value-type="string">
            <text:p>colecci_n_green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blu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/>
          <table:table-cell office:value-type="string" calcext:value-type="string">
            <text:p>colecci_n_blue_rectangle_e_2</text:p>
          </table:table-cell>
          <table:table-cell table:number-columns-repeated="2"/>
          <table:table-cell office:value-type="string" calcext:value-type="string">
            <text:p>colecci_n_green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/>
          <table:table-cell office:value-type="string" calcext:value-type="string">
            <text:p>colecci_n_blue_rectangle_e_3</text:p>
          </table:table-cell>
          <table:table-cell table:number-columns-repeated="2"/>
          <table:table-cell office:value-type="string" calcext:value-type="string">
            <text:p>colecci_n_green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/>
          <table:table-cell office:value-type="string" calcext:value-type="string">
            <text:p>colecci_n_blue_rectangle_s_1</text:p>
          </table:table-cell>
          <table:table-cell table:number-columns-repeated="2"/>
          <table:table-cell office:value-type="string" calcext:value-type="string">
            <text:p>colecci_n_green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/>
          <table:table-cell office:value-type="string" calcext:value-type="string">
            <text:p>colecci_n_blue_rectangle_s_2</text:p>
          </table:table-cell>
          <table:table-cell table:number-columns-repeated="2"/>
          <table:table-cell office:value-type="string" calcext:value-type="string">
            <text:p>colecci_n_green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/>
          <table:table-cell office:value-type="string" calcext:value-type="string">
            <text:p>colecci_n_blue_rectangle_s_3</text:p>
          </table:table-cell>
          <table:table-cell table:number-columns-repeated="2"/>
          <table:table-cell office:value-type="string" calcext:value-type="string">
            <text:p>colecci_n_green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/>
          <table:table-cell office:value-type="string" calcext:value-type="string">
            <text:p>colecci_n_green_rectangle_1</text:p>
          </table:table-cell>
          <table:table-cell table:number-columns-repeated="2"/>
          <table:table-cell office:value-type="string" calcext:value-type="string">
            <text:p>colecci_n_green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/>
          <table:table-cell office:value-type="string" calcext:value-type="string">
            <text:p>colecci_n_green_rectangle_2</text:p>
          </table:table-cell>
          <table:table-cell table:number-columns-repeated="2"/>
          <table:table-cell office:value-type="string" calcext:value-type="string">
            <text:p>colecci_n_green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/>
          <table:table-cell office:value-type="string" calcext:value-type="string">
            <text:p>colecci_n_green_rectangle_3</text:p>
          </table:table-cell>
          <table:table-cell table:number-columns-repeated="2"/>
          <table:table-cell office:value-type="string" calcext:value-type="string">
            <text:p>colecci_n_green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/>
          <table:table-cell office:value-type="string" calcext:value-type="string">
            <text:p>colecci_n_green_rectangle_e_1</text:p>
          </table:table-cell>
          <table:table-cell table:number-columns-repeated="2"/>
          <table:table-cell office:value-type="string" calcext:value-type="string">
            <text:p>colecci_n_green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/>
          <table:table-cell office:value-type="string" calcext:value-type="string">
            <text:p>colecci_n_green_rectangle_e_2</text:p>
          </table:table-cell>
          <table:table-cell table:number-columns-repeated="2"/>
          <table:table-cell office:value-type="string" calcext:value-type="string">
            <text:p>colecci_n_green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/>
          <table:table-cell office:value-type="string" calcext:value-type="string">
            <text:p>colecci_n_green_rectangle_e_3</text:p>
          </table:table-cell>
          <table:table-cell table:number-columns-repeated="2"/>
          <table:table-cell office:value-type="string" calcext:value-type="string">
            <text:p>colecci_n_green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/>
          <table:table-cell office:value-type="string" calcext:value-type="string">
            <text:p>colecci_n_green_rectangle_s_1</text:p>
          </table:table-cell>
          <table:table-cell table:number-columns-repeated="2"/>
          <table:table-cell office:value-type="string" calcext:value-type="string">
            <text:p>colecci_n_green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/>
          <table:table-cell office:value-type="string" calcext:value-type="string">
            <text:p>colecci_n_green_rectangle_s_2</text:p>
          </table:table-cell>
          <table:table-cell table:number-columns-repeated="2"/>
          <table:table-cell office:value-type="string" calcext:value-type="string">
            <text:p>colecci_n_green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/>
          <table:table-cell office:value-type="string" calcext:value-type="string">
            <text:p>colecci_n_green_rectangle_s_3</text:p>
          </table:table-cell>
          <table:table-cell table:number-columns-repeated="2"/>
          <table:table-cell office:value-type="string" calcext:value-type="string">
            <text:p>colecci_n_green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/>
          <table:table-cell office:value-type="string" calcext:value-type="string">
            <text:p>colecci_n_orange_rectangle_1</text:p>
          </table:table-cell>
          <table:table-cell table:number-columns-repeated="2"/>
          <table:table-cell office:value-type="string" calcext:value-type="string">
            <text:p>colecci_n_green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/>
          <table:table-cell office:value-type="string" calcext:value-type="string">
            <text:p>colecci_n_orange_rectangle_2</text:p>
          </table:table-cell>
          <table:table-cell table:number-columns-repeated="2"/>
          <table:table-cell office:value-type="string" calcext:value-type="string">
            <text:p>colecci_n_green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/>
          <table:table-cell office:value-type="string" calcext:value-type="string">
            <text:p>colecci_n_orange_rectangle_3</text:p>
          </table:table-cell>
          <table:table-cell table:number-columns-repeated="2"/>
          <table:table-cell office:value-type="string" calcext:value-type="string">
            <text:p>colecci_n_green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/>
          <table:table-cell office:value-type="string" calcext:value-type="string">
            <text:p>colecci_n_orange_rectangle_e_1</text:p>
          </table:table-cell>
          <table:table-cell table:number-columns-repeated="2"/>
          <table:table-cell office:value-type="string" calcext:value-type="string">
            <text:p>colecci_n_green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/>
          <table:table-cell office:value-type="string" calcext:value-type="string">
            <text:p>colecci_n_orange_rectangle_e_2</text:p>
          </table:table-cell>
          <table:table-cell table:number-columns-repeated="2"/>
          <table:table-cell office:value-type="string" calcext:value-type="string">
            <text:p>colecci_n_green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/>
          <table:table-cell office:value-type="string" calcext:value-type="string">
            <text:p>colecci_n_orange_rectangle_e_3</text:p>
          </table:table-cell>
          <table:table-cell table:number-columns-repeated="2"/>
          <table:table-cell office:value-type="string" calcext:value-type="string">
            <text:p>colecci_n_green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/>
          <table:table-cell office:value-type="string" calcext:value-type="string">
            <text:p>colecci_n_orange_rectangle_s_1</text:p>
          </table:table-cell>
          <table:table-cell table:number-columns-repeated="2"/>
          <table:table-cell office:value-type="string" calcext:value-type="string">
            <text:p>colecci_n_green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/>
          <table:table-cell office:value-type="string" calcext:value-type="string">
            <text:p>colecci_n_orange_rectangle_s_2</text:p>
          </table:table-cell>
          <table:table-cell table:number-columns-repeated="2"/>
          <table:table-cell office:value-type="string" calcext:value-type="string">
            <text:p>colecci_n_green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/>
          <table:table-cell office:value-type="string" calcext:value-type="string">
            <text:p>colecci_n_orange_rectangle_s_3</text:p>
          </table:table-cell>
          <table:table-cell table:number-columns-repeated="2"/>
          <table:table-cell office:value-type="string" calcext:value-type="string">
            <text:p>colecci_n_green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/>
          <table:table-cell office:value-type="string" calcext:value-type="string">
            <text:p>colecci_n_red_rectangle_1</text:p>
          </table:table-cell>
          <table:table-cell table:number-columns-repeated="2"/>
          <table:table-cell office:value-type="string" calcext:value-type="string">
            <text:p>colecci_n_green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/>
          <table:table-cell office:value-type="string" calcext:value-type="string">
            <text:p>colecci_n_red_rectangle_2</text:p>
          </table:table-cell>
          <table:table-cell table:number-columns-repeated="2"/>
          <table:table-cell office:value-type="string" calcext:value-type="string">
            <text:p>colecci_n_green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/>
          <table:table-cell office:value-type="string" calcext:value-type="string">
            <text:p>colecci_n_red_rectangle_3</text:p>
          </table:table-cell>
          <table:table-cell table:number-columns-repeated="2"/>
          <table:table-cell office:value-type="string" calcext:value-type="string">
            <text:p>colecci_n_green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/>
          <table:table-cell office:value-type="string" calcext:value-type="string">
            <text:p>colecci_n_red_rectangle_e_1</text:p>
          </table:table-cell>
          <table:table-cell table:number-columns-repeated="2"/>
          <table:table-cell office:value-type="string" calcext:value-type="string">
            <text:p>colecci_n_green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/>
          <table:table-cell office:value-type="string" calcext:value-type="string">
            <text:p>colecci_n_red_rectangle_e_2</text:p>
          </table:table-cell>
          <table:table-cell table:number-columns-repeated="2"/>
          <table:table-cell office:value-type="string" calcext:value-type="string">
            <text:p>colecci_n_green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/>
          <table:table-cell office:value-type="string" calcext:value-type="string">
            <text:p>colecci_n_red_rectangle_e_3</text:p>
          </table:table-cell>
          <table:table-cell table:number-columns-repeated="2"/>
          <table:table-cell office:value-type="string" calcext:value-type="string">
            <text:p>colecci_n_green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/>
          <table:table-cell office:value-type="string" calcext:value-type="string">
            <text:p>colecci_n_red_rectangle_s_1</text:p>
          </table:table-cell>
          <table:table-cell table:number-columns-repeated="2"/>
          <table:table-cell office:value-type="string" calcext:value-type="string">
            <text:p>colecci_n_green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/>
          <table:table-cell office:value-type="string" calcext:value-type="string">
            <text:p>colecci_n_red_rectangle_s_2</text:p>
          </table:table-cell>
          <table:table-cell table:number-columns-repeated="2"/>
          <table:table-cell office:value-type="string" calcext:value-type="string">
            <text:p>colecci_n_green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/>
          <table:table-cell office:value-type="string" calcext:value-type="string">
            <text:p>colecci_n_red_rectangle_s_3</text:p>
          </table:table-cell>
          <table:table-cell table:number-columns-repeated="2"/>
          <table:table-cell office:value-type="string" calcext:value-type="string">
            <text:p>colecci_n_green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/>
          <table:table-cell office:value-type="string" calcext:value-type="string">
            <text:p>colecci_n_blue_semicircle_1</text:p>
          </table:table-cell>
          <table:table-cell table:number-columns-repeated="2"/>
          <table:table-cell office:value-type="string" calcext:value-type="string">
            <text:p>colecci_n_orange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/>
          <table:table-cell office:value-type="string" calcext:value-type="string">
            <text:p>colecci_n_blue_semicircle_2</text:p>
          </table:table-cell>
          <table:table-cell table:number-columns-repeated="2"/>
          <table:table-cell office:value-type="string" calcext:value-type="string">
            <text:p>colecci_n_orange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/>
          <table:table-cell office:value-type="string" calcext:value-type="string">
            <text:p>colecci_n_blue_semicircle_3</text:p>
          </table:table-cell>
          <table:table-cell table:number-columns-repeated="2"/>
          <table:table-cell office:value-type="string" calcext:value-type="string">
            <text:p>colecci_n_orange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/>
          <table:table-cell office:value-type="string" calcext:value-type="string">
            <text:p>colecci_n_blue_semicircle_e_1</text:p>
          </table:table-cell>
          <table:table-cell table:number-columns-repeated="2"/>
          <table:table-cell office:value-type="string" calcext:value-type="string">
            <text:p>colecci_n_orange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green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/>
          <table:table-cell office:value-type="string" calcext:value-type="string">
            <text:p>colecci_n_blue_semicircle_e_2</text:p>
          </table:table-cell>
          <table:table-cell table:number-columns-repeated="2"/>
          <table:table-cell office:value-type="string" calcext:value-type="string">
            <text:p>colecci_n_orange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/>
          <table:table-cell office:value-type="string" calcext:value-type="string">
            <text:p>colecci_n_blue_semicircle_e_3</text:p>
          </table:table-cell>
          <table:table-cell table:number-columns-repeated="2"/>
          <table:table-cell office:value-type="string" calcext:value-type="string">
            <text:p>colecci_n_orange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/>
          <table:table-cell office:value-type="string" calcext:value-type="string">
            <text:p>colecci_n_blue_semicircle_s_1</text:p>
          </table:table-cell>
          <table:table-cell table:number-columns-repeated="2"/>
          <table:table-cell office:value-type="string" calcext:value-type="string">
            <text:p>colecci_n_orange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/>
          <table:table-cell office:value-type="string" calcext:value-type="string">
            <text:p>colecci_n_blue_semicircle_s_2</text:p>
          </table:table-cell>
          <table:table-cell table:number-columns-repeated="2"/>
          <table:table-cell office:value-type="string" calcext:value-type="string">
            <text:p>colecci_n_orange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/>
          <table:table-cell office:value-type="string" calcext:value-type="string">
            <text:p>colecci_n_blue_semicircle_s_3</text:p>
          </table:table-cell>
          <table:table-cell table:number-columns-repeated="2"/>
          <table:table-cell office:value-type="string" calcext:value-type="string">
            <text:p>colecci_n_orange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/>
          <table:table-cell office:value-type="string" calcext:value-type="string">
            <text:p>colecci_n_green_semicircle_1</text:p>
          </table:table-cell>
          <table:table-cell table:number-columns-repeated="2"/>
          <table:table-cell office:value-type="string" calcext:value-type="string">
            <text:p>colecci_n_orange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/>
          <table:table-cell office:value-type="string" calcext:value-type="string">
            <text:p>colecci_n_green_semicircle_2</text:p>
          </table:table-cell>
          <table:table-cell table:number-columns-repeated="2"/>
          <table:table-cell office:value-type="string" calcext:value-type="string">
            <text:p>colecci_n_orange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/>
          <table:table-cell office:value-type="string" calcext:value-type="string">
            <text:p>colecci_n_green_semicircle_3</text:p>
          </table:table-cell>
          <table:table-cell table:number-columns-repeated="2"/>
          <table:table-cell office:value-type="string" calcext:value-type="string">
            <text:p>colecci_n_orange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/>
          <table:table-cell office:value-type="string" calcext:value-type="string">
            <text:p>colecci_n_green_semicircle_e_1</text:p>
          </table:table-cell>
          <table:table-cell table:number-columns-repeated="2"/>
          <table:table-cell office:value-type="string" calcext:value-type="string">
            <text:p>colecci_n_orange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/>
          <table:table-cell office:value-type="string" calcext:value-type="string">
            <text:p>colecci_n_green_semicircle_e_2</text:p>
          </table:table-cell>
          <table:table-cell table:number-columns-repeated="2"/>
          <table:table-cell office:value-type="string" calcext:value-type="string">
            <text:p>colecci_n_orange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/>
          <table:table-cell office:value-type="string" calcext:value-type="string">
            <text:p>colecci_n_green_semicircle_e_3</text:p>
          </table:table-cell>
          <table:table-cell table:number-columns-repeated="2"/>
          <table:table-cell office:value-type="string" calcext:value-type="string">
            <text:p>colecci_n_orange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/>
          <table:table-cell office:value-type="string" calcext:value-type="string">
            <text:p>colecci_n_green_semicircle_s_1</text:p>
          </table:table-cell>
          <table:table-cell table:number-columns-repeated="2"/>
          <table:table-cell office:value-type="string" calcext:value-type="string">
            <text:p>colecci_n_orange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/>
          <table:table-cell office:value-type="string" calcext:value-type="string">
            <text:p>colecci_n_green_semicircle_s_2</text:p>
          </table:table-cell>
          <table:table-cell table:number-columns-repeated="2"/>
          <table:table-cell office:value-type="string" calcext:value-type="string">
            <text:p>colecci_n_orange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/>
          <table:table-cell office:value-type="string" calcext:value-type="string">
            <text:p>colecci_n_green_semicircle_s_3</text:p>
          </table:table-cell>
          <table:table-cell table:number-columns-repeated="2"/>
          <table:table-cell office:value-type="string" calcext:value-type="string">
            <text:p>colecci_n_orange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/>
          <table:table-cell office:value-type="string" calcext:value-type="string">
            <text:p>colecci_n_orange_semicircle_1</text:p>
          </table:table-cell>
          <table:table-cell table:number-columns-repeated="2"/>
          <table:table-cell office:value-type="string" calcext:value-type="string">
            <text:p>colecci_n_orange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/>
          <table:table-cell office:value-type="string" calcext:value-type="string">
            <text:p>colecci_n_orange_semicircle_2</text:p>
          </table:table-cell>
          <table:table-cell table:number-columns-repeated="2"/>
          <table:table-cell office:value-type="string" calcext:value-type="string">
            <text:p>colecci_n_orange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/>
          <table:table-cell office:value-type="string" calcext:value-type="string">
            <text:p>colecci_n_orange_semicircle_3</text:p>
          </table:table-cell>
          <table:table-cell table:number-columns-repeated="2"/>
          <table:table-cell office:value-type="string" calcext:value-type="string">
            <text:p>colecci_n_orange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/>
          <table:table-cell office:value-type="string" calcext:value-type="string">
            <text:p>colecci_n_orange_semicircle_e_1</text:p>
          </table:table-cell>
          <table:table-cell table:number-columns-repeated="2"/>
          <table:table-cell office:value-type="string" calcext:value-type="string">
            <text:p>colecci_n_orange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/>
          <table:table-cell office:value-type="string" calcext:value-type="string">
            <text:p>colecci_n_orange_semicircle_e_2</text:p>
          </table:table-cell>
          <table:table-cell table:number-columns-repeated="2"/>
          <table:table-cell office:value-type="string" calcext:value-type="string">
            <text:p>colecci_n_orange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/>
          <table:table-cell office:value-type="string" calcext:value-type="string">
            <text:p>colecci_n_orange_semicircle_e_3</text:p>
          </table:table-cell>
          <table:table-cell table:number-columns-repeated="2"/>
          <table:table-cell office:value-type="string" calcext:value-type="string">
            <text:p>colecci_n_orange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/>
          <table:table-cell office:value-type="string" calcext:value-type="string">
            <text:p>colecci_n_orange_semicircle_s_1</text:p>
          </table:table-cell>
          <table:table-cell table:number-columns-repeated="2"/>
          <table:table-cell office:value-type="string" calcext:value-type="string">
            <text:p>colecci_n_orange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/>
          <table:table-cell office:value-type="string" calcext:value-type="string">
            <text:p>colecci_n_orange_semicircle_s_2</text:p>
          </table:table-cell>
          <table:table-cell table:number-columns-repeated="2"/>
          <table:table-cell office:value-type="string" calcext:value-type="string">
            <text:p>colecci_n_orange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/>
          <table:table-cell office:value-type="string" calcext:value-type="string">
            <text:p>colecci_n_orange_semicircle_s_3</text:p>
          </table:table-cell>
          <table:table-cell table:number-columns-repeated="2"/>
          <table:table-cell office:value-type="string" calcext:value-type="string">
            <text:p>colecci_n_orange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/>
          <table:table-cell office:value-type="string" calcext:value-type="string">
            <text:p>colecci_n_red_semicircle_1</text:p>
          </table:table-cell>
          <table:table-cell table:number-columns-repeated="2"/>
          <table:table-cell office:value-type="string" calcext:value-type="string">
            <text:p>colecci_n_orange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/>
          <table:table-cell office:value-type="string" calcext:value-type="string">
            <text:p>colecci_n_red_semicircle_2</text:p>
          </table:table-cell>
          <table:table-cell table:number-columns-repeated="2"/>
          <table:table-cell office:value-type="string" calcext:value-type="string">
            <text:p>colecci_n_orange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/>
          <table:table-cell office:value-type="string" calcext:value-type="string">
            <text:p>colecci_n_red_semicircle_3</text:p>
          </table:table-cell>
          <table:table-cell table:number-columns-repeated="2"/>
          <table:table-cell office:value-type="string" calcext:value-type="string">
            <text:p>colecci_n_orange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/>
          <table:table-cell office:value-type="string" calcext:value-type="string">
            <text:p>colecci_n_red_semicircle_e_1</text:p>
          </table:table-cell>
          <table:table-cell table:number-columns-repeated="2"/>
          <table:table-cell office:value-type="string" calcext:value-type="string">
            <text:p>colecci_n_orange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/>
          <table:table-cell office:value-type="string" calcext:value-type="string">
            <text:p>colecci_n_red_semicircle_e_2</text:p>
          </table:table-cell>
          <table:table-cell table:number-columns-repeated="2"/>
          <table:table-cell office:value-type="string" calcext:value-type="string">
            <text:p>colecci_n_orange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/>
          <table:table-cell office:value-type="string" calcext:value-type="string">
            <text:p>colecci_n_red_semicircle_e_3</text:p>
          </table:table-cell>
          <table:table-cell table:number-columns-repeated="2"/>
          <table:table-cell office:value-type="string" calcext:value-type="string">
            <text:p>colecci_n_orange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/>
          <table:table-cell office:value-type="string" calcext:value-type="string">
            <text:p>colecci_n_red_semicircle_s_1</text:p>
          </table:table-cell>
          <table:table-cell table:number-columns-repeated="2"/>
          <table:table-cell office:value-type="string" calcext:value-type="string">
            <text:p>colecci_n_orange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/>
          <table:table-cell office:value-type="string" calcext:value-type="string">
            <text:p>colecci_n_red_semicircle_s_2</text:p>
          </table:table-cell>
          <table:table-cell table:number-columns-repeated="2"/>
          <table:table-cell office:value-type="string" calcext:value-type="string">
            <text:p>colecci_n_orange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/>
          <table:table-cell office:value-type="string" calcext:value-type="string">
            <text:p>colecci_n_red_semicircle_s_3</text:p>
          </table:table-cell>
          <table:table-cell table:number-columns-repeated="2"/>
          <table:table-cell office:value-type="string" calcext:value-type="string">
            <text:p>colecci_n_orange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/>
          <table:table-cell office:value-type="string" calcext:value-type="string">
            <text:p>colecci_n_blue_triangle_1</text:p>
          </table:table-cell>
          <table:table-cell table:number-columns-repeated="2"/>
          <table:table-cell office:value-type="string" calcext:value-type="string">
            <text:p>colecci_n_red_parallelogram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/>
          <table:table-cell office:value-type="string" calcext:value-type="string">
            <text:p>colecci_n_blue_triangle_2</text:p>
          </table:table-cell>
          <table:table-cell table:number-columns-repeated="2"/>
          <table:table-cell office:value-type="string" calcext:value-type="string">
            <text:p>colecci_n_red_parallelogram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/>
          <table:table-cell office:value-type="string" calcext:value-type="string">
            <text:p>colecci_n_blue_triangle_3</text:p>
          </table:table-cell>
          <table:table-cell table:number-columns-repeated="2"/>
          <table:table-cell office:value-type="string" calcext:value-type="string">
            <text:p>colecci_n_red_parallelogram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/>
          <table:table-cell office:value-type="string" calcext:value-type="string">
            <text:p>colecci_n_blue_triangle_e_1</text:p>
          </table:table-cell>
          <table:table-cell table:number-columns-repeated="2"/>
          <table:table-cell office:value-type="string" calcext:value-type="string">
            <text:p>colecci_n_red_parallelogram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orange_tri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/>
          <table:table-cell office:value-type="string" calcext:value-type="string">
            <text:p>colecci_n_blue_triangle_e_2</text:p>
          </table:table-cell>
          <table:table-cell table:number-columns-repeated="2"/>
          <table:table-cell office:value-type="string" calcext:value-type="string">
            <text:p>colecci_n_red_parallelogram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/>
          <table:table-cell office:value-type="string" calcext:value-type="string">
            <text:p>colecci_n_blue_triangle_e_3</text:p>
          </table:table-cell>
          <table:table-cell table:number-columns-repeated="2"/>
          <table:table-cell office:value-type="string" calcext:value-type="string">
            <text:p>colecci_n_red_parallelogram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/>
          <table:table-cell office:value-type="string" calcext:value-type="string">
            <text:p>colecci_n_blue_triangle_s_1</text:p>
          </table:table-cell>
          <table:table-cell table:number-columns-repeated="2"/>
          <table:table-cell office:value-type="string" calcext:value-type="string">
            <text:p>colecci_n_red_parallelogram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/>
          <table:table-cell office:value-type="string" calcext:value-type="string">
            <text:p>colecci_n_blue_triangle_s_2</text:p>
          </table:table-cell>
          <table:table-cell table:number-columns-repeated="2"/>
          <table:table-cell office:value-type="string" calcext:value-type="string">
            <text:p>colecci_n_red_parallelogram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/>
          <table:table-cell office:value-type="string" calcext:value-type="string">
            <text:p>colecci_n_blue_triangle_s_3</text:p>
          </table:table-cell>
          <table:table-cell table:number-columns-repeated="2"/>
          <table:table-cell office:value-type="string" calcext:value-type="string">
            <text:p>colecci_n_red_parallelogram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/>
          <table:table-cell office:value-type="string" calcext:value-type="string">
            <text:p>colecci_n_green_triangle_1</text:p>
          </table:table-cell>
          <table:table-cell table:number-columns-repeated="2"/>
          <table:table-cell office:value-type="string" calcext:value-type="string">
            <text:p>colecci_n_red_rect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/>
          <table:table-cell office:value-type="string" calcext:value-type="string">
            <text:p>colecci_n_green_triangle_2</text:p>
          </table:table-cell>
          <table:table-cell table:number-columns-repeated="2"/>
          <table:table-cell office:value-type="string" calcext:value-type="string">
            <text:p>colecci_n_red_rect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/>
          <table:table-cell office:value-type="string" calcext:value-type="string">
            <text:p>colecci_n_green_triangle_3</text:p>
          </table:table-cell>
          <table:table-cell table:number-columns-repeated="2"/>
          <table:table-cell office:value-type="string" calcext:value-type="string">
            <text:p>colecci_n_red_rect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/>
          <table:table-cell office:value-type="string" calcext:value-type="string">
            <text:p>colecci_n_green_triangle_e_1</text:p>
          </table:table-cell>
          <table:table-cell table:number-columns-repeated="2"/>
          <table:table-cell office:value-type="string" calcext:value-type="string">
            <text:p>colecci_n_red_rect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parallelogram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/>
          <table:table-cell office:value-type="string" calcext:value-type="string">
            <text:p>colecci_n_green_triangle_e_2</text:p>
          </table:table-cell>
          <table:table-cell table:number-columns-repeated="2"/>
          <table:table-cell office:value-type="string" calcext:value-type="string">
            <text:p>colecci_n_red_rect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/>
          <table:table-cell office:value-type="string" calcext:value-type="string">
            <text:p>colecci_n_green_triangle_e_3</text:p>
          </table:table-cell>
          <table:table-cell table:number-columns-repeated="2"/>
          <table:table-cell office:value-type="string" calcext:value-type="string">
            <text:p>colecci_n_red_rect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/>
          <table:table-cell office:value-type="string" calcext:value-type="string">
            <text:p>colecci_n_green_triangle_s_1</text:p>
          </table:table-cell>
          <table:table-cell table:number-columns-repeated="2"/>
          <table:table-cell office:value-type="string" calcext:value-type="string">
            <text:p>colecci_n_red_rect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/>
          <table:table-cell office:value-type="string" calcext:value-type="string">
            <text:p>colecci_n_green_triangle_s_2</text:p>
          </table:table-cell>
          <table:table-cell table:number-columns-repeated="2"/>
          <table:table-cell office:value-type="string" calcext:value-type="string">
            <text:p>colecci_n_red_rect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/>
          <table:table-cell office:value-type="string" calcext:value-type="string">
            <text:p>colecci_n_green_triangle_s_3</text:p>
          </table:table-cell>
          <table:table-cell table:number-columns-repeated="2"/>
          <table:table-cell office:value-type="string" calcext:value-type="string">
            <text:p>colecci_n_red_rect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/>
          <table:table-cell office:value-type="string" calcext:value-type="string">
            <text:p>colecci_n_orange_triangle_1</text:p>
          </table:table-cell>
          <table:table-cell table:number-columns-repeated="2"/>
          <table:table-cell office:value-type="string" calcext:value-type="string">
            <text:p>colecci_n_red_semicirc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/>
          <table:table-cell office:value-type="string" calcext:value-type="string">
            <text:p>colecci_n_orange_triangle_2</text:p>
          </table:table-cell>
          <table:table-cell table:number-columns-repeated="2"/>
          <table:table-cell office:value-type="string" calcext:value-type="string">
            <text:p>colecci_n_red_semicirc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/>
          <table:table-cell office:value-type="string" calcext:value-type="string">
            <text:p>colecci_n_orange_triangle_3</text:p>
          </table:table-cell>
          <table:table-cell table:number-columns-repeated="2"/>
          <table:table-cell office:value-type="string" calcext:value-type="string">
            <text:p>colecci_n_red_semicirc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/>
          <table:table-cell office:value-type="string" calcext:value-type="string">
            <text:p>colecci_n_orange_triangle_e_1</text:p>
          </table:table-cell>
          <table:table-cell table:number-columns-repeated="2"/>
          <table:table-cell office:value-type="string" calcext:value-type="string">
            <text:p>colecci_n_red_semicirc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rectang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/>
          <table:table-cell office:value-type="string" calcext:value-type="string">
            <text:p>colecci_n_orange_triangle_e_2</text:p>
          </table:table-cell>
          <table:table-cell table:number-columns-repeated="2"/>
          <table:table-cell office:value-type="string" calcext:value-type="string">
            <text:p>colecci_n_red_semicirc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/>
          <table:table-cell office:value-type="string" calcext:value-type="string">
            <text:p>colecci_n_orange_triangle_e_3</text:p>
          </table:table-cell>
          <table:table-cell table:number-columns-repeated="2"/>
          <table:table-cell office:value-type="string" calcext:value-type="string">
            <text:p>colecci_n_red_semicirc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/>
          <table:table-cell office:value-type="string" calcext:value-type="string">
            <text:p>colecci_n_orange_triangle_s_1</text:p>
          </table:table-cell>
          <table:table-cell table:number-columns-repeated="2"/>
          <table:table-cell office:value-type="string" calcext:value-type="string">
            <text:p>colecci_n_red_semicirc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/>
          <table:table-cell office:value-type="string" calcext:value-type="string">
            <text:p>colecci_n_orange_triangle_s_2</text:p>
          </table:table-cell>
          <table:table-cell table:number-columns-repeated="2"/>
          <table:table-cell office:value-type="string" calcext:value-type="string">
            <text:p>colecci_n_red_semicirc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/>
          <table:table-cell office:value-type="string" calcext:value-type="string">
            <text:p>colecci_n_orange_triangle_s_3</text:p>
          </table:table-cell>
          <table:table-cell table:number-columns-repeated="2"/>
          <table:table-cell office:value-type="string" calcext:value-type="string">
            <text:p>colecci_n_red_semicirc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/>
          <table:table-cell office:value-type="string" calcext:value-type="string">
            <text:p>colecci_n_red_triangle_1</text:p>
          </table:table-cell>
          <table:table-cell table:number-columns-repeated="2"/>
          <table:table-cell office:value-type="string" calcext:value-type="string">
            <text:p>colecci_n_red_triangl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/>
          <table:table-cell office:value-type="string" calcext:value-type="string">
            <text:p>colecci_n_red_triangle_2</text:p>
          </table:table-cell>
          <table:table-cell table:number-columns-repeated="2"/>
          <table:table-cell office:value-type="string" calcext:value-type="string">
            <text:p>colecci_n_red_triangl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/>
          <table:table-cell office:value-type="string" calcext:value-type="string">
            <text:p>colecci_n_red_triangle_3</text:p>
          </table:table-cell>
          <table:table-cell table:number-columns-repeated="2"/>
          <table:table-cell office:value-type="string" calcext:value-type="string">
            <text:p>colecci_n_red_triangl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/>
          <table:table-cell office:value-type="string" calcext:value-type="string">
            <text:p>colecci_n_red_triangle_e_1</text:p>
          </table:table-cell>
          <table:table-cell table:number-columns-repeated="2"/>
          <table:table-cell office:value-type="string" calcext:value-type="string">
            <text:p>colecci_n_red_triangle_e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semicircle_s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/>
          <table:table-cell office:value-type="string" calcext:value-type="string">
            <text:p>colecci_n_red_triangle_e_2</text:p>
          </table:table-cell>
          <table:table-cell table:number-columns-repeated="2"/>
          <table:table-cell office:value-type="string" calcext:value-type="string">
            <text:p>colecci_n_red_triangle_e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/>
          <table:table-cell office:value-type="string" calcext:value-type="string">
            <text:p>colecci_n_red_triangle_e_3</text:p>
          </table:table-cell>
          <table:table-cell table:number-columns-repeated="2"/>
          <table:table-cell office:value-type="string" calcext:value-type="string">
            <text:p>colecci_n_red_triangle_e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2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/>
          <table:table-cell office:value-type="string" calcext:value-type="string">
            <text:p>colecci_n_red_triangle_s_1</text:p>
          </table:table-cell>
          <table:table-cell table:number-columns-repeated="2"/>
          <table:table-cell office:value-type="string" calcext:value-type="string">
            <text:p>colecci_n_red_triangle_s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3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/>
          <table:table-cell office:value-type="string" calcext:value-type="string">
            <text:p>colecci_n_red_triangle_s_2</text:p>
          </table:table-cell>
          <table:table-cell table:number-columns-repeated="2"/>
          <table:table-cell office:value-type="string" calcext:value-type="string">
            <text:p>colecci_n_red_triangle_s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1.png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)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/>
          <table:table-cell office:value-type="string" calcext:value-type="string">
            <text:p>colecci_n_red_triangle_s_3</text:p>
          </table:table-cell>
          <table:table-cell table:number-columns-repeated="2"/>
          <table:table-cell office:value-type="string" calcext:value-type="string">
            <text:p>colecci_n_red_triangle_s_3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2.png</text:p>
          </table:table-cell>
          <table:table-cell table:number-columns-repeated="118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list_diagram</text:p>
          </table:table-cell>
          <table:table-cell table:number-columns-repeated="4"/>
          <table:table-cell office:value-type="string" calcext:value-type="string">
            <text:p>coleccion_class_list_diagram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e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class_overview.xml</text:p>
          </table:table-cell>
          <table:table-cell table:number-columns-repeated="4"/>
          <table:table-cell office:value-type="string" calcext:value-type="string">
            <text:p>coleccion_class_overview.xml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1</text:p>
          </table:table-cell>
          <table:table-cell table:number-columns-repeated="4"/>
          <table:table-cell office:value-type="string" calcext:value-type="string">
            <text:p>coleccion_icon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icon_2</text:p>
          </table:table-cell>
          <table:table-cell table:number-columns-repeated="4"/>
          <table:table-cell office:value-type="string" calcext:value-type="string">
            <text:p>coleccion_icon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_n_red_triangle_s_3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eccion_logo_i</text:p>
          </table:table-cell>
          <table:table-cell table:number-columns-repeated="4"/>
          <table:table-cell office:value-type="string" calcext:value-type="string">
            <text:p>coleccion_logo_i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list_diagram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1</text:p>
          </table:table-cell>
          <table:table-cell table:number-columns-repeated="4"/>
          <table:table-cell office:value-type="string" calcext:value-type="string">
            <text:p>collection_logo_1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class_overview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collection_logo_2</text:p>
          </table:table-cell>
          <table:table-cell table:number-columns-repeated="4"/>
          <table:table-cell office:value-type="string" calcext:value-type="string">
            <text:p>collection_logo_2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ark_clouds_of_rho_ophiuchus</text:p>
          </table:table-cell>
          <table:table-cell table:number-columns-repeated="4"/>
          <table:table-cell office:value-type="string" calcext:value-type="string">
            <text:p>dark_clouds_of_rho_ophiuchus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icon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digital_rain.gif</text:p>
          </table:table-cell>
          <table:table-cell table:number-columns-repeated="4"/>
          <table:table-cell office:value-type="string" calcext:value-type="string">
            <text:p>digital_rain.gif</text:p>
          </table:table-cell>
          <table:table-cell table:number-columns-repeated="9"/>
          <table:table-cell office:value-type="string" calcext:value-type="string">
            <text:p>/home/cronus/GitHub/Coleccion_Android/app/src/main/res/drawable/coleccion_logo_i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gameimg1</text:p>
          </table:table-cell>
          <table:table-cell table:number-columns-repeated="4"/>
          <table:table-cell office:value-type="string" calcext:value-type="string">
            <text:p>gameimg1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tn2</text:p>
          </table:table-cell>
          <table:table-cell table:number-columns-repeated="4"/>
          <table:table-cell office:value-type="string" calcext:value-type="string">
            <text:p>helpbtn2</text:p>
          </table:table-cell>
          <table:table-cell table:number-columns-repeated="9"/>
          <table:table-cell office:value-type="string" calcext:value-type="string">
            <text:p>/home/cronus/GitHub/Coleccion_Android/app/src/main/res/drawable/collection_logo_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elpbutton</text:p>
          </table:table-cell>
          <table:table-cell table:number-columns-repeated="4"/>
          <table:table-cell office:value-type="string" calcext:value-type="string">
            <text:p>helpbutton</text:p>
          </table:table-cell>
          <table:table-cell table:number-columns-repeated="9"/>
          <table:table-cell office:value-type="string" calcext:value-type="string">
            <text:p>/home/cronus/GitHub/Coleccion_Android/app/src/main/res/drawable/dark_clouds_of_rho_ophiuchu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highscorebtn2</text:p>
          </table:table-cell>
          <table:table-cell table:number-columns-repeated="4"/>
          <table:table-cell office:value-type="string" calcext:value-type="string">
            <text:p>highscorebtn2</text:p>
          </table:table-cell>
          <table:table-cell table:number-columns-repeated="9"/>
          <table:table-cell office:value-type="string" calcext:value-type="string">
            <text:p>/home/cronus/GitHub/Coleccion_Android/app/src/main/res/drawable/digital_rai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background.xml</text:p>
          </table:table-cell>
          <table:table-cell table:number-columns-repeated="4"/>
          <table:table-cell office:value-type="string" calcext:value-type="string">
            <text:p>ic_launcher_back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game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ic_launcher_foreground.xml</text:p>
          </table:table-cell>
          <table:table-cell table:number-columns-repeated="4"/>
          <table:table-cell office:value-type="string" calcext:value-type="string">
            <text:p>ic_launcher_foreground.xml</text:p>
          </table:table-cell>
          <table:table-cell table:number-columns-repeated="9"/>
          <table:table-cell office:value-type="string" calcext:value-type="string">
            <text:p>/home/cronus/GitHub/Coleccion_Android/app/src/main/res/drawable/help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mainmenuimg1</text:p>
          </table:table-cell>
          <table:table-cell table:number-columns-repeated="4"/>
          <table:table-cell office:value-type="string" calcext:value-type="string">
            <text:p>mainmenuimg1</text:p>
          </table:table-cell>
          <table:table-cell table:number-columns-repeated="9"/>
          <table:table-cell office:value-type="string" calcext:value-type="string">
            <text:p>/home/cronus/GitHub/Coleccion_Android/app/src/main/res/drawable/help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newgamebtn2</text:p>
          </table:table-cell>
          <table:table-cell table:number-columns-repeated="4"/>
          <table:table-cell office:value-type="string" calcext:value-type="string">
            <text:p>newgamebtn2</text:p>
          </table:table-cell>
          <table:table-cell table:number-columns-repeated="9"/>
          <table:table-cell office:value-type="string" calcext:value-type="string">
            <text:p>/home/cronus/GitHub/Coleccion_Android/app/src/main/res/drawable/highscor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pauseicon</text:p>
          </table:table-cell>
          <table:table-cell table:number-columns-repeated="4"/>
          <table:table-cell office:value-type="string" calcext:value-type="string">
            <text:p>pauseicon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back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estion_mark_uno</text:p>
          </table:table-cell>
          <table:table-cell table:number-columns-repeated="4"/>
          <table:table-cell office:value-type="string" calcext:value-type="string">
            <text:p>question_mark_uno</text:p>
          </table:table-cell>
          <table:table-cell table:number-columns-repeated="9"/>
          <table:table-cell office:value-type="string" calcext:value-type="string">
            <text:p>/home/cronus/GitHub/Coleccion_Android/app/src/main/res/drawable/ic_launcher_foreground.xml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quitbutton</text:p>
          </table:table-cell>
          <table:table-cell table:number-columns-repeated="4"/>
          <table:table-cell office:value-type="string" calcext:value-type="string">
            <text:p>quitbutton</text:p>
          </table:table-cell>
          <table:table-cell table:number-columns-repeated="9"/>
          <table:table-cell office:value-type="string" calcext:value-type="string">
            <text:p>/home/cronus/GitHub/Coleccion_Android/app/src/main/res/drawable/mainmenuimg1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resumebutton</text:p>
          </table:table-cell>
          <table:table-cell table:number-columns-repeated="4"/>
          <table:table-cell office:value-type="string" calcext:value-type="string">
            <text:p>resumebutton</text:p>
          </table:table-cell>
          <table:table-cell table:number-columns-repeated="9"/>
          <table:table-cell office:value-type="string" calcext:value-type="string">
            <text:p>/home/cronus/GitHub/Coleccion_Android/app/src/main/res/drawable/newgame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oreicon</text:p>
          </table:table-cell>
          <table:table-cell table:number-columns-repeated="4"/>
          <table:table-cell office:value-type="string" calcext:value-type="string">
            <text:p>scoreicon</text:p>
          </table:table-cell>
          <table:table-cell table:number-columns-repeated="9"/>
          <table:table-cell office:value-type="string" calcext:value-type="string">
            <text:p>/home/cronus/GitHub/Coleccion_Android/app/src/main/res/drawable/paus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creensaver_solarwinds</text:p>
          </table:table-cell>
          <table:table-cell table:number-columns-repeated="4"/>
          <table:table-cell office:value-type="string" calcext:value-type="string">
            <text:p>screensaver_solarwinds</text:p>
          </table:table-cell>
          <table:table-cell table:number-columns-repeated="9"/>
          <table:table-cell office:value-type="string" calcext:value-type="string">
            <text:p>/home/cronus/GitHub/Coleccion_Android/app/src/main/res/drawable/question_mark_uno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ettingsbtn2</text:p>
          </table:table-cell>
          <table:table-cell table:number-columns-repeated="4"/>
          <table:table-cell office:value-type="string" calcext:value-type="string">
            <text:p>settingsbtn2</text:p>
          </table:table-cell>
          <table:table-cell table:number-columns-repeated="9"/>
          <table:table-cell office:value-type="string" calcext:value-type="string">
            <text:p>/home/cronus/GitHub/Coleccion_Android/app/src/main/res/drawable/quit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outh_oregon_coast_18499357.jpeg</text:p>
          </table:table-cell>
          <table:table-cell table:number-columns-repeated="4"/>
          <table:table-cell office:value-type="string" calcext:value-type="string">
            <text:p>south_oregon_coast_18499357.jpeg</text:p>
          </table:table-cell>
          <table:table-cell table:number-columns-repeated="9"/>
          <table:table-cell office:value-type="string" calcext:value-type="string">
            <text:p>/home/cronus/GitHub/Coleccion_Android/app/src/main/res/drawable/resumebutt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.gif</text:p>
          </table:table-cell>
          <table:table-cell table:number-columns-repeated="4"/>
          <table:table-cell office:value-type="string" calcext:value-type="string">
            <text:p>starfieldsimulation.gif</text:p>
          </table:table-cell>
          <table:table-cell table:number-columns-repeated="9"/>
          <table:table-cell office:value-type="string" calcext:value-type="string">
            <text:p>/home/cronus/GitHub/Coleccion_Android/app/src/main/res/drawable/score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tarfieldsimulation_rotate.gif</text:p>
          </table:table-cell>
          <table:table-cell table:number-columns-repeated="4"/>
          <table:table-cell office:value-type="string" calcext:value-type="string">
            <text:p>starfieldsimulation_rotate.gif</text:p>
          </table:table-cell>
          <table:table-cell table:number-columns-repeated="9"/>
          <table:table-cell office:value-type="string" calcext:value-type="string">
            <text:p>/home/cronus/GitHub/Coleccion_Android/app/src/main/res/drawable/screensaver_solarwinds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unset_with_birds</text:p>
          </table:table-cell>
          <table:table-cell table:number-columns-repeated="4"/>
          <table:table-cell office:value-type="string" calcext:value-type="string">
            <text:p>sunset_with_birds</text:p>
          </table:table-cell>
          <table:table-cell table:number-columns-repeated="9"/>
          <table:table-cell office:value-type="string" calcext:value-type="string">
            <text:p>/home/cronus/GitHub/Coleccion_Android/app/src/main/res/drawable/settingsbtn2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swan_scroll_art_1</text:p>
          </table:table-cell>
          <table:table-cell table:number-columns-repeated="4"/>
          <table:table-cell office:value-type="string" calcext:value-type="string">
            <text:p>swan_scroll_art_1</text:p>
          </table:table-cell>
          <table:table-cell table:number-columns-repeated="9"/>
          <table:table-cell office:value-type="string" calcext:value-type="string">
            <text:p>/home/cronus/GitHub/Coleccion_Android/app/src/main/res/drawable/south_oregon_coast_18499357.jpe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imericon</text:p>
          </table:table-cell>
          <table:table-cell table:number-columns-repeated="4"/>
          <table:table-cell office:value-type="string" calcext:value-type="string">
            <text:p>timericon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ain_mountains_winter</text:p>
          </table:table-cell>
          <table:table-cell table:number-columns-repeated="4"/>
          <table:table-cell office:value-type="string" calcext:value-type="string">
            <text:p>train_mountains_winter</text:p>
          </table:table-cell>
          <table:table-cell table:number-columns-repeated="9"/>
          <table:table-cell office:value-type="string" calcext:value-type="string">
            <text:p>/home/cronus/GitHub/Coleccion_Android/app/src/main/res/drawable/starfieldsimulation_rotate.gif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trees_and_mountains_and_clouds_and_sky</text:p>
          </table:table-cell>
          <table:table-cell table:number-columns-repeated="4"/>
          <table:table-cell office:value-type="string" calcext:value-type="string">
            <text:p>trees_and_mountains_and_clouds_and_sky</text:p>
          </table:table-cell>
          <table:table-cell table:number-columns-repeated="9"/>
          <table:table-cell office:value-type="string" calcext:value-type="string">
            <text:p>/home/cronus/GitHub/Coleccion_Android/app/src/main/res/drawable/sunset_with_birds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ukrainelandscape</text:p>
          </table:table-cell>
          <table:table-cell table:number-columns-repeated="4"/>
          <table:table-cell office:value-type="string" calcext:value-type="string">
            <text:p>ukrainelandscape</text:p>
          </table:table-cell>
          <table:table-cell table:number-columns-repeated="9"/>
          <table:table-cell office:value-type="string" calcext:value-type="string">
            <text:p>/home/cronus/GitHub/Coleccion_Android/app/src/main/res/drawable/swan_scroll_art_1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</text:p>
          </table:table-cell>
          <table:table-cell table:number-columns-repeated="9"/>
          <table:table-cell office:value-type="string" calcext:value-type="string">
            <text:p>van_gogh_starry_night</text:p>
          </table:table-cell>
          <table:table-cell table:number-columns-repeated="4"/>
          <table:table-cell office:value-type="string" calcext:value-type="string">
            <text:p>van_gogh_starry_night</text:p>
          </table:table-cell>
          <table:table-cell table:number-columns-repeated="9"/>
          <table:table-cell office:value-type="string" calcext:value-type="string">
            <text:p>/home/cronus/GitHub/Coleccion_Android/app/src/main/res/drawable/timericon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ain_mountains_winter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trees_and_mountains_and_clouds_and_sky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ukrainelandscape.pn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</text:p>
          </table:table-cell>
          <table:table-cell table:number-columns-repeated="24"/>
          <table:table-cell office:value-type="string" calcext:value-type="string">
            <text:p>/home/cronus/GitHub/Coleccion_Android/app/src/main/res/drawable/van_gogh_starry_night.jpg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office:value-type="string" calcext:value-type="string">
            <text:p>cards.add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</text:p>
          </table:table-cell>
          <table:table-cell table:number-columns-repeated="142"/>
        </table:table-row>
        <table:table-row table:style-name="ro1">
          <table:table-cell table:number-columns-repeated="14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parallelogram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rect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semicirc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blu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green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orange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e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1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2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R.drawable.</text:p>
          </table:table-cell>
          <table:table-cell office:value-type="string" calcext:value-type="string">
            <text:p>colecci_n_red_triangle_s_3</text:p>
          </table:table-cell>
          <table:table-cell office:value-type="string" calcext:value-type="string">
            <text:p>)</text:p>
          </table:table-cell>
          <table:table-cell table:number-columns-repeated="135"/>
        </table:table-row>
        <table:table-row table:style-name="ro1" table:number-rows-repeated="17">
          <table:table-cell table:number-columns-repeated="145"/>
        </table:table-row>
        <table:table-row table:style-name="ro1">
          <table:table-cell/>
          <table:table-cell office:value-type="string" calcext:value-type="string">
            <text:p>bP1, </text:p>
          </table:table-cell>
          <table:table-cell office:value-type="string" calcext:value-type="string">
            <text:p>bP2, </text:p>
          </table:table-cell>
          <table:table-cell office:value-type="string" calcext:value-type="string">
            <text:p>bP3, </text:p>
          </table:table-cell>
          <table:table-cell office:value-type="string" calcext:value-type="string">
            <text:p>bPE1, </text:p>
          </table:table-cell>
          <table:table-cell office:value-type="string" calcext:value-type="string">
            <text:p>bPE2, </text:p>
          </table:table-cell>
          <table:table-cell office:value-type="string" calcext:value-type="string">
            <text:p>bPE3, </text:p>
          </table:table-cell>
          <table:table-cell office:value-type="string" calcext:value-type="string">
            <text:p>bPS1, </text:p>
          </table:table-cell>
          <table:table-cell office:value-type="string" calcext:value-type="string">
            <text:p>bPS2, </text:p>
          </table:table-cell>
          <table:table-cell office:value-type="string" calcext:value-type="string">
            <text:p>bPS3, </text:p>
          </table:table-cell>
          <table:table-cell office:value-type="string" calcext:value-type="string">
            <text:p>gP1, </text:p>
          </table:table-cell>
          <table:table-cell office:value-type="string" calcext:value-type="string">
            <text:p>gP2, </text:p>
          </table:table-cell>
          <table:table-cell office:value-type="string" calcext:value-type="string">
            <text:p>gP3, </text:p>
          </table:table-cell>
          <table:table-cell office:value-type="string" calcext:value-type="string">
            <text:p>gPE1, </text:p>
          </table:table-cell>
          <table:table-cell office:value-type="string" calcext:value-type="string">
            <text:p>gPE2, </text:p>
          </table:table-cell>
          <table:table-cell office:value-type="string" calcext:value-type="string">
            <text:p>gPE3, </text:p>
          </table:table-cell>
          <table:table-cell office:value-type="string" calcext:value-type="string">
            <text:p>gPS1, </text:p>
          </table:table-cell>
          <table:table-cell office:value-type="string" calcext:value-type="string">
            <text:p>gPS2, </text:p>
          </table:table-cell>
          <table:table-cell office:value-type="string" calcext:value-type="string">
            <text:p>gPS3, </text:p>
          </table:table-cell>
          <table:table-cell office:value-type="string" calcext:value-type="string">
            <text:p>oP1, </text:p>
          </table:table-cell>
          <table:table-cell office:value-type="string" calcext:value-type="string">
            <text:p>oP2, </text:p>
          </table:table-cell>
          <table:table-cell office:value-type="string" calcext:value-type="string">
            <text:p>oP3, </text:p>
          </table:table-cell>
          <table:table-cell office:value-type="string" calcext:value-type="string">
            <text:p>oPE1, </text:p>
          </table:table-cell>
          <table:table-cell office:value-type="string" calcext:value-type="string">
            <text:p>oPE2, </text:p>
          </table:table-cell>
          <table:table-cell office:value-type="string" calcext:value-type="string">
            <text:p>oPE3, </text:p>
          </table:table-cell>
          <table:table-cell office:value-type="string" calcext:value-type="string">
            <text:p>oPS1, </text:p>
          </table:table-cell>
          <table:table-cell office:value-type="string" calcext:value-type="string">
            <text:p>oPS2, </text:p>
          </table:table-cell>
          <table:table-cell office:value-type="string" calcext:value-type="string">
            <text:p>oPS3, </text:p>
          </table:table-cell>
          <table:table-cell office:value-type="string" calcext:value-type="string">
            <text:p>rP1, </text:p>
          </table:table-cell>
          <table:table-cell office:value-type="string" calcext:value-type="string">
            <text:p>rP2, </text:p>
          </table:table-cell>
          <table:table-cell office:value-type="string" calcext:value-type="string">
            <text:p>rP3, </text:p>
          </table:table-cell>
          <table:table-cell office:value-type="string" calcext:value-type="string">
            <text:p>rPE1, </text:p>
          </table:table-cell>
          <table:table-cell office:value-type="string" calcext:value-type="string">
            <text:p>rPE2, </text:p>
          </table:table-cell>
          <table:table-cell office:value-type="string" calcext:value-type="string">
            <text:p>rPE3, </text:p>
          </table:table-cell>
          <table:table-cell office:value-type="string" calcext:value-type="string">
            <text:p>rPS1, </text:p>
          </table:table-cell>
          <table:table-cell office:value-type="string" calcext:value-type="string">
            <text:p>rPS2, </text:p>
          </table:table-cell>
          <table:table-cell office:value-type="string" calcext:value-type="string">
            <text:p>rPS3, </text:p>
          </table:table-cell>
          <table:table-cell office:value-type="string" calcext:value-type="string">
            <text:p>bR1, </text:p>
          </table:table-cell>
          <table:table-cell office:value-type="string" calcext:value-type="string">
            <text:p>bR2, </text:p>
          </table:table-cell>
          <table:table-cell office:value-type="string" calcext:value-type="string">
            <text:p>bR3, </text:p>
          </table:table-cell>
          <table:table-cell office:value-type="string" calcext:value-type="string">
            <text:p>bRE1, </text:p>
          </table:table-cell>
          <table:table-cell office:value-type="string" calcext:value-type="string">
            <text:p>bRE2, </text:p>
          </table:table-cell>
          <table:table-cell office:value-type="string" calcext:value-type="string">
            <text:p>bRE3, </text:p>
          </table:table-cell>
          <table:table-cell office:value-type="string" calcext:value-type="string">
            <text:p>bRS1, </text:p>
          </table:table-cell>
          <table:table-cell office:value-type="string" calcext:value-type="string">
            <text:p>bRS2, </text:p>
          </table:table-cell>
          <table:table-cell office:value-type="string" calcext:value-type="string">
            <text:p>bRS3, </text:p>
          </table:table-cell>
          <table:table-cell office:value-type="string" calcext:value-type="string">
            <text:p>gR1, </text:p>
          </table:table-cell>
          <table:table-cell office:value-type="string" calcext:value-type="string">
            <text:p>gR2, </text:p>
          </table:table-cell>
          <table:table-cell office:value-type="string" calcext:value-type="string">
            <text:p>gR3, </text:p>
          </table:table-cell>
          <table:table-cell office:value-type="string" calcext:value-type="string">
            <text:p>gRE1, </text:p>
          </table:table-cell>
          <table:table-cell office:value-type="string" calcext:value-type="string">
            <text:p>gRE2, </text:p>
          </table:table-cell>
          <table:table-cell office:value-type="string" calcext:value-type="string">
            <text:p>gRE3, </text:p>
          </table:table-cell>
          <table:table-cell office:value-type="string" calcext:value-type="string">
            <text:p>gRS1, </text:p>
          </table:table-cell>
          <table:table-cell office:value-type="string" calcext:value-type="string">
            <text:p>gRS2, </text:p>
          </table:table-cell>
          <table:table-cell office:value-type="string" calcext:value-type="string">
            <text:p>gRS3, </text:p>
          </table:table-cell>
          <table:table-cell office:value-type="string" calcext:value-type="string">
            <text:p>oR1, </text:p>
          </table:table-cell>
          <table:table-cell office:value-type="string" calcext:value-type="string">
            <text:p>oR2, </text:p>
          </table:table-cell>
          <table:table-cell office:value-type="string" calcext:value-type="string">
            <text:p>oR3, </text:p>
          </table:table-cell>
          <table:table-cell office:value-type="string" calcext:value-type="string">
            <text:p>oRE1, </text:p>
          </table:table-cell>
          <table:table-cell office:value-type="string" calcext:value-type="string">
            <text:p>oRE2, </text:p>
          </table:table-cell>
          <table:table-cell office:value-type="string" calcext:value-type="string">
            <text:p>oRE3, </text:p>
          </table:table-cell>
          <table:table-cell office:value-type="string" calcext:value-type="string">
            <text:p>oRS1, </text:p>
          </table:table-cell>
          <table:table-cell office:value-type="string" calcext:value-type="string">
            <text:p>oRS2, </text:p>
          </table:table-cell>
          <table:table-cell office:value-type="string" calcext:value-type="string">
            <text:p>oRS3, </text:p>
          </table:table-cell>
          <table:table-cell office:value-type="string" calcext:value-type="string">
            <text:p>rR1, </text:p>
          </table:table-cell>
          <table:table-cell office:value-type="string" calcext:value-type="string">
            <text:p>rR2, </text:p>
          </table:table-cell>
          <table:table-cell office:value-type="string" calcext:value-type="string">
            <text:p>rR3, </text:p>
          </table:table-cell>
          <table:table-cell office:value-type="string" calcext:value-type="string">
            <text:p>rRE1, </text:p>
          </table:table-cell>
          <table:table-cell office:value-type="string" calcext:value-type="string">
            <text:p>rRE2, </text:p>
          </table:table-cell>
          <table:table-cell office:value-type="string" calcext:value-type="string">
            <text:p>rRE3, </text:p>
          </table:table-cell>
          <table:table-cell office:value-type="string" calcext:value-type="string">
            <text:p>rRS1, </text:p>
          </table:table-cell>
          <table:table-cell office:value-type="string" calcext:value-type="string">
            <text:p>rRS2, </text:p>
          </table:table-cell>
          <table:table-cell office:value-type="string" calcext:value-type="string">
            <text:p>rRS3, </text:p>
          </table:table-cell>
          <table:table-cell office:value-type="string" calcext:value-type="string">
            <text:p>bS1, </text:p>
          </table:table-cell>
          <table:table-cell office:value-type="string" calcext:value-type="string">
            <text:p>bS2, </text:p>
          </table:table-cell>
          <table:table-cell office:value-type="string" calcext:value-type="string">
            <text:p>bS3, </text:p>
          </table:table-cell>
          <table:table-cell office:value-type="string" calcext:value-type="string">
            <text:p>bSE1, </text:p>
          </table:table-cell>
          <table:table-cell office:value-type="string" calcext:value-type="string">
            <text:p>bSE2, </text:p>
          </table:table-cell>
          <table:table-cell office:value-type="string" calcext:value-type="string">
            <text:p>bSE3, </text:p>
          </table:table-cell>
          <table:table-cell office:value-type="string" calcext:value-type="string">
            <text:p>bSS1, </text:p>
          </table:table-cell>
          <table:table-cell office:value-type="string" calcext:value-type="string">
            <text:p>bSS2, </text:p>
          </table:table-cell>
          <table:table-cell office:value-type="string" calcext:value-type="string">
            <text:p>bSS3, </text:p>
          </table:table-cell>
          <table:table-cell office:value-type="string" calcext:value-type="string">
            <text:p>gS1, </text:p>
          </table:table-cell>
          <table:table-cell office:value-type="string" calcext:value-type="string">
            <text:p>gS2, </text:p>
          </table:table-cell>
          <table:table-cell office:value-type="string" calcext:value-type="string">
            <text:p>gS3, </text:p>
          </table:table-cell>
          <table:table-cell office:value-type="string" calcext:value-type="string">
            <text:p>gSE1, </text:p>
          </table:table-cell>
          <table:table-cell office:value-type="string" calcext:value-type="string">
            <text:p>gSE2, </text:p>
          </table:table-cell>
          <table:table-cell office:value-type="string" calcext:value-type="string">
            <text:p>gSE3, </text:p>
          </table:table-cell>
          <table:table-cell office:value-type="string" calcext:value-type="string">
            <text:p>gSS1, </text:p>
          </table:table-cell>
          <table:table-cell office:value-type="string" calcext:value-type="string">
            <text:p>gSS2, </text:p>
          </table:table-cell>
          <table:table-cell office:value-type="string" calcext:value-type="string">
            <text:p>gSS3, </text:p>
          </table:table-cell>
          <table:table-cell office:value-type="string" calcext:value-type="string">
            <text:p>oS1, </text:p>
          </table:table-cell>
          <table:table-cell office:value-type="string" calcext:value-type="string">
            <text:p>oS2, </text:p>
          </table:table-cell>
          <table:table-cell office:value-type="string" calcext:value-type="string">
            <text:p>oS3, </text:p>
          </table:table-cell>
          <table:table-cell office:value-type="string" calcext:value-type="string">
            <text:p>oSE1, </text:p>
          </table:table-cell>
          <table:table-cell office:value-type="string" calcext:value-type="string">
            <text:p>oSE2, </text:p>
          </table:table-cell>
          <table:table-cell office:value-type="string" calcext:value-type="string">
            <text:p>oSE3, </text:p>
          </table:table-cell>
          <table:table-cell office:value-type="string" calcext:value-type="string">
            <text:p>oSS1, </text:p>
          </table:table-cell>
          <table:table-cell office:value-type="string" calcext:value-type="string">
            <text:p>oSS2, </text:p>
          </table:table-cell>
          <table:table-cell office:value-type="string" calcext:value-type="string">
            <text:p>oSS3, </text:p>
          </table:table-cell>
          <table:table-cell office:value-type="string" calcext:value-type="string">
            <text:p>rS1, </text:p>
          </table:table-cell>
          <table:table-cell office:value-type="string" calcext:value-type="string">
            <text:p>rS2, </text:p>
          </table:table-cell>
          <table:table-cell office:value-type="string" calcext:value-type="string">
            <text:p>rS3, </text:p>
          </table:table-cell>
          <table:table-cell office:value-type="string" calcext:value-type="string">
            <text:p>rSE1, </text:p>
          </table:table-cell>
          <table:table-cell office:value-type="string" calcext:value-type="string">
            <text:p>rSE2, </text:p>
          </table:table-cell>
          <table:table-cell office:value-type="string" calcext:value-type="string">
            <text:p>rSE3, </text:p>
          </table:table-cell>
          <table:table-cell office:value-type="string" calcext:value-type="string">
            <text:p>rSS1, </text:p>
          </table:table-cell>
          <table:table-cell office:value-type="string" calcext:value-type="string">
            <text:p>rSS2, </text:p>
          </table:table-cell>
          <table:table-cell office:value-type="string" calcext:value-type="string">
            <text:p>rSS3, </text:p>
          </table:table-cell>
          <table:table-cell office:value-type="string" calcext:value-type="string">
            <text:p>bT1, </text:p>
          </table:table-cell>
          <table:table-cell office:value-type="string" calcext:value-type="string">
            <text:p>bT2, </text:p>
          </table:table-cell>
          <table:table-cell office:value-type="string" calcext:value-type="string">
            <text:p>bT3, </text:p>
          </table:table-cell>
          <table:table-cell office:value-type="string" calcext:value-type="string">
            <text:p>bTE1, </text:p>
          </table:table-cell>
          <table:table-cell office:value-type="string" calcext:value-type="string">
            <text:p>bTE2, </text:p>
          </table:table-cell>
          <table:table-cell office:value-type="string" calcext:value-type="string">
            <text:p>bTE3, </text:p>
          </table:table-cell>
          <table:table-cell office:value-type="string" calcext:value-type="string">
            <text:p>bTS1, </text:p>
          </table:table-cell>
          <table:table-cell office:value-type="string" calcext:value-type="string">
            <text:p>bTS2, </text:p>
          </table:table-cell>
          <table:table-cell office:value-type="string" calcext:value-type="string">
            <text:p>bTS3, </text:p>
          </table:table-cell>
          <table:table-cell office:value-type="string" calcext:value-type="string">
            <text:p>gT1, </text:p>
          </table:table-cell>
          <table:table-cell office:value-type="string" calcext:value-type="string">
            <text:p>gT2, </text:p>
          </table:table-cell>
          <table:table-cell office:value-type="string" calcext:value-type="string">
            <text:p>gT3, </text:p>
          </table:table-cell>
          <table:table-cell office:value-type="string" calcext:value-type="string">
            <text:p>gTE1, </text:p>
          </table:table-cell>
          <table:table-cell office:value-type="string" calcext:value-type="string">
            <text:p>gTE2, </text:p>
          </table:table-cell>
          <table:table-cell office:value-type="string" calcext:value-type="string">
            <text:p>gTE3, </text:p>
          </table:table-cell>
          <table:table-cell office:value-type="string" calcext:value-type="string">
            <text:p>gTS1, </text:p>
          </table:table-cell>
          <table:table-cell office:value-type="string" calcext:value-type="string">
            <text:p>gTS2, </text:p>
          </table:table-cell>
          <table:table-cell office:value-type="string" calcext:value-type="string">
            <text:p>gTS3, </text:p>
          </table:table-cell>
          <table:table-cell office:value-type="string" calcext:value-type="string">
            <text:p>oT1, </text:p>
          </table:table-cell>
          <table:table-cell office:value-type="string" calcext:value-type="string">
            <text:p>oT2, </text:p>
          </table:table-cell>
          <table:table-cell office:value-type="string" calcext:value-type="string">
            <text:p>oT3, </text:p>
          </table:table-cell>
          <table:table-cell office:value-type="string" calcext:value-type="string">
            <text:p>oTE1, </text:p>
          </table:table-cell>
          <table:table-cell office:value-type="string" calcext:value-type="string">
            <text:p>oTE2, </text:p>
          </table:table-cell>
          <table:table-cell office:value-type="string" calcext:value-type="string">
            <text:p>oTE3, </text:p>
          </table:table-cell>
          <table:table-cell office:value-type="string" calcext:value-type="string">
            <text:p>oTS1, </text:p>
          </table:table-cell>
          <table:table-cell office:value-type="string" calcext:value-type="string">
            <text:p>oTS2, </text:p>
          </table:table-cell>
          <table:table-cell office:value-type="string" calcext:value-type="string">
            <text:p>oTS3, </text:p>
          </table:table-cell>
          <table:table-cell office:value-type="string" calcext:value-type="string">
            <text:p>rT1, </text:p>
          </table:table-cell>
          <table:table-cell office:value-type="string" calcext:value-type="string">
            <text:p>rT2, </text:p>
          </table:table-cell>
          <table:table-cell office:value-type="string" calcext:value-type="string">
            <text:p>rT3, </text:p>
          </table:table-cell>
          <table:table-cell office:value-type="string" calcext:value-type="string">
            <text:p>rTE1, </text:p>
          </table:table-cell>
          <table:table-cell office:value-type="string" calcext:value-type="string">
            <text:p>rTE2, </text:p>
          </table:table-cell>
          <table:table-cell office:value-type="string" calcext:value-type="string">
            <text:p>rTE3, </text:p>
          </table:table-cell>
          <table:table-cell office:value-type="string" calcext:value-type="string">
            <text:p>rTS1, </text:p>
          </table:table-cell>
          <table:table-cell office:value-type="string" calcext:value-type="string">
            <text:p>rTS2, </text:p>
          </table:table-cell>
          <table:table-cell office:value-type="string" calcext:value-type="string">
            <text:p>rTS3</text:p>
          </table:table-cell>
        </table:table-row>
      </table:table>
      <table:named-expressions/>
      <table:database-ranges>
        <table:database-range table:name="__Anonymous_Sheet_DB__5" table:target-range-address="Sheet8.B452:Sheet8.EO4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12:01:20.8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5:15:16.566000000</meta:creation-date>
    <dc:date>2023-10-26T11:57:12.344000000</dc:date>
    <meta:editing-duration>P2DT6H47M9S</meta:editing-duration>
    <meta:editing-cycles>28</meta:editing-cycles>
    <meta:generator>LibreOffice/7.6.2.1$Windows_X86_64 LibreOffice_project/56f7684011345957bbf33a7ee678afaf4d2ba333</meta:generator>
    <meta:document-statistic meta:table-count="6" meta:cell-count="13550" meta:object-count="0"/>
  </office:meta>
</office:document-meta>
</file>